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6" manifest:media-type=""/>
  <manifest:file-entry manifest:full-path="Versions/Version15" manifest:media-type=""/>
  <manifest:file-entry manifest:full-path="Versions/Version14" manifest:media-type=""/>
  <manifest:file-entry manifest:full-path="Versions/Version9" manifest:media-type=""/>
  <manifest:file-entry manifest:full-path="Versions/Version8" manifest:media-type=""/>
  <manifest:file-entry manifest:full-path="Versions/Version12" manifest:media-type=""/>
  <manifest:file-entry manifest:full-path="Versions/Version6" manifest:media-type=""/>
  <manifest:file-entry manifest:full-path="Versions/Version7" manifest:media-type=""/>
  <manifest:file-entry manifest:full-path="Versions/Version5" manifest:media-type=""/>
  <manifest:file-entry manifest:full-path="Versions/Version4" manifest:media-type=""/>
  <manifest:file-entry manifest:full-path="Versions/Version3" manifest:media-type=""/>
  <manifest:file-entry manifest:full-path="Versions/Version13" manifest:media-type=""/>
  <manifest:file-entry manifest:full-path="Versions/Version11" manifest:media-type=""/>
  <manifest:file-entry manifest:full-path="Versions/Version2" manifest:media-type=""/>
  <manifest:file-entry manifest:full-path="Versions/Version10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明朝" svg:font-family="'ＭＳ 明朝'" style:font-family-generic="roman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8.044cm"/>
    </style:style>
    <style:style style:name="co27" style:family="table-column">
      <style:table-column-properties fo:break-before="auto" style:column-width="0.956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0.22cm"/>
    </style:style>
    <style:style style:name="co11" style:family="table-column">
      <style:table-column-properties fo:break-before="auto" style:column-width="0.487cm"/>
    </style:style>
    <style:style style:name="co10" style:family="table-column">
      <style:table-column-properties fo:break-before="auto" style:column-width="0.473cm"/>
    </style:style>
    <style:style style:name="co30" style:family="table-column">
      <style:table-column-properties fo:break-before="auto" style:column-width="0.27cm"/>
    </style:style>
    <style:style style:name="co9" style:family="table-column">
      <style:table-column-properties fo:break-before="auto" style:column-width="29.06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553cm"/>
    </style:style>
    <style:style style:name="co14" style:family="table-column">
      <style:table-column-properties fo:break-before="auto" style:column-width="1.727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0.441cm"/>
    </style:style>
    <style:style style:name="co17" style:family="table-column">
      <style:table-column-properties fo:break-before="auto" style:column-width="0.85cm"/>
    </style:style>
    <style:style style:name="co18" style:family="table-column">
      <style:table-column-properties fo:break-before="auto" style:column-width="0.785cm"/>
    </style:style>
    <style:style style:name="co19" style:family="table-column">
      <style:table-column-properties fo:break-before="auto" style:column-width="1.071cm"/>
    </style:style>
    <style:style style:name="co20" style:family="table-column">
      <style:table-column-properties fo:break-before="auto" style:column-width="0.921cm"/>
    </style:style>
    <style:style style:name="co21" style:family="table-column">
      <style:table-column-properties fo:break-before="auto" style:column-width="0.93cm"/>
    </style:style>
    <style:style style:name="co22" style:family="table-column">
      <style:table-column-properties fo:break-before="auto" style:column-width="0.905cm"/>
    </style:style>
    <style:style style:name="co23" style:family="table-column">
      <style:table-column-properties fo:break-before="auto" style:column-width="0.536cm"/>
    </style:style>
    <style:style style:name="co24" style:family="table-column">
      <style:table-column-properties fo:break-before="auto" style:column-width="0.476cm"/>
    </style:style>
    <style:style style:name="co25" style:family="table-column">
      <style:table-column-properties fo:break-before="auto" style:column-width="0.619cm"/>
    </style:style>
    <style:style style:name="co26" style:family="table-column">
      <style:table-column-properties fo:break-before="auto" style:column-width="0.757cm"/>
    </style:style>
    <style:style style:name="co31" style:family="table-column">
      <style:table-column-properties fo:break-before="auto" style:column-width="0.898cm"/>
    </style:style>
    <style:style style:name="co32" style:family="table-column">
      <style:table-column-properties fo:break-before="auto" style:column-width="0.882cm"/>
    </style:style>
    <style:style style:name="co33" style:family="table-column">
      <style:table-column-properties fo:break-before="auto" style:column-width="1.431cm"/>
    </style:style>
    <style:style style:name="co34" style:family="table-column">
      <style:table-column-properties fo:break-before="auto" style:column-width="1.573cm"/>
    </style:style>
    <style:style style:name="co35" style:family="table-column">
      <style:table-column-properties fo:break-before="auto" style:column-width="1.669cm"/>
    </style:style>
    <style:style style:name="co36" style:family="table-column">
      <style:table-column-properties fo:break-before="auto" style:column-width="0.499cm"/>
    </style:style>
    <style:style style:name="co37" style:family="table-column">
      <style:table-column-properties fo:break-before="auto" style:column-width="2.058cm"/>
    </style:style>
    <style:style style:name="ro3" style:family="table-row">
      <style:table-row-properties style:row-height="20.094cm" fo:break-before="auto" style:use-optimal-row-height="false"/>
    </style:style>
    <style:style style:name="ro12" style:family="table-row">
      <style:table-row-properties style:row-height="1.425cm" fo:break-before="auto" style:use-optimal-row-height="fals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0.2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8.586cm" fo:break-before="auto" style:use-optimal-row-height="false"/>
    </style:style>
    <style:style style:name="ro8" style:family="table-row">
      <style:table-row-properties style:row-height="0.247cm" fo:break-before="auto" style:use-optimal-row-height="false"/>
    </style:style>
    <style:style style:name="ro9" style:family="table-row">
      <style:table-row-properties style:row-height="0.21cm" fo:break-before="auto" style:use-optimal-row-height="false"/>
    </style:style>
    <style:style style:name="ro10" style:family="table-row">
      <style:table-row-properties style:row-height="0.222cm" fo:break-before="auto" style:use-optimal-row-height="false"/>
    </style:style>
    <style:style style:name="ro11" style:family="table-row">
      <style:table-row-properties style:row-height="0.161cm" fo:break-before="auto" style:use-optimal-row-height="false"/>
    </style:style>
    <style:style style:name="ro15" style:family="table-row">
      <style:table-row-properties style:row-height="0.235cm" fo:break-before="auto" style:use-optimal-row-height="false"/>
    </style:style>
    <style:style style:name="ro16" style:family="table-row">
      <style:table-row-properties style:row-height="0.15cm" fo:break-before="auto" style:use-optimal-row-height="false"/>
    </style:style>
    <style:style style:name="ro17" style:family="table-row">
      <style:table-row-properties style:row-height="0.198cm" fo:break-before="auto" style:use-optimal-row-height="false"/>
    </style:style>
    <style:style style:name="ro18" style:family="table-row">
      <style:table-row-properties style:row-height="0.4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.706cm"/>
      <style:text-properties style:text-position="" fo:font-size="18pt" style:font-name-asian="メイリオ" style:font-size-asian="18pt" style:font-size-complex="18pt"/>
    </style:style>
    <style:style style:name="ce100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01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02" style:family="table-cell" style:parent-style-name="Default">
      <style:table-cell-properties fo:border="none" style:vertical-align="middle"/>
      <style:text-properties style:text-position="" style:font-name="メイリオ" fo:font-size="3.5pt" style:font-name-asian="メイリオ" style:font-size-asian="3.5pt" style:font-size-complex="3.5pt"/>
    </style:style>
    <style:style style:name="ce103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text-position="" style:font-name="メイリオ" fo:font-size="4.5pt" style:font-name-asian="メイリオ" style:font-size-asian="4.5pt" style:font-size-complex="4.5pt"/>
    </style:style>
    <style:style style:name="ce10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10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0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2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3" style:family="table-cell" style:parent-style-name="Default">
      <style:table-cell-properties fo:border-bottom="none" fo:background-color="#dddddd" fo:border-left="none" fo:border-right="none" fo:border-top="0.74pt solid #000000"/>
      <style:text-properties style:text-position="" style:font-name="メイリオ" fo:font-size="4.5pt" style:font-name-asian="メイリオ" style:font-size-asian="4.5pt" style:font-size-complex="4.5pt"/>
    </style:style>
    <style:style style:name="ce11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115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1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1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2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124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text-position="" style:font-name="メイリオ" fo:font-size="4.5pt" style:font-name-asian="メイリオ" style:font-size-asian="4.5pt" style:font-size-complex="4.5pt"/>
    </style:style>
    <style:style style:name="ce12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126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7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29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1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2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3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134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35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36" style:family="table-cell" style:parent-style-name="Default">
      <style:table-cell-properties fo:border-bottom="none" fo:background-color="#dddddd" fo:border-left="none" fo:border-right="none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3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38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3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0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4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text-position="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44" style:family="table-cell" style:parent-style-name="Default">
      <style:table-cell-properties fo:border-bottom="none" fo:background-color="#dddddd" fo:border-left="none" fo:border-right="none" fo:border-top="0.99pt solid #000000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4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Times New Roman" fo:font-size="4pt" fo:language="none" fo:country="none" style:font-name-asian="メイリオ" style:font-size-asian="4pt" style:language-asian="none" style:country-asian="none" style:font-size-complex="4pt"/>
    </style:style>
    <style:style style:name="ce14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Times New Roman" fo:font-size="4pt" fo:language="none" fo:country="none" style:font-name-asian="メイリオ" style:font-size-asian="4pt" style:language-asian="none" style:country-asian="none" style:font-size-complex="4pt"/>
    </style:style>
    <style:style style:name="ce14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14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4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text-position="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150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cm"/>
      <style:text-properties style:text-position="" style:font-name="メイリオ" fo:font-size="4.5pt" style:font-name-asian="メイリオ" style:font-size-asian="4.5pt" style:font-size-complex="4.5pt"/>
    </style:style>
    <style:style style:name="ce15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15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53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54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55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15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57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158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59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text-position="" style:font-name="メイリオ" fo:font-size="4.5pt" style:font-name-asian="メイリオ" style:font-size-asian="4.5pt" style:font-size-complex="4.5pt"/>
    </style:style>
    <style:style style:name="ce160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text-position="" style:font-name="メイリオ" fo:font-size="4.5pt" style:font-name-asian="メイリオ" style:font-size-asian="4.5pt" style:font-size-complex="4.5pt"/>
    </style:style>
    <style:style style:name="ce161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text-position="" style:font-name="メイリオ" fo:font-size="4.5pt" style:font-name-asian="メイリオ" style:font-size-asian="4.5pt" style:font-size-complex="4.5pt"/>
    </style:style>
    <style:style style:name="ce16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163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text-position="" style:font-name="メイリオ" fo:font-size="4.5pt" style:font-name-asian="メイリオ" style:font-size-asian="4.5pt" style:font-size-complex="4.5pt"/>
    </style:style>
    <style:style style:name="ce164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text-position="" style:font-name="メイリオ" fo:font-size="4.5pt" style:font-name-asian="メイリオ" style:font-size-asian="4.5pt" style:font-size-complex="4.5pt"/>
    </style:style>
    <style:style style:name="ce165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66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67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text-position="" style:font-name="メイリオ" fo:font-size="4.5pt" style:font-name-asian="メイリオ" style:font-size-asian="4.5pt" style:font-size-complex="4.5pt"/>
    </style:style>
    <style:style style:name="ce168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69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70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7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72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7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174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7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17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/>
    </style:style>
    <style:style style:name="ce17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text-position=""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17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179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text-position=""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18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text-position=""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181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82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83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84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text-position="" style:font-name="メイリオ" fo:font-size="4.5pt" style:font-name-asian="メイリオ" style:font-size-asian="4.5pt" style:font-name-complex="Arial Unicode MS" style:font-size-complex="4.5pt"/>
    </style:style>
    <style:style style:name="ce185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86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87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88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89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190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text-position=""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19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192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193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194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195" style:family="table-cell" style:parent-style-name="Default">
      <style:text-properties style:text-position="" style:font-name="メイリオ" fo:font-size="4pt" style:font-name-asian="メイリオ" style:font-size-asian="4pt" style:font-size-complex="4pt"/>
    </style:style>
    <style:style style:name="ce19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197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19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199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0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20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02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0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04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205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text-position="" style:font-name="メイリオ" fo:font-size="4.5pt" style:font-name-asian="メイリオ" style:font-size-asian="4.5pt" style:font-size-complex="4.5pt"/>
    </style:style>
    <style:style style:name="ce20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207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0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20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10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11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12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13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14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15" style:family="table-cell" style:parent-style-name="Default">
      <style:table-cell-properties fo:background-color="transparent" fo:border="none"/>
      <style:text-properties style:text-position="" style:font-name="メイリオ" fo:font-size="4.5pt" style:font-name-asian="メイリオ" style:font-size-asian="4.5pt" style:font-size-complex="4.5pt"/>
    </style:style>
    <style:style style:name="ce216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217" style:family="table-cell" style:parent-style-name="Default">
      <style:table-cell-properties fo:background-color="transparent" fo:border="none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218" style:family="table-cell" style:parent-style-name="Default">
      <style:table-cell-properties fo:background-color="transparent" fo:border="none"/>
      <style:text-properties style:text-position="" style:font-name="メイリオ" fo:font-size="4pt" style:font-name-asian="メイリオ" style:font-size-asian="4pt" style:font-size-complex="4pt"/>
    </style:style>
    <style:style style:name="ce219" style:family="table-cell" style:parent-style-name="Default">
      <style:text-properties style:text-position="" fo:font-size="4.5pt" style:font-size-asian="4.5pt" style:font-size-complex="4.5pt"/>
    </style:style>
    <style:style style:name="ce22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6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27" style:family="table-cell" style:parent-style-name="Default">
      <style:table-cell-properties fo:border="none"/>
      <style:text-properties style:text-position="" style:font-name="メイリオ" fo:font-size="4pt" style:font-name-asian="メイリオ" style:font-size-asian="4pt" style:font-size-complex="4pt"/>
    </style:style>
    <style:style style:name="ce30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31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32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36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44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45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46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50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text-position="" style:font-name="メイリオ" fo:font-size="4pt" style:font-name-asian="メイリオ" style:font-size-asian="4pt" style:font-size-complex="4pt"/>
    </style:style>
    <style:style style:name="ce82" style:family="table-cell" style:parent-style-name="Default">
      <style:text-properties style:text-position="" fo:font-size="4pt" style:font-size-asian="4pt" style:font-size-complex="4pt"/>
    </style:style>
    <style:style style:name="ce84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text-position="" style:font-name="メイリオ" fo:font-size="4.5pt" style:font-name-asian="メイリオ" style:font-size-asian="4.5pt" style:font-size-complex="4.5pt"/>
    </style:style>
    <style:style style:name="ce8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cm"/>
      <style:text-properties style:text-position="" style:font-name="メイリオ" fo:font-size="4.5pt" style:font-name-asian="メイリオ" style:font-size-asian="4.5pt" style:font-size-complex="4.5pt"/>
    </style:style>
    <style:style style:name="ce86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text-position="" style:font-name="メイリオ" fo:font-size="4.5pt" style:font-name-asian="メイリオ" style:font-size-asian="4.5pt" style:font-size-complex="4.5pt"/>
    </style:style>
    <style:style style:name="ce87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text-position="" style:font-name="メイリオ" fo:font-size="4.5pt" style:font-name-asian="メイリオ" style:font-size-asian="4.5pt" style:font-size-complex="4.5pt"/>
    </style:style>
    <style:style style:name="ce88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text-position="" style:font-name="メイリオ" fo:font-size="4.5pt" style:font-name-asian="メイリオ" style:font-size-asian="4.5pt" style:font-size-complex="4.5pt"/>
    </style:style>
    <style:style style:name="ce89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text-position="" style:font-name="メイリオ" fo:font-size="4.5pt" style:font-name-asian="メイリオ" style:font-size-asian="4.5pt" style:font-size-complex="4.5pt"/>
    </style:style>
    <style:style style:name="ce90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text-position="" style:font-name="メイリオ" fo:font-size="4.5pt" style:font-name-asian="メイリオ" style:font-size-asian="4.5pt" style:font-size-complex="4.5pt"/>
    </style:style>
    <style:style style:name="ce91" style:family="table-cell" style:parent-style-name="Default">
      <style:table-cell-properties style:glyph-orientation-vertical="auto" fo:background-color="transparent" fo:border="none" style:direction="ttb" style:vertical-align="top"/>
      <style:text-properties style:text-position="" style:font-name="メイリオ" fo:font-size="4.5pt" style:font-name-asian="メイリオ" style:font-size-asian="4.5pt" style:font-size-complex="4.5pt"/>
    </style:style>
    <style:style style:name="ce92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text-position="" style:font-name="メイリオ" fo:font-size="4.5pt" style:font-name-asian="メイリオ" style:font-size-asian="4.5pt" style:font-size-complex="4.5pt"/>
    </style:style>
    <style:style style:name="ce93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cm"/>
      <style:text-properties style:text-position="" style:font-name="メイリオ" fo:font-size="4pt" style:font-name-asian="メイリオ" style:font-size-asian="4pt" style:font-size-complex="4pt"/>
    </style:style>
    <style:style style:name="ce94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text-position="" style:font-name="メイリオ" fo:font-size="4pt" style:font-name-asian="メイリオ" style:font-size-asian="4pt" style:font-size-complex="4pt"/>
    </style:style>
    <style:style style:name="ce95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text-position="" style:font-name="メイリオ" fo:font-size="4pt" style:font-name-asian="メイリオ" style:font-size-asian="4pt" style:font-size-complex="4pt"/>
    </style:style>
    <style:style style:name="ce96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4pt" style:font-name-asian="メイリオ" style:font-size-asian="4pt" style:font-size-complex="4pt"/>
    </style:style>
    <style:style style:name="ce97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4pt" style:font-name-asian="メイリオ" style:font-size-asian="4pt" style:font-size-complex="4pt"/>
    </style:style>
    <style:style style:name="ce98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99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text-position="" style:font-name="メイリオ" fo:font-size="4pt" style:font-name-asian="メイリオ" style:font-size-asian="4pt" style:font-name-complex="Arial Unicode MS" style:font-size-complex="4pt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1" style:family="table-cell" style:parent-style-name="Default">
      <style:table-cell-properties style:text-align-source="fix" style:repeat-content="false" style:vertical-align="top"/>
      <style:paragraph-properties fo:text-align="start" fo:margin-left="0.706cm"/>
      <style:text-properties fo:font-size="18pt" style:font-name-asian="メイリオ" style:font-size-asian="18pt" style:font-size-complex="18pt"/>
    </style:style>
    <style:style style:name="ce25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99pt solid #000000" style:vertical-align="middle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25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middle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254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255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56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74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257" style:family="table-cell" style:parent-style-name="Default">
      <style:table-cell-properties style:glyph-orientation-vertical="auto" fo:border-bottom="0.26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258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99pt solid #000000" style:direction="ttb" fo:border-right="0.74pt solid #000000" fo:border-top="0.26pt solid #000000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259" style:family="table-cell" style:parent-style-name="Default">
      <style:table-cell-properties style:glyph-orientation-vertical="auto" style:text-align-source="fix" style:repeat-content="false" fo:background-color="transparent" fo:border="none" style:direction="ttb"/>
      <style:paragraph-properties fo:text-align="end" fo:margin-left="0cm"/>
      <style:text-properties style:font-name="メイリオ" fo:font-size="4pt" style:font-name-asian="メイリオ" style:font-size-asian="4pt" style:font-size-complex="4pt"/>
    </style:style>
    <style:style style:name="ce260" style:family="table-cell" style:parent-style-name="Default">
      <style:table-cell-properties fo:border-bottom="0.26pt solid #000000" fo:border-left="0.74pt solid #000000" fo:border-right="0.74pt solid #000000" fo:border-top="0.74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261" style:family="table-cell" style:parent-style-name="Default">
      <style:table-cell-properties fo:border-bottom="0.26pt solid #000000" fo:border-left="0.74pt solid #000000" fo:border-right="0.74pt solid #000000" fo:border-top="0.26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262" style:family="table-cell" style:parent-style-name="Default">
      <style:table-cell-properties fo:border-bottom="0.74pt solid #000000" fo:border-left="0.74pt solid #000000" fo:border-right="0.74pt solid #000000" fo:border-top="0.26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263" style:family="table-cell" style:parent-style-name="Default">
      <style:table-cell-properties fo:border="0.74pt solid #000000" style:vertical-align="middle"/>
      <style:text-properties style:font-name="メイリオ" fo:font-size="3.5pt" style:font-name-asian="メイリオ" style:font-size-asian="3.5pt" style:font-size-complex="3.5pt"/>
    </style:style>
    <style:style style:name="ce264" style:family="table-cell" style:parent-style-name="Default">
      <style:table-cell-properties style:vertical-align="middle"/>
      <style:text-properties style:font-name="メイリオ" fo:font-size="3.5pt" style:font-name-asian="メイリオ" style:font-size-asian="3.5pt" style:font-size-complex="3.5pt"/>
    </style:style>
    <style:style style:name="ce265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266" style:family="table-cell" style:parent-style-name="Default">
      <style:table-cell-properties fo:background-color="#dddddd" fo:border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267" style:family="table-cell" style:parent-style-name="Default" style:data-style-name="N111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68" style:family="table-cell" style:parent-style-name="Default" style:data-style-name="N100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69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0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1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2" style:family="table-cell" style:parent-style-name="Default">
      <style:table-cell-properties fo:border-bottom="none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3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4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5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6" style:family="table-cell" style:parent-style-name="Default">
      <style:table-cell-properties fo:border="none"/>
      <style:text-properties style:font-name="メイリオ" fo:font-size="4pt" style:font-name-asian="メイリオ" style:font-size-asian="4pt" style:font-size-complex="4pt"/>
    </style:style>
    <style:style style:name="ce277" style:family="table-cell" style:parent-style-name="Default" style:data-style-name="N111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78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79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80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81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82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83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84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85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86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287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288" style:family="table-cell" style:parent-style-name="Default">
      <style:table-cell-properties fo:border-bottom="none" fo:border-left="0.26pt solid #000000" fo:border-right="0.26pt solid #000000" fo:border-top="none"/>
      <style:text-properties fo:font-size="4pt" style:font-size-asian="4pt" style:font-size-complex="4pt"/>
    </style:style>
    <style:style style:name="ce289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90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291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292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293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94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95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96" style:family="table-cell" style:parent-style-name="Default">
      <style:table-cell-properties fo:border-bottom="none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97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98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299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0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301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302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3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5" style:family="table-cell" style:parent-style-name="Default">
      <style:table-cell-properties fo:border-bottom="none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6" style:family="table-cell" style:parent-style-name="Default">
      <style:table-cell-properties fo:border-bottom="0.26pt solid #000000" style:text-align-source="fix" style:repeat-content="false" fo:border-left="0.74pt solid #000000" fo:border-right="0.74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8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09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10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11" style:family="table-cell" style:parent-style-name="Default">
      <style:table-cell-properties fo:border-bottom="0.74pt solid #000000" fo:background-color="#dddddd" fo:border-left="0.74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312" style:family="table-cell" style:parent-style-name="Default">
      <style:table-cell-properties fo:background-color="#dddddd" fo:border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313" style:family="table-cell" style:parent-style-name="Default">
      <style:table-cell-properties fo:border-bottom="0.74pt solid #000000" fo:background-color="#dddddd" fo:border-left="0.26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314" style:family="table-cell" style:parent-style-name="Default">
      <style:table-cell-properties fo:border-bottom="0.74pt solid #000000" fo:background-color="#dddddd" fo:border-left="0.26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315" style:family="table-cell" style:parent-style-name="Default">
      <style:table-cell-properties fo:border-bottom="0.74pt solid #000000" fo:background-color="#dddddd" fo:border-left="0.26pt solid #000000" fo:border-right="0.74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316" style:family="table-cell" style:parent-style-name="Default">
      <style:table-cell-properties fo:border-bottom="0.74pt solid #000000" fo:background-color="#dddddd" fo:border-left="0.26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317" style:family="table-cell" style:parent-style-name="Default">
      <style:table-cell-properties fo:border-bottom="0.74pt solid #000000" fo:background-color="#dddddd" fo:border-left="0.74pt solid #000000" fo:border-right="0.26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318" style:family="table-cell" style:parent-style-name="Default">
      <style:table-cell-properties fo:border-bottom="0.74pt solid #000000" fo:background-color="#dddddd" fo:border-left="0.74pt solid #000000" fo:border-right="0.26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319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320" style:family="table-cell" style:parent-style-name="Default">
      <style:table-cell-properties fo:border-bottom="0.74pt solid #000000" fo:background-color="#dddddd" fo:border-left="0.74pt solid #000000" fo:border-right="0.99pt solid #000000" fo:border-top="0.99pt solid #000000" style:vertical-align="middle"/>
      <style:text-properties style:font-name="メイリオ" fo:font-size="4pt" style:font-name-asian="メイリオ" style:font-size-asian="4pt" style:font-size-complex="4pt"/>
    </style:style>
    <style:style style:name="ce321" style:family="table-cell" style:parent-style-name="Default">
      <style:table-cell-properties fo:border-bottom="0.74pt solid #000000" fo:background-color="#dddddd" fo:border-left="0.74pt solid #000000" fo:border-right="0.99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322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3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4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5" style:family="table-cell" style:parent-style-name="Default">
      <style:table-cell-properties fo:border-bottom="none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6" style:family="table-cell" style:parent-style-name="Default">
      <style:table-cell-properties fo:border-bottom="0.26pt solid #000000" fo:border-left="0.74pt solid #000000" fo:border-right="0.99pt solid #000000" fo:border-top="0.26pt solid #000000"/>
      <style:text-properties fo:font-size="4pt" style:font-size-asian="4pt" style:font-size-complex="4pt"/>
    </style:style>
    <style:style style:name="ce327" style:family="table-cell" style:parent-style-name="Default">
      <style:table-cell-properties fo:border-bottom="0.26pt solid #000000" style:text-align-source="fix" style:repeat-content="false" fo:border-left="0.74pt solid #000000" fo:border-right="0.99pt solid #000000" fo:border-top="0.99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8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29" style:family="table-cell" style:parent-style-name="Default">
      <style:table-cell-properties fo:border-bottom="0.99pt solid #000000" style:text-align-source="fix" style:repeat-content="false" fo:border-left="0.74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330" style:family="table-cell" style:parent-style-name="Default">
      <style:table-cell-properties fo:background-color="transparent"/>
      <style:text-properties fo:font-size="4pt" style:font-size-asian="4pt" style:font-size-complex="4pt"/>
    </style:style>
    <style:style style:name="ce331" style:family="table-cell" style:parent-style-name="Default">
      <style:text-properties fo:font-size="4pt" style:font-size-asian="4pt" style:font-size-complex="4pt"/>
    </style:style>
    <style:style style:name="ce332" style:family="table-cell" style:parent-style-name="Default">
      <style:table-cell-properties fo:background-color="transparent" fo:border="none" style:vertical-align="middle"/>
      <style:text-properties style:font-name="メイリオ" fo:font-size="4pt" style:font-name-asian="メイリオ" style:font-size-asian="4pt" style:font-size-complex="4pt"/>
    </style:style>
    <style:style style:name="ce333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0.99pt solid #000000" style:vertical-align="top"/>
      <style:text-properties style:font-name="メイリオ" fo:font-size="4.5pt" style:font-name-asian="メイリオ" style:font-size-asian="4.5pt" style:font-size-complex="4.5pt"/>
    </style:style>
    <style:style style:name="ce33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99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.5pt" style:font-name-asian="メイリオ" style:font-size-asian="4.5pt" style:font-size-complex="4.5pt"/>
    </style:style>
    <style:style style:name="ce335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4.5pt" style:font-name-asian="メイリオ" style:font-size-asian="4.5pt" style:font-size-complex="4.5pt"/>
    </style:style>
    <style:style style:name="ce336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use-window-font-color="true" style:font-name="メイリオ" fo:font-size="4.5pt" style:font-name-asian="メイリオ" style:font-size-asian="4.5pt" style:font-size-complex="4.5pt"/>
    </style:style>
    <style:style style:name="ce337" style:family="table-cell" style:parent-style-name="Default">
      <style:table-cell-properties style:glyph-orientation-vertical="auto" fo:border-bottom="none" fo:background-color="#dddddd" fo:border-left="0.99pt solid #000000" style:direction="ttb" fo:border-right="0.74pt solid #000000" fo:border-top="none" style:vertical-align="top"/>
      <style:text-properties style:font-name="メイリオ" fo:font-size="4.5pt" style:font-name-asian="メイリオ" style:font-size-asian="4.5pt" style:font-size-complex="4.5pt"/>
    </style:style>
    <style:style style:name="ce338" style:family="table-cell" style:parent-style-name="Default">
      <style:table-cell-properties style:glyph-orientation-vertical="auto" fo:border-bottom="0.74pt solid #000000" fo:background-color="#dddddd" fo:border-left="0.99pt solid #000000" style:direction="ttb" fo:border-right="0.74pt solid #000000" fo:border-top="none" style:vertical-align="top"/>
      <style:text-properties style:font-name="メイリオ" fo:font-size="4.5pt" style:font-name-asian="メイリオ" style:font-size-asian="4.5pt" style:font-size-complex="4.5pt"/>
    </style:style>
    <style:style style:name="ce339" style:family="table-cell" style:parent-style-name="Default">
      <style:table-cell-properties style:glyph-orientation-vertical="auto" fo:border-bottom="0.99pt solid #000000" fo:background-color="#dddddd" fo:border-left="0.99pt solid #000000" style:direction="ttb" fo:border-right="0.74pt solid #000000" fo:border-top="0.74pt solid #000000" style:vertical-align="top"/>
      <style:text-properties style:font-name="メイリオ" fo:font-size="4.5pt" style:font-name-asian="メイリオ" style:font-size-asian="4.5pt" style:font-size-complex="4.5pt"/>
    </style:style>
    <style:style style:name="ce340" style:family="table-cell" style:parent-style-name="Default">
      <style:table-cell-properties style:glyph-orientation-vertical="auto" fo:background-color="transparent" fo:border="none" style:direction="ttb" style:vertical-align="top"/>
      <style:text-properties style:font-name="メイリオ" fo:font-size="4.5pt" style:font-name-asian="メイリオ" style:font-size-asian="4.5pt" style:font-size-complex="4.5pt"/>
    </style:style>
    <style:style style:name="ce341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342" style:family="table-cell" style:parent-style-name="Default">
      <style:table-cell-properties style:glyph-orientation-vertical="0" fo:background-color="#dddddd" style:text-align-source="fix" style:repeat-content="false" fo:border="0.74pt solid #000000" style:direction="ttb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343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size-complex="4pt"/>
    </style:style>
    <style:style style:name="ce344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use-window-font-color="true" style:font-name="メイリオ" fo:font-size="4pt" style:font-name-asian="メイリオ" style:font-size-asian="4pt" style:font-size-complex="4pt"/>
    </style:style>
    <style:style style:name="ce345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size-complex="4pt"/>
    </style:style>
    <style:style style:name="ce346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size-complex="4pt"/>
    </style:style>
    <style:style style:name="ce347" style:family="table-cell" style:parent-style-name="Default">
      <style:table-cell-properties fo:border-bottom="0.26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48" style:family="table-cell" style:parent-style-name="Default">
      <style:table-cell-properties fo:border-bottom="0.74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49" style:family="table-cell" style:parent-style-name="Default">
      <style:table-cell-properties fo:border-bottom="0.26pt solid #000000" fo:background-color="#dddddd" fo:border-left="0.74pt solid #000000" fo:border-right="0.74pt solid #000000" fo:border-top="0.74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50" style:family="table-cell" style:parent-style-name="Default">
      <style:table-cell-properties fo:border-bottom="0.99pt solid #000000" fo:background-color="#dddddd" fo:border-left="0.74pt solid #000000" fo:border-right="0.74pt solid #000000" fo:border-top="0.26pt solid #000000" style:vertical-align="middle"/>
      <style:text-properties style:font-name="メイリオ" fo:font-size="4pt" style:font-name-asian="メイリオ" style:font-size-asian="4pt" style:font-name-complex="Arial Unicode MS" style:font-size-complex="4pt"/>
    </style:style>
    <style:style style:name="ce351" style:family="table-cell" style:parent-style-name="Default">
      <style:table-cell-properties fo:border="none" style:vertical-align="middle"/>
      <style:text-properties style:font-name="メイリオ" fo:font-size="3.5pt" style:font-name-asian="メイリオ" style:font-size-asian="3.5pt" style:font-size-complex="3.5pt"/>
    </style:style>
    <style:style style:name="ce352" style:family="table-cell" style:parent-style-name="Default">
      <style:table-cell-properties fo:border-bottom="none" fo:background-color="#dddddd" fo:border-left="0.74pt solid #000000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353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35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55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5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58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59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1" style:family="table-cell" style:parent-style-name="Default">
      <style:table-cell-properties fo:border-bottom="0.99pt solid #000000" style:text-align-source="fix" style:repeat-content="false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2" style:family="table-cell" style:parent-style-name="Default">
      <style:table-cell-properties fo:border-bottom="none" fo:background-color="#dddddd" fo:border-left="none" fo:border-right="none" fo:border-top="0.74pt solid #000000"/>
      <style:text-properties style:font-name="メイリオ" fo:font-size="4.5pt" style:font-name-asian="メイリオ" style:font-size-asian="4.5pt" style:font-size-complex="4.5pt"/>
    </style:style>
    <style:style style:name="ce363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364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5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6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7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69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0" style:family="table-cell" style:parent-style-name="Default">
      <style:table-cell-properties fo:border-bottom="0.74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1" style:family="table-cell" style:parent-style-name="Default">
      <style:table-cell-properties fo:border-bottom="0.99pt solid #000000" style:text-align-source="fix" style:repeat-content="false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373" style:family="table-cell" style:parent-style-name="Default">
      <style:table-cell-properties fo:border-bottom="none" fo:background-color="#dddddd" fo:border-left="none" fo:border-right="0.74pt solid #000000" fo:border-top="0.74pt solid #000000"/>
      <style:text-properties style:font-name="メイリオ" fo:font-size="4.5pt" style:font-name-asian="メイリオ" style:font-size-asian="4.5pt" style:font-size-complex="4.5pt"/>
    </style:style>
    <style:style style:name="ce37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375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6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7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8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7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0" style:family="table-cell" style:parent-style-name="Default">
      <style:table-cell-properties fo:border-bottom="0.26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1" style:family="table-cell" style:parent-style-name="Default">
      <style:table-cell-properties fo:border-bottom="0.74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2" style:family="table-cell" style:parent-style-name="Default">
      <style:table-cell-properties fo:border-bottom="0.99pt solid #000000" style:text-align-source="fix" style:repeat-content="false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size-complex="4pt" style:font-weight-complex="bold"/>
    </style:style>
    <style:style style:name="ce383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384" style:family="table-cell" style:parent-style-name="Default">
      <style:table-cell-properties fo:border-bottom="0.26pt solid #000000" style:text-align-source="fix" style:repeat-content="false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385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.5pt" style:font-name-asian="メイリオ" style:font-size-asian="4.5pt" style:font-size-complex="4.5pt"/>
    </style:style>
    <style:style style:name="ce38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387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38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389" style:family="table-cell" style:parent-style-name="Default">
      <style:table-cell-properties fo:border-bottom="none" fo:background-color="#dddddd" fo:border-left="0.74pt solid #000000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390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39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392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393" style:family="table-cell" style:parent-style-name="Default">
      <style:table-cell-properties fo:border-bottom="none" fo:background-color="#dddddd" fo:border-left="none" fo:border-right="none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39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Times New Roman" fo:font-size="4pt" fo:language="none" fo:country="none" style:font-name-asian="メイリオ" style:font-size-asian="4pt" style:language-asian="none" style:country-asian="none" style:font-size-complex="4pt"/>
    </style:style>
    <style:style style:name="ce39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Times New Roman" fo:font-size="4pt" fo:language="none" fo:country="none" style:font-name-asian="メイリオ" style:font-size-asian="4pt" style:language-asian="none" style:country-asian="none" style:font-size-complex="4pt"/>
    </style:style>
    <style:style style:name="ce39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style:rotation-angle="0" style:rotation-align="none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39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398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size-complex="4pt"/>
    </style:style>
    <style:style style:name="ce399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/>
      <style:paragraph-properties fo:text-align="start" fo:margin-left="0cm"/>
      <style:text-properties style:font-name="メイリオ" fo:font-size="4.5pt" style:font-name-asian="メイリオ" style:font-size-asian="4.5pt" style:font-size-complex="4.5pt"/>
    </style:style>
    <style:style style:name="ce40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401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02" style:family="table-cell" style:parent-style-name="Default">
      <style:table-cell-properties fo:border-bottom="none" fo:background-color="#dddddd" fo:border-left="0.26pt solid #000000" fo:border-right="0.26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03" style:family="table-cell" style:parent-style-name="Default">
      <style:table-cell-properties fo:border-bottom="none" fo:background-color="#dddddd" fo:border-left="0.26pt solid #000000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04" style:family="table-cell" style:parent-style-name="Default">
      <style:table-cell-properties fo:border-bottom="none" fo:background-color="#dddddd" fo:border-left="none" fo:border-right="0.74pt solid #000000" fo:border-top="0.99pt solid #000000" style:vertical-align="middle"/>
      <style:text-properties style:font-name="メイリオ" fo:font-size="4.5pt" style:font-name-asian="メイリオ" style:font-size-asian="4.5pt" style:font-size-complex="4.5pt"/>
    </style:style>
    <style:style style:name="ce40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06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407" style:family="table-cell" style:parent-style-name="Default">
      <style:table-cell-properties fo:border-bottom="none" fo:background-color="#dddddd" fo:border-left="none" fo:border-right="0.74pt solid #000000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08" style:family="table-cell" style:parent-style-name="Default">
      <style:table-cell-properties style:glyph-orientation-vertical="auto" fo:border-bottom="none" fo:background-color="#dddddd" fo:border-left="none" style:direction="ltr" fo:border-right="none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409" style:family="table-cell" style:parent-style-name="Default">
      <style:table-cell-properties style:glyph-orientation-vertical="auto" fo:border-bottom="none" fo:background-color="#dddddd" fo:border-left="none" style:direction="ttb" fo:border-right="none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410" style:family="table-cell" style:parent-style-name="Default">
      <style:table-cell-properties style:glyph-orientation-vertical="auto" fo:border-bottom="none" fo:background-color="#dddddd" fo:border-left="none" style:direction="ltr" fo:border-right="0.74pt solid #000000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411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412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413" style:family="table-cell" style:parent-style-name="Default">
      <style:table-cell-properties style:glyph-orientation-vertical="auto" fo:border-bottom="none" fo:background-color="#dddddd" fo:border-left="none" style:direction="ttb" fo:border-right="0.74pt solid #000000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414" style:family="table-cell" style:parent-style-name="Default">
      <style:table-cell-properties fo:border-bottom="none" fo:background-color="#dddddd" fo:border-left="0.74pt solid #000000" fo:border-right="0.74pt solid #000000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15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16" style:family="table-cell" style:parent-style-name="Default">
      <style:table-cell-properties fo:border-bottom="none" fo:background-color="#dddddd" fo:border-left="none" fo:border-right="none" fo:border-top="0.99pt solid #000000" style:vertical-align="bottom"/>
      <style:text-properties style:font-name="メイリオ" fo:font-size="4.5pt" style:font-name-asian="メイリオ" style:font-size-asian="4.5pt" style:font-size-complex="4.5pt"/>
    </style:style>
    <style:style style:name="ce417" style:family="table-cell" style:parent-style-name="Default">
      <style:table-cell-properties style:glyph-orientation-vertical="0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18" style:family="table-cell" style:parent-style-name="Default">
      <style:table-cell-properties style:glyph-orientation-vertical="auto" fo:border-bottom="none" fo:background-color="#dddddd" fo:border-left="none" style:direction="ttb" fo:border-right="none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19" style:family="table-cell" style:parent-style-name="Default">
      <style:table-cell-properties style:glyph-orientation-vertical="auto" fo:border-bottom="none" fo:background-color="#dddddd" fo:border-left="none" style:direction="ttb" fo:border-right="0.74pt solid #000000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20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74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21" style:family="table-cell" style:parent-style-name="Default">
      <style:table-cell-properties style:glyph-orientation-vertical="auto" fo:border-bottom="none" fo:background-color="#dddddd" fo:border-left="0.74pt solid #000000" style:direction="ltr" fo:border-right="0.74pt solid #000000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22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name-complex="Arial Unicode MS" style:font-size-complex="4pt"/>
    </style:style>
    <style:style style:name="ce423" style:family="table-cell" style:parent-style-name="Default">
      <style:table-cell-properties style:glyph-orientation-vertical="auto" fo:border-bottom="none" fo:background-color="#dddddd" fo:border-left="none" style:direction="ltr" fo:border-right="none" style:shrink-to-fit="true" fo:border-top="0.99pt solid #000000" style:vertical-align="bottom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24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42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/>
    </style:style>
    <style:style style:name="ce426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427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74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name-complex="Arial Unicode MS" style:font-size-complex="4pt" style:language-complex="none" style:country-complex="none"/>
    </style:style>
    <style:style style:name="ce428" style:family="table-cell" style:parent-style-name="Default">
      <style:table-cell-properties style:glyph-orientation-vertical="auto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429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26pt solid #000000" fo:border-top="0.74pt solid #000000" style:vertical-align="bottom"/>
      <style:paragraph-properties fo:text-align="start" fo:margin-left="0cm"/>
      <style:text-properties fo:color="#000000" style:font-name="メイリオ" fo:font-size="4pt" fo:language="none" fo:country="none" style:font-name-asian="メイリオ" style:font-size-asian="4pt" style:language-asian="none" style:country-asian="none" style:font-size-complex="4pt" style:language-complex="none" style:country-complex="none"/>
    </style:style>
    <style:style style:name="ce430" style:family="table-cell" style:parent-style-name="Default">
      <style:table-cell-properties style:glyph-orientation-vertical="0" fo:border-bottom="none" fo:background-color="#dddddd" fo:border-left="none" style:direction="ltr" fo:border-right="none" fo:border-top="0.99pt solid #000000"/>
      <style:text-properties style:font-name="メイリオ" fo:font-size="4.5pt" style:font-name-asian="メイリオ" style:font-size-asian="4.5pt" style:font-size-complex="4.5pt"/>
    </style:style>
    <style:style style:name="ce431" style:family="table-cell" style:parent-style-name="Default">
      <style:table-cell-properties style:glyph-orientation-vertical="0" fo:border-bottom="none" fo:background-color="#dddddd" fo:border-left="none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32" style:family="table-cell" style:parent-style-name="Default">
      <style:table-cell-properties style:glyph-orientation-vertical="0" fo:border-bottom="none" fo:background-color="#dddddd" fo:border-left="0.74pt solid #000000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33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.5pt" style:font-name-asian="メイリオ" style:font-size-asian="4.5pt" style:font-name-complex="Arial Unicode MS" style:font-size-complex="4.5pt"/>
    </style:style>
    <style:style style:name="ce434" style:family="table-cell" style:parent-style-name="Default">
      <style:table-cell-properties style:text-align-source="fix" style:repeat-content="false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435" style:family="table-cell" style:parent-style-name="Default">
      <style:table-cell-properties fo:border-bottom="none" fo:background-color="#dddddd" fo:border-left="none" style:direction="ltr" fo:border-right="none" fo:border-top="0.99pt solid #000000"/>
      <style:text-properties style:font-name="メイリオ" fo:font-size="4.5pt" style:font-name-asian="メイリオ" style:font-size-asian="4.5pt" style:font-size-complex="4.5pt"/>
    </style:style>
    <style:style style:name="ce436" style:family="table-cell" style:parent-style-name="Default">
      <style:table-cell-properties fo:border-bottom="0.26pt solid #000000" style:text-align-source="fix" style:repeat-content="false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437" style:family="table-cell" style:parent-style-name="Default">
      <style:table-cell-properties fo:border-bottom="none" fo:background-color="#dddddd" fo:border-left="none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38" style:family="table-cell" style:parent-style-name="Default">
      <style:table-cell-properties fo:border-bottom="none" fo:background-color="#dddddd" fo:border-left="0.74pt solid #000000" style:direction="ltr" fo:border-right="0.74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39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text-underline-style="none" fo:font-weight="bold" style:font-name-asian="メイリオ" style:font-size-asian="4pt" style:font-weight-asian="bold" style:font-name-complex="Arial Unicode MS" style:font-size-complex="4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441" style:family="table-cell" style:parent-style-name="Default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42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43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44" style:family="table-cell" style:parent-style-name="Default">
      <style:text-properties style:font-name="メイリオ" fo:font-size="4pt" style:font-name-asian="メイリオ" style:font-size-asian="4pt" style:font-size-complex="4pt"/>
    </style:style>
    <style:style style:name="ce445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446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26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48" style:family="table-cell" style:parent-style-name="Default">
      <style:table-cell-properties fo:border-bottom="0.26pt solid #000000" style:text-align-source="fix" style:repeat-content="false" fo:background-color="transparent" fo:border-left="0.74pt solid #000000" fo:border-right="0.26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49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45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51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74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52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74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53" style:family="table-cell" style:parent-style-name="Default">
      <style:table-cell-properties fo:border-bottom="none" fo:background-color="#dddddd" fo:border-left="0.74pt solid #000000" style:direction="ltr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54" style:family="table-cell" style:parent-style-name="Default">
      <style:table-cell-properties fo:border-bottom="none" fo:background-color="#dddddd" fo:border-left="none" style:direction="ltr" fo:border-right="0.99pt solid #000000" fo:border-top="0.99pt solid #000000"/>
      <style:text-properties style:font-name="メイリオ" fo:font-size="4.5pt" style:font-name-asian="メイリオ" style:font-size-asian="4.5pt" style:font-size-complex="4.5pt"/>
    </style:style>
    <style:style style:name="ce455" style:family="table-cell" style:parent-style-name="Default">
      <style:table-cell-properties style:glyph-orientation-vertical="0" fo:border-bottom="0.74pt solid #000000" fo:background-color="#dddddd" style:text-align-source="fix" style:repeat-content="false" fo:border-left="0.26pt solid #000000" style:direction="ttb" fo:border-right="0.99pt solid #000000" fo:border-top="0.74pt solid #000000" style:vertical-align="bottom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456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57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use-window-font-color="true" style:font-name="メイリオ" fo:font-size="4pt" style:font-name-asian="メイリオ" style:font-size-asian="4pt" style:font-size-complex="4pt"/>
    </style:style>
    <style:style style:name="ce458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59" style:family="table-cell" style:parent-style-name="Default">
      <style:table-cell-properties fo:border-bottom="0.74pt solid #000000" style:text-align-source="fix" style:repeat-content="false" fo:background-color="transparent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60" style:family="table-cell" style:parent-style-name="Default">
      <style:table-cell-properties fo:border-bottom="0.26pt solid #000000" style:text-align-source="fix" style:repeat-content="false" fo:background-color="transparent" fo:border-left="0.26pt solid #000000" fo:border-right="0.99pt solid #000000" fo:border-top="0.74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61" style:family="table-cell" style:parent-style-name="Default">
      <style:table-cell-properties fo:border-bottom="0.26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62" style:family="table-cell" style:parent-style-name="Default">
      <style:table-cell-properties fo:border-bottom="0.74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63" style:family="table-cell" style:parent-style-name="Default">
      <style:table-cell-properties fo:border-bottom="0.99pt solid #000000" style:text-align-source="fix" style:repeat-content="false" fo:border-left="0.26pt solid #000000" fo:border-right="0.99pt solid #000000" fo:border-top="0.26pt solid #000000" style:vertical-align="middle"/>
      <style:paragraph-properties fo:text-align="center" fo:margin-left="0cm"/>
      <style:text-properties style:font-name="メイリオ" fo:font-size="4pt" style:font-name-asian="メイリオ" style:font-size-asian="4pt" style:font-size-complex="4pt"/>
    </style:style>
    <style:style style:name="ce464" style:family="table-cell" style:parent-style-name="Default">
      <style:table-cell-properties fo:background-color="transparent" fo:border="none"/>
      <style:text-properties style:font-name="メイリオ" fo:font-size="4.5pt" style:font-name-asian="メイリオ" style:font-size-asian="4.5pt" style:font-size-complex="4.5pt"/>
    </style:style>
    <style:style style:name="ce465" style:family="table-cell" style:parent-style-name="Default">
      <style:table-cell-properties style:glyph-orientation-vertical="0" style:text-align-source="fix" style:repeat-content="false" fo:border="none" style:direction="ttb"/>
      <style:paragraph-properties fo:text-align="start" fo:margin-left="0cm"/>
      <style:text-properties style:font-name="メイリオ" fo:font-size="4pt" style:font-name-asian="メイリオ" style:font-size-asian="4pt" style:font-size-complex="4pt"/>
    </style:style>
    <style:style style:name="ce466" style:family="table-cell" style:parent-style-name="Default">
      <style:table-cell-properties fo:background-color="transparent" fo:border="none"/>
      <style:text-properties style:use-window-font-color="true" style:font-name="メイリオ" fo:font-size="4pt" style:font-name-asian="メイリオ" style:font-size-asian="4pt" style:font-size-complex="4pt"/>
    </style:style>
    <style:style style:name="ce467" style:family="table-cell" style:parent-style-name="Default">
      <style:table-cell-properties fo:background-color="transparent" fo:border="none"/>
      <style:text-properties style:font-name="メイリオ" fo:font-size="4pt" style:font-name-asian="メイリオ" style:font-size-asian="4pt" style:font-size-complex="4pt"/>
    </style:style>
    <style:style style:name="ce468" style:family="table-cell" style:parent-style-name="Default">
      <style:text-properties fo:font-size="4.5pt" style:font-size-asian="4.5pt" style:font-size-complex="4.5pt"/>
    </style:style>
    <style:style style:name="T10" style:family="text">
      <style:text-properties fo:font-size="3.5pt" fo:language="none" fo:country="none" style:letter-kerning="true" style:font-name-asian="メイリオ" style:font-size-asian="3.5pt" style:language-asian="none" style:country-asian="none" style:font-size-complex="3.5pt"/>
    </style:style>
    <style:style style:name="T4" style:family="text">
      <style:text-properties fo:font-size="3pt" fo:language="none" fo:country="none" style:letter-kerning="true" style:font-name-asian="メイリオ" style:font-size-asian="3pt" style:language-asian="none" style:country-asian="none" style:font-size-complex="3pt"/>
    </style:style>
    <style:style style:name="T6" style:family="text">
      <style:text-properties fo:font-size="4pt" fo:language="none" fo:country="none" style:letter-kerning="true" style:font-name-asian="メイリオ" style:font-size-asian="4pt" style:language-asian="none" style:country-asian="none" style:font-size-complex="4pt" style:language-complex="none" style:country-complex="none"/>
    </style:style>
    <style:style style:name="T11" style:family="text">
      <style:text-properties fo:language="none" fo:country="none" style:letter-kerning="true" style:font-name-asian="メイリオ" style:font-size-asian="3pt" style:language-asian="none" style:country-asian="none" style:font-size-complex="3pt" style:language-complex="none" style:country-complex="none"/>
    </style:style>
    <style:style style:name="T12" style:family="text">
      <style:text-properties fo:font-size="3pt" fo:language="none" fo:country="none" style:letter-kerning="true" style:font-name-asian="メイリオ" style:font-size-asian="3pt" style:language-asian="none" style:country-asian="none" style:font-size-complex="3pt" style:language-complex="none" style:country-complex="none"/>
    </style:style>
    <style:style style:name="T13" style:family="text">
      <style:text-properties style:font-name="メイリオ" fo:font-size="3pt" fo:language="none" fo:country="none" style:letter-kerning="true" style:font-name-asian="メイリオ" style:font-size-asian="3pt" style:language-asian="none" style:country-asian="none" style:font-size-complex="3pt" style:language-complex="none" style:country-complex="none"/>
    </style:style>
    <style:style style:name="T9" style:family="text">
      <style:text-properties style:font-name="Times New Roman" fo:font-size="20pt" fo:font-weight="bold" style:letter-kerning="true" style:font-name-asian="ＭＳ 明朝" style:font-size-asian="20pt" style:font-size-complex="20pt" style:font-weight-asian="bold" style:font-weight-complex="bold"/>
    </style:style>
    <style:style style:name="T14" style:family="text">
      <style:text-properties style:font-name="Times New Roman" fo:font-size="12pt" style:letter-kerning="true" style:font-name-asian="ＭＳ 明朝" style:font-size-asian="12pt"/>
    </style:style>
    <style:style style:name="T15" style:family="text">
      <style:text-properties style:font-name="メイリオ" style:font-name-asian="メイリオ"/>
    </style:style>
    <style:style style:name="T16" style:family="text">
      <style:text-properties fo:font-size="3pt" style:letter-kerning="true" fo:country="none" style:country-asian="none" style:font-name-asian="メイリオ" style:font-size-asian="3pt" style:font-size-complex="3pt"/>
    </style:style>
    <style:style style:name="T17" style:family="text">
      <style:text-properties style:font-name="Times New Roman" fo:font-size="3pt" style:letter-kerning="true" fo:country="none" style:country-asian="none" style:font-name-asian="メイリオ" style:font-size-asian="3pt" style:font-size-complex="3pt"/>
    </style:style>
    <style:style style:name="T18" style:family="text">
      <style:text-properties fo:font-size="4pt" style:letter-kerning="true" fo:country="none" style:country-asian="none" style:country-complex="none" style:font-name-asian="メイリオ" style:font-size-asian="4pt" style:font-size-complex="4pt"/>
    </style:style>
    <style:style style:name="T19" style:family="text">
      <style:text-properties fo:font-size="4pt" style:letter-kerning="true" fo:country="none" style:country-asian="none" style:font-name-asian="メイリオ" style:font-size-asian="4pt" style:font-size-complex="4pt"/>
    </style:style>
    <style:style style:name="T20" style:family="text">
      <style:text-properties style:font-name="メイリオ" fo:font-size="4pt" style:letter-kerning="true" fo:country="none" style:country-asian="none" style:country-complex="none" style:font-name-asian="メイリオ" style:font-size-asian="4pt" style:font-size-complex="4pt"/>
    </style:style>
    <style:style style:name="T21" style:family="text">
      <style:text-properties fo:color="#000000" fo:font-size="4pt" style:letter-kerning="true" fo:country="none" style:country-asian="none" style:country-complex="none" style:font-name-asian="メイリオ" style:font-size-asian="4pt" style:font-size-complex="4pt"/>
    </style:style>
    <style:style style:name="T22" style:family="text">
      <style:text-properties fo:font-size="3.5pt" style:letter-kerning="true" fo:country="none" style:country-asian="none" style:font-name-asian="メイリオ" style:font-size-asian="3.5pt" style:font-size-complex="3.5pt"/>
    </style:style>
    <style:style style:name="T23" style:family="text">
      <style:text-properties style:letter-kerning="true" fo:country="none" style:country-asian="none" style:country-complex="none" style:font-name-asian="メイリオ" style:font-size-asian="3pt" style:font-size-complex="3pt"/>
    </style:style>
    <style:style style:name="T24" style:family="text">
      <style:text-properties fo:font-size="3pt" style:letter-kerning="true" fo:country="none" style:country-asian="none" style:country-complex="none" style:font-name-asian="メイリオ" style:font-size-asian="3pt" style:font-size-complex="3pt"/>
    </style:style>
    <style:style style:name="T25" style:family="text">
      <style:text-properties style:font-name="メイリオ" fo:font-size="3pt" style:letter-kerning="true" fo:country="none" style:country-asian="none" style:country-complex="none" style:font-name-asian="メイリオ" style:font-size-asian="3pt" style:font-size-complex="3pt"/>
    </style:style>
  </office:automatic-styles>
  <office:body>
    <office:spreadsheet>
      <table:content-validations>
        <table:content-validation table:name="val1" table:base-cell-address="トップ.C3">
          <table:error-message table:message-type="stop" table:display="true"/>
        </table:content-validation>
      </table:content-validations>
      <table:table table:name="トップ" table:style-name="ta1">
        <office:forms form:automatic-focus="false" form:apply-design-mode="false"/>
        <table:table-column table:style-name="co9" table:default-cell-style-name="ce250"/>
        <table:table-column table:style-name="co12" table:number-columns-repeated="2" table:default-cell-style-name="Default"/>
        <table:table-column table:style-name="co13" table:default-cell-style-name="Default"/>
        <table:table-row table:style-name="ro7">
          <table:table-cell office:value-type="string" calcext:value-type="string">
            <text:p/>
            <text:p/>
            <text:p/>
            <text:p><text:span text:style-name="T9">ボルグシステム</text:span></text:p>
            <text:p><text:span text:style-name="T9">画面パーツ CSS DBの関連</text:span></text:p>
            <text:p><text:span text:style-name="T9">マトリックス図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4">株式会社デジタルデザインシンク</text:span></text:p>
          </table:table-cell>
          <table:table-cell table:number-columns-repeated="3"/>
        </table:table-row>
      </table:table>
      <table:table table:name="要約" table:style-name="ta1">
        <table:table-column table:style-name="co4" table:default-cell-style-name="ce2"/>
        <table:table-row table:style-name="ro3">
          <table:table-cell office:value-type="string" calcext:value-type="string">
            <text:p/>
            <text:p>1.マトリックス図</text:p>
            <text:p>　以降のページに画面パーツとCSS、DBテーブルのカラムの関連の有無を表した　</text:p>
            <text:p>　図を示します。</text:p>
          </table:table-cell>
        </table:table-row>
      </table:table>
      <table:table table:name="画面アイテム・スタイルシート対応表" table:style-name="ta1">
        <table:table-header-columns>
          <table:table-column table:style-name="co14" table:default-cell-style-name="ce259"/>
          <table:table-column table:style-name="co15" table:default-cell-style-name="ce264"/>
        </table:table-header-columns>
        <table:table-column table:style-name="co16" table:number-columns-repeated="18" table:default-cell-style-name="ce276"/>
        <table:table-column table:style-name="co17" table:default-cell-style-name="ce276"/>
        <table:table-column table:style-name="co16" table:number-columns-repeated="5" table:default-cell-style-name="ce276"/>
        <table:table-column table:style-name="co18" table:default-cell-style-name="ce276"/>
        <table:table-column table:style-name="co10" table:number-columns-repeated="7" table:default-cell-style-name="ce276"/>
        <table:table-column table:style-name="co16" table:number-columns-repeated="2" table:default-cell-style-name="ce276"/>
        <table:table-column table:style-name="co11" table:default-cell-style-name="ce276"/>
        <table:table-column table:style-name="co16" table:default-cell-style-name="ce276"/>
        <table:table-column table:style-name="co19" table:default-cell-style-name="ce276"/>
        <table:table-column table:style-name="co16" table:number-columns-repeated="4" table:default-cell-style-name="ce276"/>
        <table:table-column table:style-name="co20" table:default-cell-style-name="ce276"/>
        <table:table-column table:style-name="co21" table:default-cell-style-name="ce276"/>
        <table:table-column table:style-name="co16" table:number-columns-repeated="2" table:default-cell-style-name="ce276"/>
        <table:table-column table:style-name="co10" table:default-cell-style-name="ce276"/>
        <table:table-column table:style-name="co16" table:number-columns-repeated="3" table:default-cell-style-name="ce276"/>
        <table:table-column table:style-name="co22" table:number-columns-repeated="2" table:default-cell-style-name="ce276"/>
        <table:table-column table:style-name="co23" table:default-cell-style-name="ce276"/>
        <table:table-column table:style-name="co24" table:default-cell-style-name="ce276"/>
        <table:table-column table:style-name="co25" table:default-cell-style-name="ce276"/>
        <table:table-column table:style-name="co26" table:default-cell-style-name="ce276"/>
        <table:table-column table:style-name="co16" table:default-cell-style-name="ce276"/>
        <table:table-column table:style-name="co31" table:default-cell-style-name="ce276"/>
        <table:table-column table:style-name="co19" table:default-cell-style-name="ce276"/>
        <table:table-column table:style-name="co32" table:default-cell-style-name="ce276"/>
        <table:table-column table:style-name="co33" table:default-cell-style-name="ce276"/>
        <table:table-column table:style-name="co34" table:default-cell-style-name="ce276"/>
        <table:table-column table:style-name="co35" table:default-cell-style-name="ce276"/>
        <table:table-column table:style-name="co36" table:default-cell-style-name="ce331"/>
        <table:table-column table:style-name="co37" table:number-columns-repeated="952" table:default-cell-style-name="ce276"/>
        <table:table-column table:style-name="co37" table:number-columns-repeated="7" table:default-cell-style-name="ce331"/>
        <table:table-header-rows>
          <table:table-row table:style-name="ro8">
            <table:table-cell table:style-name="ce252" table:number-columns-repeated="2"/>
            <table:table-cell table:style-name="ce265" office:value-type="string" calcext:value-type="string" table:number-columns-spanned="18" table:number-rows-spanned="1">
              <text:p>.textbox</text:p>
            </table:table-cell>
            <table:covered-table-cell table:number-columns-repeated="2" table:style-name="ce265"/>
            <table:covered-table-cell table:style-name="ce286"/>
            <table:covered-table-cell table:style-name="ce265"/>
            <table:covered-table-cell table:number-columns-repeated="2" table:style-name="ce286"/>
            <table:covered-table-cell table:number-columns-repeated="11" table:style-name="ce290"/>
            <table:table-cell table:style-name="ce290" office:value-type="string" calcext:value-type="string">
              <text:p>.textarea</text:p>
            </table:table-cell>
            <table:table-cell table:style-name="ce286" office:value-type="string" calcext:value-type="string" table:number-columns-spanned="13" table:number-rows-spanned="1">
              <text:p>.label</text:p>
            </table:table-cell>
            <table:covered-table-cell table:number-columns-repeated="12" table:style-name="ce286"/>
            <table:table-cell table:style-name="ce265" office:value-type="string" calcext:value-type="string" table:number-columns-spanned="9" table:number-rows-spanned="1">
              <text:p>.button .button</text:p>
            </table:table-cell>
            <table:covered-table-cell table:style-name="ce290"/>
            <table:covered-table-cell table:style-name="ce265"/>
            <table:covered-table-cell table:number-columns-repeated="6" table:style-name="ce290"/>
            <table:table-cell table:style-name="ce286" office:value-type="string" calcext:value-type="string" table:number-columns-spanned="2" table:number-rows-spanned="1">
              <text:p>.checkbox</text:p>
            </table:table-cell>
            <table:covered-table-cell table:style-name="ce286"/>
            <table:table-cell table:style-name="ce265" office:value-type="string" calcext:value-type="string" table:number-columns-spanned="6" table:number-rows-spanned="1">
              <text:p>.pulldown</text:p>
            </table:table-cell>
            <table:covered-table-cell table:number-columns-repeated="5" table:style-name="ce265"/>
            <table:table-cell table:style-name="ce290" office:value-type="string" calcext:value-type="string">
              <text:p>.head-text</text:p>
            </table:table-cell>
            <table:table-cell table:style-name="ce265" office:value-type="string" calcext:value-type="string">
              <text:p>.row-head</text:p>
            </table:table-cell>
            <table:table-cell table:style-name="ce309" office:value-type="string" calcext:value-type="string">
              <text:p>.radio</text:p>
            </table:table-cell>
            <table:table-cell table:style-name="ce265" office:value-type="string" calcext:value-type="string">
              <text:p>.list</text:p>
            </table:table-cell>
            <table:table-cell table:style-name="ce286" office:value-type="string" calcext:value-type="string">
              <text:p>.graph</text:p>
            </table:table-cell>
            <table:table-cell table:style-name="ce265" office:value-type="string" calcext:value-type="string">
              <text:p>.calendar</text:p>
            </table:table-cell>
            <table:table-cell table:style-name="ce311" office:value-type="string" calcext:value-type="string" table:number-columns-spanned="4" table:number-rows-spanned="1">
              <text:p>.title-text</text:p>
            </table:table-cell>
            <table:covered-table-cell table:number-columns-repeated="2" table:style-name="ce313"/>
            <table:covered-table-cell table:style-name="ce315"/>
            <table:table-cell table:style-name="ce317" office:value-type="string" calcext:value-type="string">
              <text:p>.tab-container up</text:p>
            </table:table-cell>
            <table:table-cell table:style-name="ce320" office:value-type="string" calcext:value-type="string">
              <text:p>.tab-container up li</text:p>
            </table:table-cell>
            <table:table-cell table:style-name="ce320" office:value-type="string" calcext:value-type="string">
              <text:p>.tab-container ul li a</text:p>
            </table:table-cell>
            <table:table-cell table:style-name="ce330" table:number-columns-repeated="13"/>
            <table:table-cell table:style-name="ce332" table:number-columns-repeated="940"/>
            <table:table-cell table:number-columns-repeated="7"/>
          </table:table-row>
          <table:table-row table:style-name="ro9">
            <table:table-cell table:style-name="ce253" table:number-columns-repeated="2"/>
            <table:table-cell table:style-name="ce266" table:number-columns-spanned="8" table:number-rows-spanned="1"/>
            <table:covered-table-cell table:number-columns-repeated="2" table:style-name="ce266"/>
            <table:covered-table-cell table:style-name="ce287"/>
            <table:covered-table-cell table:style-name="ce266"/>
            <table:covered-table-cell table:number-columns-repeated="2" table:style-name="ce287"/>
            <table:covered-table-cell table:style-name="ce291"/>
            <table:table-cell table:style-name="ce266" office:value-type="string" calcext:value-type="string" table:number-columns-spanned="6" table:number-rows-spanned="1">
              <text:p><text:s/>width-max</text:p>
            </table:table-cell>
            <table:covered-table-cell table:number-columns-repeated="4" table:style-name="ce287"/>
            <table:covered-table-cell table:style-name="ce291"/>
            <table:table-cell table:style-name="ce266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287"/>
            <table:covered-table-cell table:style-name="ce291"/>
            <table:table-cell table:style-name="ce291" office:value-type="string" calcext:value-type="string">
              <text:p>.width-min</text:p>
            </table:table-cell>
            <table:table-cell table:style-name="ce266" table:number-columns-spanned="6" table:number-rows-spanned="1"/>
            <table:covered-table-cell table:number-columns-repeated="5" table:style-name="ce287"/>
            <table:table-cell table:style-name="ce266" office:value-type="string" calcext:value-type="string" table:number-columns-spanned="4" table:number-rows-spanned="1">
              <text:p>.width-max</text:p>
            </table:table-cell>
            <table:covered-table-cell table:number-columns-repeated="2" table:style-name="ce287"/>
            <table:covered-table-cell table:style-name="ce291"/>
            <table:table-cell table:style-name="ce287" office:value-type="string" calcext:value-type="string" table:number-columns-spanned="3" table:number-rows-spanned="1">
              <text:p>.width-min</text:p>
            </table:table-cell>
            <table:covered-table-cell table:number-columns-repeated="2" table:style-name="ce287"/>
            <table:table-cell table:style-name="ce266" table:number-columns-spanned="2" table:number-rows-spanned="1"/>
            <table:covered-table-cell table:style-name="ce291"/>
            <table:table-cell table:style-name="ce266" office:value-type="string" calcext:value-type="string" table:number-columns-spanned="2" table:number-rows-spanned="1">
              <text:p>.width-max</text:p>
            </table:table-cell>
            <table:covered-table-cell table:style-name="ce291"/>
            <table:table-cell table:style-name="ce266" office:value-type="string" calcext:value-type="string">
              <text:p>.width-middle</text:p>
            </table:table-cell>
            <table:table-cell table:style-name="ce266" office:value-type="string" calcext:value-type="string" table:number-columns-spanned="4" table:number-rows-spanned="1">
              <text:p>.width-min</text:p>
            </table:table-cell>
            <table:covered-table-cell table:number-columns-repeated="2" table:style-name="ce287"/>
            <table:covered-table-cell table:style-name="ce291"/>
            <table:table-cell table:style-name="ce266"/>
            <table:table-cell table:style-name="ce287" office:value-type="string" calcext:value-type="string">
              <text:p>.width-max</text:p>
            </table:table-cell>
            <table:table-cell table:style-name="ce266" table:number-columns-spanned="2" table:number-rows-spanned="1"/>
            <table:covered-table-cell table:style-name="ce291"/>
            <table:table-cell table:style-name="ce266" office:value-type="string" calcext:value-type="string" table:number-columns-spanned="2" table:number-rows-spanned="1">
              <text:p>.width-max</text:p>
            </table:table-cell>
            <table:covered-table-cell table:style-name="ce291"/>
            <table:table-cell table:style-name="ce291" office:value-type="string" calcext:value-type="string" table:number-columns-spanned="2" table:number-rows-spanned="1">
              <text:p>.width-min</text:p>
            </table:table-cell>
            <table:covered-table-cell table:style-name="ce266"/>
            <table:table-cell table:style-name="ce266" table:number-columns-repeated="2"/>
            <table:table-cell table:style-name="ce310"/>
            <table:table-cell table:style-name="ce266"/>
            <table:table-cell table:style-name="ce287"/>
            <table:table-cell table:style-name="ce266"/>
            <table:table-cell table:style-name="ce312"/>
            <table:table-cell table:style-name="ce312" office:value-type="string" calcext:value-type="string">
              <text:p>.width-max</text:p>
            </table:table-cell>
            <table:table-cell table:style-name="ce314" office:value-type="string" calcext:value-type="string">
              <text:p>.width-middle</text:p>
            </table:table-cell>
            <table:table-cell table:style-name="ce316" office:value-type="string" calcext:value-type="string">
              <text:p>.width-min</text:p>
            </table:table-cell>
            <table:table-cell table:style-name="ce318"/>
            <table:table-cell table:style-name="ce321" table:number-columns-repeated="2"/>
            <table:table-cell table:style-name="ce330" table:number-columns-repeated="13"/>
            <table:table-cell table:style-name="ce332" table:number-columns-repeated="940"/>
            <table:table-cell table:number-columns-repeated="7"/>
          </table:table-row>
          <table:table-row table:style-name="ro10">
            <table:table-cell table:style-name="ce254" table:number-columns-repeated="2"/>
            <table:table-cell table:style-name="ce267" table:content-validation-name="val1" office:value-type="string" calcext:value-type="string">
              <text:p>0101</text:p>
            </table:table-cell>
            <table:table-cell table:style-name="ce277" table:content-validation-name="val1" office:value-type="string" calcext:value-type="string">
              <text:p>0102</text:p>
            </table:table-cell>
            <table:table-cell table:style-name="ce277" table:content-validation-name="val1" office:value-type="string" calcext:value-type="string">
              <text:p>0105</text:p>
            </table:table-cell>
            <table:table-cell table:style-name="ce277" table:content-validation-name="val1" office:value-type="string" calcext:value-type="string">
              <text:p>0106</text:p>
            </table:table-cell>
            <table:table-cell table:style-name="ce277" table:content-validation-name="val1" office:value-type="string" calcext:value-type="string">
              <text:p>0107</text:p>
            </table:table-cell>
            <table:table-cell table:style-name="ce289" office:value-type="string" calcext:value-type="string">
              <text:p>0108</text:p>
            </table:table-cell>
            <table:table-cell table:style-name="ce289" office:value-type="string" calcext:value-type="string">
              <text:p>0109</text:p>
            </table:table-cell>
            <table:table-cell table:style-name="ce292" office:value-type="string" calcext:value-type="string">
              <text:p>0110</text:p>
            </table:table-cell>
            <table:table-cell table:style-name="ce300" office:value-type="string" calcext:value-type="string">
              <text:p>0102</text:p>
            </table:table-cell>
            <table:table-cell table:style-name="ce289" office:value-type="string" calcext:value-type="string">
              <text:p>0103</text:p>
            </table:table-cell>
            <table:table-cell table:style-name="ce289" office:value-type="string" calcext:value-type="string">
              <text:p>0104</text:p>
            </table:table-cell>
            <table:table-cell table:style-name="ce289" office:value-type="string" calcext:value-type="string">
              <text:p>0105</text:p>
            </table:table-cell>
            <table:table-cell table:style-name="ce289" office:value-type="string" calcext:value-type="string">
              <text:p>0106</text:p>
            </table:table-cell>
            <table:table-cell table:style-name="ce292" office:value-type="string" calcext:value-type="string">
              <text:p>0110</text:p>
            </table:table-cell>
            <table:table-cell table:style-name="ce300" office:value-type="string" calcext:value-type="string">
              <text:p>0101</text:p>
            </table:table-cell>
            <table:table-cell table:style-name="ce289" office:value-type="string" calcext:value-type="string">
              <text:p>0102</text:p>
            </table:table-cell>
            <table:table-cell table:style-name="ce289" office:value-type="string" calcext:value-type="string">
              <text:p>0104</text:p>
            </table:table-cell>
            <table:table-cell table:style-name="ce292" office:value-type="string" calcext:value-type="string">
              <text:p>0107</text:p>
            </table:table-cell>
            <table:table-cell table:style-name="ce292" office:value-type="string" calcext:value-type="string">
              <text:p>0207</text:p>
            </table:table-cell>
            <table:table-cell table:style-name="ce269" office:value-type="string" calcext:value-type="string">
              <text:p>0101</text:p>
            </table:table-cell>
            <table:table-cell table:style-name="ce279" office:value-type="string" calcext:value-type="string">
              <text:p>0102</text:p>
            </table:table-cell>
            <table:table-cell table:style-name="ce279" office:value-type="string" calcext:value-type="string">
              <text:p>0103</text:p>
            </table:table-cell>
            <table:table-cell table:style-name="ce279" office:value-type="string" calcext:value-type="string">
              <text:p>0110</text:p>
            </table:table-cell>
            <table:table-cell table:style-name="ce279" office:value-type="string" calcext:value-type="string">
              <text:p>0112</text:p>
            </table:table-cell>
            <table:table-cell table:style-name="ce279" office:value-type="string" calcext:value-type="string">
              <text:p>.t-align</text:p>
              <text:p>-center</text:p>
            </table:table-cell>
            <table:table-cell table:style-name="ce269" office:value-type="string" calcext:value-type="string">
              <text:p>0101</text:p>
            </table:table-cell>
            <table:table-cell table:style-name="ce289" office:value-type="float" office:value="102" calcext:value-type="float">
              <text:p>102</text:p>
            </table:table-cell>
            <table:table-cell table:style-name="ce279" office:value-type="string" calcext:value-type="string">
              <text:p>0103</text:p>
            </table:table-cell>
            <table:table-cell table:style-name="ce294" office:value-type="string" calcext:value-type="string">
              <text:p>0104</text:p>
            </table:table-cell>
            <table:table-cell table:style-name="ce279" office:value-type="string" calcext:value-type="string">
              <text:p>0101</text:p>
            </table:table-cell>
            <table:table-cell table:style-name="ce279" office:value-type="string" calcext:value-type="string">
              <text:p>0102</text:p>
            </table:table-cell>
            <table:table-cell table:style-name="ce279" office:value-type="string" calcext:value-type="string">
              <text:p>0103</text:p>
            </table:table-cell>
            <table:table-cell table:style-name="ce300" office:value-type="string" calcext:value-type="string">
              <text:p>0101</text:p>
            </table:table-cell>
            <table:table-cell table:style-name="ce292" office:value-type="string" calcext:value-type="string">
              <text:p>0102</text:p>
            </table:table-cell>
            <table:table-cell table:style-name="ce300" office:value-type="string" calcext:value-type="string">
              <text:p>0101</text:p>
            </table:table-cell>
            <table:table-cell table:style-name="ce292" office:value-type="string" calcext:value-type="string">
              <text:p>0102</text:p>
            </table:table-cell>
            <table:table-cell table:style-name="ce301" office:value-type="string" calcext:value-type="string">
              <text:p>0101</text:p>
            </table:table-cell>
            <table:table-cell table:style-name="ce300" office:value-type="string" calcext:value-type="string">
              <text:p>0101</text:p>
            </table:table-cell>
            <table:table-cell table:style-name="ce289" office:value-type="string" calcext:value-type="string">
              <text:p>0102</text:p>
            </table:table-cell>
            <table:table-cell table:style-name="ce289" office:value-type="string" calcext:value-type="string">
              <text:p>0103</text:p>
            </table:table-cell>
            <table:table-cell table:style-name="ce292" office:value-type="string" calcext:value-type="string">
              <text:p>0104</text:p>
            </table:table-cell>
            <table:table-cell table:style-name="ce301" office:value-type="string" calcext:value-type="string">
              <text:p>0101</text:p>
            </table:table-cell>
            <table:table-cell table:style-name="ce289" office:value-type="string" calcext:value-type="string">
              <text:p>0101</text:p>
            </table:table-cell>
            <table:table-cell table:style-name="ce300" office:value-type="string" calcext:value-type="string">
              <text:p>0102</text:p>
            </table:table-cell>
            <table:table-cell table:style-name="ce292" office:value-type="string" calcext:value-type="string">
              <text:p>0103</text:p>
            </table:table-cell>
            <table:table-cell table:style-name="ce300" office:value-type="string" calcext:value-type="string">
              <text:p>0102</text:p>
            </table:table-cell>
            <table:table-cell table:style-name="ce292" office:value-type="string" calcext:value-type="string">
              <text:p>0104</text:p>
            </table:table-cell>
            <table:table-cell table:style-name="ce300" office:value-type="string" calcext:value-type="string">
              <text:p>0104</text:p>
            </table:table-cell>
            <table:table-cell table:style-name="ce292" office:value-type="string" calcext:value-type="string">
              <text:p>0107</text:p>
            </table:table-cell>
            <table:table-cell table:style-name="ce292" office:value-type="string" calcext:value-type="string">
              <text:p>0120</text:p>
            </table:table-cell>
            <table:table-cell table:style-name="ce301" office:value-type="string" calcext:value-type="string">
              <text:p>0101</text:p>
            </table:table-cell>
            <table:table-cell table:style-name="ce300" office:value-type="string" calcext:value-type="string">
              <text:p>0101</text:p>
            </table:table-cell>
            <table:table-cell table:style-name="ce301"/>
            <table:table-cell table:style-name="ce289"/>
            <table:table-cell table:style-name="ce301"/>
            <table:table-cell table:style-name="ce269" office:value-type="string" calcext:value-type="string">
              <text:p>0109</text:p>
            </table:table-cell>
            <table:table-cell table:style-name="ce301" office:value-type="string" calcext:value-type="string">
              <text:p>0119</text:p>
            </table:table-cell>
            <table:table-cell table:style-name="ce289" office:value-type="string" calcext:value-type="string">
              <text:p>0117</text:p>
            </table:table-cell>
            <table:table-cell table:style-name="ce292" office:value-type="string" calcext:value-type="string">
              <text:p>0115</text:p>
            </table:table-cell>
            <table:table-cell table:style-name="ce269" table:number-columns-repeated="2"/>
            <table:table-cell table:style-name="ce322"/>
            <table:table-cell/>
            <table:table-cell table:style-name="ce331" table:number-columns-repeated="12"/>
            <table:table-cell table:number-columns-repeated="947"/>
          </table:table-row>
        </table:table-header-rows>
        <table:table-row table:style-name="ro11">
          <table:table-cell table:style-name="ce254" office:value-type="string" calcext:value-type="string" table:number-columns-spanned="1" table:number-rows-spanned="8">
            <text:p>受発注画面</text:p>
            <text:p>発注タブ</text:p>
          </table:table-cell>
          <table:table-cell table:style-name="ce260" office:value-type="string" calcext:value-type="string">
            <text:p>検索</text:p>
          </table:table-cell>
          <table:table-cell table:style-name="ce268"/>
          <table:table-cell table:style-name="ce278" table:number-columns-repeated="4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319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(絞込)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注文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発送指示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納品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6">
            <text:p>発注</text:p>
            <text:p>新規・編集画面(伝票)</text:p>
          </table:table-cell>
          <table:table-cell table:style-name="ce260" office:value-type="string" calcext:value-type="string">
            <text:p>発注日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3"/>
          <table:table-cell table:style-name="ce28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/>
          <table:table-cell table:style-name="ce281" office:value-type="string" calcext:value-type="string">
            <text:p>●</text:p>
          </table:table-cell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発注コード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発注先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発送指定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納品指定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入力者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承認者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備考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合計金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承認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更新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未在庫一覧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返品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8">
            <text:p>発注</text:p>
            <text:p>新規編集画面</text:p>
            <text:p>(製品項目)</text:p>
          </table:table-cell>
          <table:table-cell table:style-name="ce260" office:value-type="string" calcext:value-type="string">
            <text:p><text:span text:style-name="T16">OKボタン</text:span>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大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中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7">単価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7">個数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<text:span text:style-name="T17">発送先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9">
          <table:table-cell table:style-name="ce254" office:value-type="string" calcext:value-type="string" table:number-columns-spanned="1" table:number-rows-spanned="2">
            <text:p>未在庫管理画面</text:p>
          </table:table-cell>
          <table:table-cell table:style-name="ce261" office:value-type="string" calcext:value-type="string">
            <text:p>追加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5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9">
          <table:table-cell table:style-name="ce254" office:value-type="string" calcext:value-type="string" table:number-columns-spanned="1" table:number-rows-spanned="2">
            <text:p>返品編集画面</text:p>
          </table:table-cell>
          <table:table-cell table:style-name="ce260" office:value-type="string" calcext:value-type="string">
            <text:p>OK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5">
          <table:covered-table-cell table:style-name="ce254"/>
          <table:table-cell table:style-name="ce262" office:value-type="string" calcext:value-type="string">
            <text:p>返品数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 office:value-type="string" calcext:value-type="string">
            <text:p>●</text:p>
          </table:table-cell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number-columns-repeated="2" table:style-name="ce280" office:value-type="string" calcext:value-type="string">
            <text:p>●</text:p>
          </table:table-cell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2">
            <text:p>受発注画面</text:p>
            <text:p>受注タブ</text:p>
          </table:table-cell>
          <table:table-cell table:style-name="ce260" office:value-type="string" calcext:value-type="string">
            <text:p>検索</text:p>
          </table:table-cell>
          <table:table-cell table:style-name="ce271"/>
          <table:table-cell table:style-name="ce281" table:number-columns-repeated="4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(絞込)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受注種別（絞込）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4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見積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注文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納品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請求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注文請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発送指示書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21">
            <text:p>受注</text:p>
            <text:p><text:span text:style-name="T15">新規・編集画面(伝票)</text:span></text:p>
          </table:table-cell>
          <table:table-cell table:style-name="ce260" office:value-type="string" calcext:value-type="string">
            <text:p>受注日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3"/>
          <table:table-cell table:style-name="ce28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/>
          <table:table-cell table:style-name="ce281" office:value-type="string" calcext:value-type="string">
            <text:p>●</text:p>
          </table:table-cell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受注コード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顧客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出荷指定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納品指定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締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支払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入力者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承認者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備考(社内向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備考(社外向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合計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受付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承認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承認解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更新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返品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ノード詳細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5" office:value-type="string" calcext:value-type="string" table:number-columns-spanned="1" table:number-rows-spanned="9">
            <text:p>受注</text:p>
            <text:p>新規編集画面</text:p>
            <text:p>(製品項目)</text:p>
          </table:table-cell>
          <table:table-cell table:style-name="ce260" office:value-type="string" calcext:value-type="string">
            <text:p>OK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5"/>
          <table:table-cell table:style-name="ce261" office:value-type="string" calcext:value-type="string">
            <text:p>製品種別(大)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table:number-columns-repeated="2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5"/>
          <table:table-cell table:style-name="ce261" office:value-type="string" calcext:value-type="string">
            <text:p>製品種別(中)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table:number-columns-repeated="2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5"/>
          <table:table-cell table:style-name="ce261" office:value-type="string" calcext:value-type="string">
            <text:p>製品種別(小)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table:number-columns-repeated="2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table:number-columns-repeated="2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7">販売価格</text:span>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table:number-columns-repeated="2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7">個数</text:span>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table:number-columns-repeated="2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7">発送先</text:span>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table:number-columns-repeated="2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備考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5">
            <text:p>取引先管理</text:p>
            <text:p>個人タブ</text:p>
          </table:table-cell>
          <table:table-cell table:style-name="ce261" office:value-type="string" calcext:value-type="string">
            <text:p>検索</text:p>
          </table:table-cell>
          <table:table-cell table:style-name="ce271"/>
          <table:table-cell table:style-name="ce281" table:number-columns-repeated="4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(絞込)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4">
            <text:p>登録・編集画面</text:p>
            <text:p>(個人)</text:p>
          </table:table-cell>
          <table:table-cell table:style-name="ce260" office:value-type="string" calcext:value-type="string">
            <text:p>OK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登録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名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郵便番号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都道府県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2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詳細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電話番号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FAX番号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メールアドレス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URL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権限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パスワード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ID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備考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/>
          <table:table-cell table:style-name="ce295" office:value-type="string" calcext:value-type="string">
            <text:p>●</text:p>
          </table:table-cell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2"/>
          <table:table-cell table:style-name="ce280" office:value-type="string" calcext:value-type="string">
            <text:p>●</text:p>
          </table:table-cell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7">
            <text:p>取引先管理</text:p>
            <text:p>会社タブ</text:p>
          </table:table-cell>
          <table:table-cell table:style-name="ce261" office:value-type="string" calcext:value-type="string">
            <text:p>検索</text:p>
          </table:table-cell>
          <table:table-cell table:style-name="ce269"/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(絞込)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取引実績(絞込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4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属性(絞込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4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20">
            <text:p>取引先管理 会社</text:p>
            <text:p>登録・編集画面</text:p>
          </table:table-cell>
          <table:table-cell table:style-name="ce260" office:value-type="string" calcext:value-type="string">
            <text:p>登録日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2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 office:value-type="string" calcext:value-type="string">
            <text:p>●</text:p>
          </table:table-cell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会社名・フリガナ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会社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屋号・フリガナ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屋号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事業部名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郵便番号)×3</text:p>
          </table:table-cell>
          <table:table-cell table:style-name="ce269"/>
          <table:table-cell table:style-name="ce279" table:number-columns-repeated="3"/>
          <table:table-cell table:style-name="ce288"/>
          <table:table-cell table:style-name="ce279" table:number-columns-repeated="2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都道府県)×3</text:p>
          </table:table-cell>
          <table:table-cell table:style-name="ce269"/>
          <table:table-cell table:style-name="ce279" table:number-columns-repeated="2"/>
          <table:table-cell table:style-name="ce288"/>
          <table:table-cell table:style-name="ce279" table:number-columns-repeated="3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94"/>
          <table:table-cell table:style-name="ce279"/>
          <table:table-cell table:style-name="ce294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 table:number-columns-repeated="2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詳細)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電話番号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FAX番号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メールアドレス×3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URL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属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種別価格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締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支払サイト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前金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更新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タブ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number-columns-repeated="2" table:style-name="ce269" office:value-type="string" calcext:value-type="string">
            <text:p>●</text:p>
          </table:table-cell>
          <table:table-cell table:style-name="ce322" office:value-type="string" calcext:value-type="string">
            <text:p>●</text:p>
          </table:table-cell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6" office:value-type="string" calcext:value-type="string" table:number-columns-spanned="1" table:number-rows-spanned="3">
            <text:p>種別価格作成画面</text:p>
          </table:table-cell>
          <table:table-cell table:style-name="ce261" office:value-type="string" calcext:value-type="string">
            <text:p>新規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 office:value-type="string" calcext:value-type="string">
            <text:p>●</text:p>
          </table:table-cell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7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8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9">
          <table:table-cell table:style-name="ce254" office:value-type="string" calcext:value-type="string" table:number-columns-spanned="1" table:number-rows-spanned="3">
            <text:p>新規・</text:p>
            <text:p>編集</text:p>
            <text:p>画面</text:p>
            <text:p>(種別</text:p>
            <text:p>作成)</text:p>
          </table:table-cell>
          <table:table-cell table:style-name="ce260" office:value-type="string" calcext:value-type="string">
            <text:p>OK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7">
          <table:covered-table-cell table:style-name="ce257"/>
          <table:table-cell table:style-name="ce261" office:value-type="string" calcext:value-type="string">
            <text:p>製品種別(大項目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7">
          <table:covered-table-cell table:style-name="ce258"/>
          <table:table-cell table:style-name="ce262" office:value-type="string" calcext:value-type="string">
            <text:p>価格ランク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2"/>
          <table:table-cell table:style-name="ce280" office:value-type="string" calcext:value-type="string">
            <text:p>●</text:p>
          </table:table-cell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office:value-type="string" calcext:value-type="string">
            <text:p>●</text:p>
          </table:table-cell>
          <table:table-cell table:style-name="ce295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取引先管理</text:p>
            <text:p>「社員」タブ</text:p>
          </table:table-cell>
          <table:table-cell table:style-name="ce261" office:value-type="string" calcext:value-type="string">
            <text:p>新規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1">
            <text:p>取引先管理</text:p>
            <text:p>社員追加画面</text:p>
          </table:table-cell>
          <table:table-cell table:style-name="ce260" office:value-type="string" calcext:value-type="string">
            <text:p>OK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社員選択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役職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権限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登録日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名前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住所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電話番号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FAX番号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7"/>
          <table:table-cell table:style-name="ce261" office:value-type="string" calcext:value-type="string">
            <text:p>メールアドレス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8"/>
          <table:table-cell table:style-name="ce262" office:value-type="string" calcext:value-type="string">
            <text:p>URL</text:p>
          </table:table-cell>
          <table:table-cell table:style-name="ce270"/>
          <table:table-cell table:style-name="ce280" table:number-columns-repeated="3"/>
          <table:table-cell table:style-name="ce280" office:value-type="string" calcext:value-type="string">
            <text:p>●</text:p>
          </table:table-cell>
          <table:table-cell table:style-name="ce280" table:number-columns-repeated="2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2"/>
          <table:table-cell table:style-name="ce280" office:value-type="string" calcext:value-type="string">
            <text:p>●</text:p>
          </table:table-cell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取引先</text:p>
            <text:p>管理</text:p>
            <text:p>社員</text:p>
            <text:p>選択</text:p>
            <text:p>画面</text:p>
          </table:table-cell>
          <table:table-cell table:style-name="ce261" office:value-type="string" calcext:value-type="string">
            <text:p>OK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取引先管理</text:p>
            <text:p>「取扱製品」タブ</text:p>
          </table:table-cell>
          <table:table-cell table:style-name="ce260" office:value-type="string" calcext:value-type="string">
            <text:p>追加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7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取引先</text:p>
            <text:p>管理</text:p>
            <text:p>取扱商</text:p>
            <text:p>品追加</text:p>
          </table:table-cell>
          <table:table-cell table:style-name="ce261" office:value-type="string" calcext:value-type="string">
            <text:p>追加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6">
            <text:p>製品管理</text:p>
          </table:table-cell>
          <table:table-cell table:style-name="ce260" office:value-type="string" calcext:value-type="string">
            <text:p>検索</text:p>
          </table:table-cell>
          <table:table-cell table:style-name="ce271"/>
          <table:table-cell table:style-name="ce281" table:number-columns-repeated="4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7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絞込(種別 大・中・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種別作成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6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5">
            <text:p>新規・追加</text:p>
            <text:p>画面</text:p>
            <text:p>(製品管理)</text:p>
          </table:table-cell>
          <table:table-cell table:style-name="ce261" office:value-type="string" calcext:value-type="string">
            <text:p>OK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2"/>
          <table:table-cell table:style-name="ce281" office:value-type="string" calcext:value-type="string">
            <text:p>●</text:p>
          </table:table-cell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 table:number-columns-repeated="2"/>
          <table:table-cell table:style-name="ce271"/>
          <table:table-cell table:style-name="ce281"/>
          <table:table-cell table:style-name="ce271"/>
          <table:table-cell table:style-name="ce293"/>
          <table:table-cell table:style-name="ce271"/>
          <table:table-cell table:style-name="ce281"/>
          <table:table-cell table:style-name="ce302" table:number-columns-repeated="6"/>
          <table:table-cell table:style-name="ce271"/>
          <table:table-cell table:style-name="ce302"/>
          <table:table-cell table:style-name="ce281"/>
          <table:table-cell table:style-name="ce293"/>
          <table:table-cell table:style-name="ce302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登録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型番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5"/>
          <table:table-cell table:style-name="ce261" office:value-type="string" calcext:value-type="string">
            <text:p>製品種別(大)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table:number-columns-repeated="2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5"/>
          <table:table-cell table:style-name="ce261" office:value-type="string" calcext:value-type="string">
            <text:p>製品種別(中)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table:number-columns-repeated="2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5"/>
          <table:table-cell table:style-name="ce261" office:value-type="string" calcext:value-type="string">
            <text:p>製品種別(小)</text:p>
          </table:table-cell>
          <table:table-cell table:style-name="ce272"/>
          <table:table-cell table:style-name="ce282" table:number-columns-repeated="6"/>
          <table:table-cell table:style-name="ce296"/>
          <table:table-cell table:style-name="ce272"/>
          <table:table-cell table:style-name="ce282" table:number-columns-repeated="4"/>
          <table:table-cell table:style-name="ce296"/>
          <table:table-cell table:style-name="ce272"/>
          <table:table-cell table:style-name="ce282" table:number-columns-repeated="2"/>
          <table:table-cell table:style-name="ce296" table:number-columns-repeated="2"/>
          <table:table-cell table:style-name="ce272"/>
          <table:table-cell table:style-name="ce282" table:number-columns-repeated="5"/>
          <table:table-cell table:style-name="ce272"/>
          <table:table-cell table:style-name="ce282" table:number-columns-repeated="2"/>
          <table:table-cell table:style-name="ce296"/>
          <table:table-cell table:style-name="ce282" table:number-columns-repeated="2"/>
          <table:table-cell table:style-name="ce282" office:value-type="string" calcext:value-type="string">
            <text:p>●</text:p>
          </table:table-cell>
          <table:table-cell table:style-name="ce272"/>
          <table:table-cell table:style-name="ce296"/>
          <table:table-cell table:style-name="ce272"/>
          <table:table-cell table:style-name="ce296"/>
          <table:table-cell table:style-name="ce305"/>
          <table:table-cell table:style-name="ce272"/>
          <table:table-cell table:style-name="ce282" table:number-columns-repeated="2"/>
          <table:table-cell table:style-name="ce296"/>
          <table:table-cell table:style-name="ce305"/>
          <table:table-cell table:style-name="ce282"/>
          <table:table-cell table:style-name="ce272"/>
          <table:table-cell table:style-name="ce296"/>
          <table:table-cell table:style-name="ce272"/>
          <table:table-cell table:style-name="ce296"/>
          <table:table-cell table:style-name="ce272"/>
          <table:table-cell table:style-name="ce296" office:value-type="string" calcext:value-type="string">
            <text:p>●</text:p>
          </table:table-cell>
          <table:table-cell table:style-name="ce296"/>
          <table:table-cell table:style-name="ce305"/>
          <table:table-cell table:style-name="ce272"/>
          <table:table-cell table:style-name="ce305"/>
          <table:table-cell table:style-name="ce282"/>
          <table:table-cell table:style-name="ce305"/>
          <table:table-cell table:style-name="ce272"/>
          <table:table-cell table:style-name="ce305"/>
          <table:table-cell table:style-name="ce282"/>
          <table:table-cell table:style-name="ce296"/>
          <table:table-cell table:style-name="ce272" table:number-columns-repeated="2"/>
          <table:table-cell table:style-name="ce325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造元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仕入元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上代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仕入価格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画像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販売価格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値引率限界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備考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/>
          <table:table-cell table:style-name="ce295" office:value-type="string" calcext:value-type="string">
            <text:p>●</text:p>
          </table:table-cell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2"/>
          <table:table-cell table:style-name="ce280" office:value-type="string" calcext:value-type="string">
            <text:p>●</text:p>
          </table:table-cell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 table:number-columns-repeated="2"/>
          <table:table-cell table:style-name="ce270"/>
          <table:table-cell table:style-name="ce280"/>
          <table:table-cell table:style-name="ce270"/>
          <table:table-cell table:style-name="ce295"/>
          <table:table-cell table:style-name="ce270"/>
          <table:table-cell table:style-name="ce280"/>
          <table:table-cell table:style-name="ce304" table:number-columns-repeated="6"/>
          <table:table-cell table:style-name="ce270"/>
          <table:table-cell table:style-name="ce304"/>
          <table:table-cell table:style-name="ce280"/>
          <table:table-cell table:style-name="ce295"/>
          <table:table-cell table:style-name="ce304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種別</text:p>
            <text:p>作成</text:p>
            <text:p>画面</text:p>
          </table:table-cell>
          <table:table-cell table:style-name="ce260" office:value-type="string" calcext:value-type="string">
            <text:p>大項目作成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 office:value-type="string" calcext:value-type="string">
            <text:p>●</text:p>
          </table:table-cell>
          <table:table-cell table:style-name="ce302" table:number-columns-repeated="2"/>
          <table:table-cell table:style-name="ce271"/>
          <table:table-cell table:style-name="ce281"/>
          <table:table-cell table:style-name="ce271"/>
          <table:table-cell table:style-name="ce293"/>
          <table:table-cell table:style-name="ce271"/>
          <table:table-cell table:style-name="ce281"/>
          <table:table-cell table:style-name="ce302" table:number-columns-repeated="6"/>
          <table:table-cell table:style-name="ce271"/>
          <table:table-cell table:style-name="ce302"/>
          <table:table-cell table:style-name="ce281"/>
          <table:table-cell table:style-name="ce293"/>
          <table:table-cell table:style-name="ce302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中項目作成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2" office:value-type="string" calcext:value-type="string">
            <text:p>小項目作成ボタン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 office:value-type="string" calcext:value-type="string">
            <text:p>●</text:p>
          </table:table-cell>
          <table:table-cell table:style-name="ce304" table:number-columns-repeated="2"/>
          <table:table-cell table:style-name="ce270"/>
          <table:table-cell table:style-name="ce280"/>
          <table:table-cell table:style-name="ce270"/>
          <table:table-cell table:style-name="ce295"/>
          <table:table-cell table:style-name="ce270"/>
          <table:table-cell table:style-name="ce280"/>
          <table:table-cell table:style-name="ce304" table:number-columns-repeated="6"/>
          <table:table-cell table:style-name="ce270"/>
          <table:table-cell table:style-name="ce304"/>
          <table:table-cell table:style-name="ce280"/>
          <table:table-cell table:style-name="ce295"/>
          <table:table-cell table:style-name="ce304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大項目作成画面</text:p>
          </table:table-cell>
          <table:table-cell table:style-name="ce261" office:value-type="string" calcext:value-type="string">
            <text:p>追加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 table:number-columns-repeated="2"/>
          <table:table-cell table:style-name="ce270"/>
          <table:table-cell table:style-name="ce280"/>
          <table:table-cell table:style-name="ce270"/>
          <table:table-cell table:style-name="ce295"/>
          <table:table-cell table:style-name="ce270"/>
          <table:table-cell table:style-name="ce280"/>
          <table:table-cell table:style-name="ce304" table:number-columns-repeated="3"/>
          <table:table-cell table:style-name="ce304" office:value-type="string" calcext:value-type="string">
            <text:p>●</text:p>
          </table:table-cell>
          <table:table-cell table:style-name="ce304" table:number-columns-repeated="2"/>
          <table:table-cell table:style-name="ce270"/>
          <table:table-cell table:style-name="ce304"/>
          <table:table-cell table:style-name="ce280"/>
          <table:table-cell table:style-name="ce295"/>
          <table:table-cell table:style-name="ce304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中項目作成画面</text:p>
          </table:table-cell>
          <table:table-cell table:style-name="ce260" office:value-type="string" calcext:value-type="string">
            <text:p>追加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大項目選択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6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 table:number-columns-repeated="2"/>
          <table:table-cell table:style-name="ce270"/>
          <table:table-cell table:style-name="ce280"/>
          <table:table-cell table:style-name="ce270"/>
          <table:table-cell table:style-name="ce295"/>
          <table:table-cell table:style-name="ce270"/>
          <table:table-cell table:style-name="ce280"/>
          <table:table-cell table:style-name="ce304" table:number-columns-repeated="3"/>
          <table:table-cell table:style-name="ce304" office:value-type="string" calcext:value-type="string">
            <text:p>●</text:p>
          </table:table-cell>
          <table:table-cell table:style-name="ce304" table:number-columns-repeated="2"/>
          <table:table-cell table:style-name="ce270"/>
          <table:table-cell table:style-name="ce304"/>
          <table:table-cell table:style-name="ce280"/>
          <table:table-cell table:style-name="ce295"/>
          <table:table-cell table:style-name="ce304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4">
            <text:p>小項目作成画面</text:p>
          </table:table-cell>
          <table:table-cell table:style-name="ce261" office:value-type="string" calcext:value-type="string">
            <text:p>追加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大項目選択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中項目選択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 table:number-columns-repeated="2"/>
          <table:table-cell table:style-name="ce270"/>
          <table:table-cell table:style-name="ce280"/>
          <table:table-cell table:style-name="ce270"/>
          <table:table-cell table:style-name="ce295"/>
          <table:table-cell table:style-name="ce270"/>
          <table:table-cell table:style-name="ce280"/>
          <table:table-cell table:style-name="ce304" table:number-columns-repeated="3"/>
          <table:table-cell table:style-name="ce304" office:value-type="string" calcext:value-type="string">
            <text:p>●</text:p>
          </table:table-cell>
          <table:table-cell table:style-name="ce304" table:number-columns-repeated="2"/>
          <table:table-cell table:style-name="ce270"/>
          <table:table-cell table:style-name="ce304"/>
          <table:table-cell table:style-name="ce280"/>
          <table:table-cell table:style-name="ce295"/>
          <table:table-cell table:style-name="ce304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新規・追加画面(種別作成)</text:p>
          </table:table-cell>
          <table:table-cell table:style-name="ce260" office:value-type="string" calcext:value-type="string">
            <text:p>OK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登録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2" office:value-type="string" calcext:value-type="string">
            <text:p>製品種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 table:number-columns-repeated="2"/>
          <table:table-cell table:style-name="ce269"/>
          <table:table-cell table:style-name="ce279"/>
          <table:table-cell table:style-name="ce269"/>
          <table:table-cell table:style-name="ce294"/>
          <table:table-cell table:style-name="ce269"/>
          <table:table-cell table:style-name="ce279"/>
          <table:table-cell table:style-name="ce303" table:number-columns-repeated="6"/>
          <table:table-cell table:style-name="ce269"/>
          <table:table-cell table:style-name="ce303"/>
          <table:table-cell table:style-name="ce279"/>
          <table:table-cell table:style-name="ce294"/>
          <table:table-cell table:style-name="ce303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table:number-columns-spanned="1" table:number-rows-spanned="3"/>
          <table:table-cell table:style-name="ce260" office:value-type="string" calcext:value-type="string">
            <text:p>作成者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office:value-type="string" calcext:value-type="string">
            <text:p>●</text:p>
          </table:table-cell>
          <table:table-cell table:style-name="ce295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2"/>
          <table:table-cell table:style-name="ce280" office:value-type="string" calcext:value-type="string">
            <text:p>●</text:p>
          </table:table-cell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 table:number-columns-repeated="2"/>
          <table:table-cell table:style-name="ce270"/>
          <table:table-cell table:style-name="ce280"/>
          <table:table-cell table:style-name="ce270"/>
          <table:table-cell table:style-name="ce295"/>
          <table:table-cell table:style-name="ce270"/>
          <table:table-cell table:style-name="ce280"/>
          <table:table-cell table:style-name="ce304" table:number-columns-repeated="6"/>
          <table:table-cell table:style-name="ce270"/>
          <table:table-cell table:style-name="ce304"/>
          <table:table-cell table:style-name="ce280"/>
          <table:table-cell table:style-name="ce295"/>
          <table:table-cell table:style-name="ce304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 office:value-type="string" calcext:value-type="string">
            <text:p>在庫管理</text:p>
            <text:p>在庫タブ</text:p>
          </table:covered-table-cell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ノード分割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/>
          <table:table-cell table:style-name="ce261" office:value-type="string" calcext:value-type="string">
            <text:p>製品ラベル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/>
          <table:table-cell table:style-name="ce261" office:value-type="string" calcext:value-type="string">
            <text:p>ノード詳細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/>
          <table:table-cell table:style-name="ce261" office:value-type="string" calcext:value-type="string">
            <text:p>検索</text:p>
          </table:table-cell>
          <table:table-cell table:style-name="ce269"/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/>
          <table:table-cell table:style-name="ce261" office:value-type="string" calcext:value-type="string">
            <text:p>絞込(種別 大・中・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/>
          <table:table-cell table:style-name="ce261" office:value-type="string" calcext:value-type="string">
            <text:p>期間(絞込)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/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0">
            <text:p>新規・編集画 面</text:p>
            <text:p>(在庫管理)</text:p>
          </table:table-cell>
          <table:table-cell table:style-name="ce260" office:value-type="string" calcext:value-type="string">
            <text:p>OK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日付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ロットNo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ノードNo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個数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在庫場所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大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中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製品種別(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5" office:value-type="string" calcext:value-type="string" table:number-columns-spanned="1" table:number-rows-spanned="2">
            <text:p>ノード分割</text:p>
          </table:table-cell>
          <table:table-cell table:style-name="ce261" office:value-type="string" calcext:value-type="string">
            <text:p>OK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1" office:value-type="string" calcext:value-type="string">
            <text:p>個数入力欄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 office:value-type="string" calcext:value-type="string">
            <text:p>●</text:p>
          </table:table-cell>
          <table:table-cell table:style-name="ce280" table:number-columns-repeated="2"/>
          <table:table-cell table:style-name="ce295" table:number-columns-repeated="2"/>
          <table:table-cell table:style-name="ce270" office:value-type="string" calcext:value-type="string">
            <text:p>●</text:p>
          </table:table-cell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4">
            <text:p>在庫管理</text:p>
            <text:p>過去在庫タブ</text:p>
          </table:table-cell>
          <table:table-cell table:style-name="ce260" office:value-type="string" calcext:value-type="string">
            <text:p>検索</text:p>
          </table:table-cell>
          <table:table-cell table:style-name="ce271"/>
          <table:table-cell table:style-name="ce281" table:number-columns-repeated="4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絞込(種別 大・中・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期間(絞込)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統計</text:p>
            <text:p>まと</text:p>
            <text:p>めタブ</text:p>
          </table:table-cell>
          <table:table-cell table:style-name="ce261" office:value-type="string" calcext:value-type="string">
            <text:p>グラフ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 office:value-type="string" calcext:value-type="string">
            <text:p>●</text:p>
          </table:table-cell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1" office:value-type="string" calcext:value-type="string">
            <text:p>日付の単位選択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統計</text:p>
            <text:p>仕入タブ</text:p>
          </table:table-cell>
          <table:table-cell table:style-name="ce260" office:value-type="string" calcext:value-type="string">
            <text:p>期間</text:p>
          </table:table-cell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 table:number-columns-repeated="5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4"/>
          <table:table-cell table:style-name="ce281" office:value-type="string" calcext:value-type="string">
            <text:p>●</text:p>
          </table:table-cell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2" office:value-type="string" calcext:value-type="string">
            <text:p>グラフ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 office:value-type="string" calcext:value-type="string">
            <text:p>●</text:p>
          </table:table-cell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統計</text:p>
            <text:p>売上タブ</text:p>
          </table:table-cell>
          <table:table-cell table:style-name="ce261" office:value-type="string" calcext:value-type="string">
            <text:p>期間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1" office:value-type="string" calcext:value-type="string">
            <text:p>グラフ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 office:value-type="string" calcext:value-type="string">
            <text:p>●</text:p>
          </table:table-cell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9">
          <table:table-cell table:style-name="ce254" office:value-type="string" calcext:value-type="string" table:number-columns-spanned="1" table:number-rows-spanned="2">
            <text:p>統計</text:p>
            <text:p>利益タブ</text:p>
          </table:table-cell>
          <table:table-cell table:style-name="ce260" office:value-type="string" calcext:value-type="string">
            <text:p>期間</text:p>
          </table:table-cell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 table:number-columns-repeated="5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4"/>
          <table:table-cell table:style-name="ce281" office:value-type="string" calcext:value-type="string">
            <text:p>●</text:p>
          </table:table-cell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2" office:value-type="string" calcext:value-type="string">
            <text:p>グラフ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 office:value-type="string" calcext:value-type="string">
            <text:p>●</text:p>
          </table:table-cell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5">
            <text:p>統計</text:p>
            <text:p>企業詳細タブ</text:p>
          </table:table-cell>
          <table:table-cell table:style-name="ce261" office:value-type="string" calcext:value-type="string">
            <text:p>都道府県絞込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種別絞込(大・中・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絞込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5">
            <text:p>統計</text:p>
            <text:p>製品詳細タブ</text:p>
          </table:table-cell>
          <table:table-cell table:style-name="ce260" office:value-type="string" calcext:value-type="string">
            <text:p>都道府県絞込</text:p>
          </table:table-cell>
          <table:table-cell table:style-name="ce271"/>
          <table:table-cell table:style-name="ce281" table:number-columns-repeated="3"/>
          <table:table-cell table:style-name="ce281" office:value-type="string" calcext:value-type="string">
            <text:p>●</text:p>
          </table:table-cell>
          <table:table-cell table:style-name="ce281" table:number-columns-repeated="2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/>
          <table:table-cell table:style-name="ce281" office:value-type="string" calcext:value-type="string">
            <text:p>●</text:p>
          </table:table-cell>
          <table:table-cell table:style-name="ce281" table:number-columns-repeated="3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種別絞込(大・中・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絞込</text:p>
          </table:table-cell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3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/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管理者</text:p>
            <text:p>ユーザタブ</text:p>
          </table:table-cell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1">
            <text:p>追加・編集画面</text:p>
            <text:p> (管理者 ユーザ)</text:p>
          </table:table-cell>
          <table:table-cell table:style-name="ce260" office:value-type="string" calcext:value-type="string">
            <text:p><text:span text:style-name="T18">OKボタン</text:span>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8">日付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名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郵便番号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都道府県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住所(詳細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電話番号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メールアドレス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権限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ユーザID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パスワード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9">
            <text:p>管理者</text:p>
            <text:p>詳細タブ</text:p>
          </table:table-cell>
          <table:table-cell table:style-name="ce261" office:value-type="string" calcext:value-type="string">
            <text:p>更新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キャンセル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通知設定見出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/>
          <table:table-cell table:style-name="ce294" office:value-type="string" calcext:value-type="string">
            <text:p>●</text:p>
          </table:table-cell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ラジオボタン見出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 office:value-type="string" calcext:value-type="string">
            <text:p>●</text:p>
          </table:table-cell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見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 office:value-type="string" calcext:value-type="string">
            <text:p>●</text:p>
          </table:table-cell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発注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 office:value-type="string" calcext:value-type="string">
            <text:p>●</text:p>
          </table:table-cell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出金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 office:value-type="string" calcext:value-type="string">
            <text:p>●</text:p>
          </table:table-cell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納品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office:value-type="string" calcext:value-type="string">
            <text:p>●</text:p>
          </table:table-cell>
          <table:table-cell table:style-name="ce279" table:number-columns-repeated="2"/>
          <table:table-cell table:style-name="ce289" office:value-type="string" calcext:value-type="string">
            <text:p>●</text:p>
          </table:table-cell>
          <table:table-cell table:style-name="ce289"/>
          <table:table-cell table:style-name="ce300"/>
          <table:table-cell table:style-name="ce289" table:number-columns-repeated="2"/>
          <table:table-cell table:style-name="ce292"/>
          <table:table-cell table:style-name="ce28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 office:value-type="string" calcext:value-type="string">
            <text:p>●</text:p>
          </table:table-cell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入金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 office:value-type="string" calcext:value-type="string">
            <text:p>●</text:p>
          </table:table-cell>
          <table:table-cell table:style-name="ce280" office:value-type="string" calcext:value-type="string">
            <text:p>●</text:p>
          </table:table-cell>
          <table:table-cell table:style-name="ce280" table:number-columns-repeated="2"/>
          <table:table-cell table:style-name="ce280" office:value-type="string" calcext:value-type="string">
            <text:p>●</text:p>
          </table:table-cell>
          <table:table-cell table:style-name="ce280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 office:value-type="string" calcext:value-type="string">
            <text:p>●</text:p>
          </table:table-cell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 office:value-type="string" calcext:value-type="string">
            <text:p>●</text:p>
          </table:table-cell>
          <table:table-cell table:style-name="ce304"/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4">
            <text:p>メール管理</text:p>
          </table:table-cell>
          <table:table-cell table:style-name="ce260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リスト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8">
            <text:p>メール追加・編集</text:p>
          </table:table-cell>
          <table:table-cell table:style-name="ce261" office:value-type="string" calcext:value-type="string">
            <text:p><text:span text:style-name="T18">OKボタン</text:span>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8">日付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9">発行日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18">宛先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20">宛先(メーリングリスト)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21">作成者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<text:span text:style-name="T21">タイトル</text:span>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内容</text:p>
          </table:table-cell>
          <table:table-cell table:style-name="ce269"/>
          <table:table-cell table:style-name="ce279" table:number-columns-repeated="3"/>
          <table:table-cell table:style-name="ce289"/>
          <table:table-cell table:style-name="ce279" table:number-columns-repeated="2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ML</text:p>
            <text:p>一覧</text:p>
            <text:p>画面</text:p>
          </table:table-cell>
          <table:table-cell table:style-name="ce260" office:value-type="string" calcext:value-type="string">
            <text:p>新規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ML</text:p>
            <text:p>作成・</text:p>
            <text:p>編集</text:p>
            <text:p>画面</text:p>
          </table:table-cell>
          <table:table-cell table:style-name="ce261" office:value-type="string" calcext:value-type="string">
            <text:p>新規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MLア</text:p>
            <text:p>ドレス</text:p>
            <text:p>登録</text:p>
            <text:p>画面</text:p>
          </table:table-cell>
          <table:table-cell table:style-name="ce260" office:value-type="string" calcext:value-type="string">
            <text:p>追加ボタン</text:p>
          </table:table-cell>
          <table:table-cell table:style-name="ce273"/>
          <table:table-cell table:style-name="ce283" table:number-columns-repeated="6"/>
          <table:table-cell table:style-name="ce297"/>
          <table:table-cell table:style-name="ce273"/>
          <table:table-cell table:style-name="ce283" table:number-columns-repeated="4"/>
          <table:table-cell table:style-name="ce297"/>
          <table:table-cell table:style-name="ce273"/>
          <table:table-cell table:style-name="ce283" table:number-columns-repeated="2"/>
          <table:table-cell table:style-name="ce297" table:number-columns-repeated="2"/>
          <table:table-cell table:style-name="ce273"/>
          <table:table-cell table:style-name="ce283" table:number-columns-repeated="5"/>
          <table:table-cell table:style-name="ce273"/>
          <table:table-cell table:style-name="ce283" table:number-columns-repeated="2"/>
          <table:table-cell table:style-name="ce297"/>
          <table:table-cell table:style-name="ce283" table:number-columns-repeated="3"/>
          <table:table-cell table:style-name="ce273"/>
          <table:table-cell table:style-name="ce297"/>
          <table:table-cell table:style-name="ce273"/>
          <table:table-cell table:style-name="ce297"/>
          <table:table-cell table:style-name="ce306"/>
          <table:table-cell table:style-name="ce273"/>
          <table:table-cell table:style-name="ce283" office:value-type="string" calcext:value-type="string">
            <text:p>●</text:p>
          </table:table-cell>
          <table:table-cell table:style-name="ce283"/>
          <table:table-cell table:style-name="ce297"/>
          <table:table-cell table:style-name="ce306"/>
          <table:table-cell table:style-name="ce283"/>
          <table:table-cell table:style-name="ce273"/>
          <table:table-cell table:style-name="ce297"/>
          <table:table-cell table:style-name="ce273"/>
          <table:table-cell table:style-name="ce297"/>
          <table:table-cell table:style-name="ce283"/>
          <table:table-cell table:style-name="ce297" table:number-columns-repeated="2"/>
          <table:table-cell table:style-name="ce306"/>
          <table:table-cell table:style-name="ce273"/>
          <table:table-cell table:style-name="ce306"/>
          <table:table-cell table:style-name="ce283"/>
          <table:table-cell table:style-name="ce306"/>
          <table:table-cell table:style-name="ce273"/>
          <table:table-cell table:style-name="ce306"/>
          <table:table-cell table:style-name="ce283"/>
          <table:table-cell table:style-name="ce297"/>
          <table:table-cell table:style-name="ce273" table:number-columns-repeated="2"/>
          <table:table-cell table:style-name="ce327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table-cell table:style-name="ce254" office:value-type="string" calcext:value-type="string" table:number-columns-spanned="1" table:number-rows-spanned="3">
            <text:p>クレーム管理</text:p>
          </table:table-cell>
          <table:table-cell table:style-name="ce261" office:value-type="string" calcext:value-type="string">
            <text:p>新規ボタン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削除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6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12">
            <text:p>追加・編集画面</text:p>
            <text:p>(クレーム)</text:p>
          </table:table-cell>
          <table:table-cell table:style-name="ce260" office:value-type="string" calcext:value-type="string">
            <text:p>OK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アップロード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日付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クレーム元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クレーム先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大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中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種別(小)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製品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内容種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内容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2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その他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/>
          <table:table-cell table:style-name="ce295" office:value-type="string" calcext:value-type="string">
            <text:p>●</text:p>
          </table:table-cell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2"/>
          <table:table-cell table:style-name="ce280" office:value-type="string" calcext:value-type="string">
            <text:p>●</text:p>
          </table:table-cell>
          <table:table-cell table:style-name="ce270" office:value-type="string" calcext:value-type="string">
            <text:p>●</text:p>
          </table:table-cell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8">
          <table:table-cell table:style-name="ce254" office:value-type="string" calcext:value-type="string">
            <text:p>入出庫管理</text:p>
            <text:p>入庫タブ</text:p>
          </table:table-cell>
          <table:table-cell table:style-name="ce261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8">
          <table:table-cell table:style-name="ce254" office:value-type="string" calcext:value-type="string">
            <text:p>入出庫管理</text:p>
            <text:p>出庫タブ</text:p>
          </table:table-cell>
          <table:table-cell table:style-name="ce263" office:value-type="string" calcext:value-type="string">
            <text:p>一覧</text:p>
          </table:table-cell>
          <table:table-cell table:style-name="ce274"/>
          <table:table-cell table:style-name="ce284" table:number-columns-repeated="6"/>
          <table:table-cell table:style-name="ce298"/>
          <table:table-cell table:style-name="ce274"/>
          <table:table-cell table:style-name="ce284" table:number-columns-repeated="4"/>
          <table:table-cell table:style-name="ce298"/>
          <table:table-cell table:style-name="ce274"/>
          <table:table-cell table:style-name="ce284" table:number-columns-repeated="2"/>
          <table:table-cell table:style-name="ce298" table:number-columns-repeated="2"/>
          <table:table-cell table:style-name="ce274"/>
          <table:table-cell table:style-name="ce284" table:number-columns-repeated="5"/>
          <table:table-cell table:style-name="ce274"/>
          <table:table-cell table:style-name="ce284" table:number-columns-repeated="2"/>
          <table:table-cell table:style-name="ce298"/>
          <table:table-cell table:style-name="ce284" table:number-columns-repeated="3"/>
          <table:table-cell table:style-name="ce274"/>
          <table:table-cell table:style-name="ce298"/>
          <table:table-cell table:style-name="ce274"/>
          <table:table-cell table:style-name="ce298"/>
          <table:table-cell table:style-name="ce307"/>
          <table:table-cell table:style-name="ce274"/>
          <table:table-cell table:style-name="ce284" table:number-columns-repeated="2"/>
          <table:table-cell table:style-name="ce298"/>
          <table:table-cell table:style-name="ce307"/>
          <table:table-cell table:style-name="ce284"/>
          <table:table-cell table:style-name="ce274"/>
          <table:table-cell table:style-name="ce298"/>
          <table:table-cell table:style-name="ce274"/>
          <table:table-cell table:style-name="ce298"/>
          <table:table-cell table:style-name="ce284"/>
          <table:table-cell table:style-name="ce298" table:number-columns-repeated="2"/>
          <table:table-cell table:style-name="ce307"/>
          <table:table-cell table:style-name="ce274"/>
          <table:table-cell table:style-name="ce307" office:value-type="string" calcext:value-type="string">
            <text:p>●</text:p>
          </table:table-cell>
          <table:table-cell table:style-name="ce284"/>
          <table:table-cell table:style-name="ce307"/>
          <table:table-cell table:style-name="ce274"/>
          <table:table-cell table:style-name="ce307"/>
          <table:table-cell table:style-name="ce284"/>
          <table:table-cell table:style-name="ce298"/>
          <table:table-cell table:style-name="ce274" table:number-columns-repeated="2"/>
          <table:table-cell table:style-name="ce328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table-cell table:style-name="ce254" office:value-type="string" calcext:value-type="string" table:number-columns-spanned="1" table:number-rows-spanned="2">
            <text:p>日付選択</text:p>
          </table:table-cell>
          <table:table-cell table:style-name="ce261" office:value-type="string" calcext:value-type="string">
            <text:p>本日ボタン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 office:value-type="string" calcext:value-type="string">
            <text:p>●</text:p>
          </table:table-cell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0">
          <table:covered-table-cell table:style-name="ce254"/>
          <table:table-cell table:style-name="ce261" office:value-type="string" calcext:value-type="string">
            <text:p>カレンダー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/>
          <table:table-cell table:style-name="ce280"/>
          <table:table-cell table:style-name="ce304" office:value-type="string" calcext:value-type="string">
            <text:p>●</text:p>
          </table:table-cell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5">
            <text:p>入出金</text:p>
            <text:p>管理</text:p>
            <text:p>出金タブ</text:p>
          </table:table-cell>
          <table:table-cell table:style-name="ce260" office:value-type="string" calcext:value-type="string">
            <text:p>検索</text:p>
          </table:table-cell>
          <table:table-cell table:style-name="ce269"/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79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出金（絞込）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更新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5">
            <text:p>入出金</text:p>
            <text:p>管理</text:p>
            <text:p>入金タブ</text:p>
          </table:table-cell>
          <table:table-cell table:style-name="ce261" office:value-type="string" calcext:value-type="string">
            <text:p>検索</text:p>
          </table:table-cell>
          <table:table-cell table:style-name="ce271"/>
          <table:table-cell table:style-name="ce281" table:number-columns-repeated="4"/>
          <table:table-cell table:style-name="ce281" office:value-type="string" calcext:value-type="string">
            <text:p>●</text:p>
          </table:table-cell>
          <table:table-cell table:style-name="ce281"/>
          <table:table-cell table:style-name="ce293"/>
          <table:table-cell table:style-name="ce271"/>
          <table:table-cell table:style-name="ce281" table:number-columns-repeated="4"/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 office:value-type="string" calcext:value-type="string">
            <text:p>●</text:p>
          </table:table-cell>
          <table:table-cell table:style-name="ce281" table:number-columns-repeated="5"/>
          <table:table-cell table:style-name="ce271"/>
          <table:table-cell table:style-name="ce281" table:number-columns-repeated="2"/>
          <table:table-cell table:style-name="ce293"/>
          <table:table-cell table:style-name="ce281" table:number-columns-repeated="3"/>
          <table:table-cell table:style-name="ce27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期間</text:p>
          </table:table-cell>
          <table:table-cell table:style-name="ce269"/>
          <table:table-cell table:style-name="ce279" office:value-type="string" calcext:value-type="string">
            <text:p>●</text:p>
          </table:table-cell>
          <table:table-cell table:style-name="ce279" table:number-columns-repeated="5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4"/>
          <table:table-cell table:style-name="ce279" office:value-type="string" calcext:value-type="string">
            <text:p>●</text:p>
          </table:table-cell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入金（絞込）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 office:value-type="string" calcext:value-type="string">
            <text:p>●</text:p>
          </table:table-cell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 office:value-type="string" calcext:value-type="string">
            <text:p>●</text:p>
          </table:table-cell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更新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7">
            <text:p>入出金管理</text:p>
            <text:p>出金編集</text:p>
          </table:table-cell>
          <table:table-cell table:style-name="ce260" office:value-type="string" calcext:value-type="string">
            <text:p>発注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発注先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納品希望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入力者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合計金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出金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一覧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 office:value-type="string" calcext:value-type="string">
            <text:p>●</text:p>
          </table:table-cell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7">
            <text:p>入出金管理</text:p>
            <text:p>入金編集</text:p>
          </table:table-cell>
          <table:table-cell table:style-name="ce261" office:value-type="string" calcext:value-type="string">
            <text:p>受注日</text:p>
          </table:table-cell>
          <table:table-cell table:style-name="ce271"/>
          <table:table-cell table:style-name="ce281" table:number-columns-repeated="6"/>
          <table:table-cell table:style-name="ce293"/>
          <table:table-cell table:style-name="ce271"/>
          <table:table-cell table:style-name="ce281" table:number-columns-repeated="3"/>
          <table:table-cell table:style-name="ce281" office:value-type="string" calcext:value-type="string">
            <text:p>●</text:p>
          </table:table-cell>
          <table:table-cell table:style-name="ce293"/>
          <table:table-cell table:style-name="ce271"/>
          <table:table-cell table:style-name="ce281" table:number-columns-repeated="2"/>
          <table:table-cell table:style-name="ce293" table:number-columns-repeated="2"/>
          <table:table-cell table:style-name="ce271"/>
          <table:table-cell table:style-name="ce281" table:number-columns-repeated="5"/>
          <table:table-cell table:style-name="ce271"/>
          <table:table-cell table:style-name="ce281"/>
          <table:table-cell table:style-name="ce281" office:value-type="string" calcext:value-type="string">
            <text:p>●</text:p>
          </table:table-cell>
          <table:table-cell table:style-name="ce293"/>
          <table:table-cell table:style-name="ce281" table:number-columns-repeated="3"/>
          <table:table-cell table:style-name="ce271"/>
          <table:table-cell table:style-name="ce293"/>
          <table:table-cell table:style-name="ce271"/>
          <table:table-cell table:style-name="ce293"/>
          <table:table-cell table:style-name="ce302"/>
          <table:table-cell table:style-name="ce271"/>
          <table:table-cell table:style-name="ce281" table:number-columns-repeated="2"/>
          <table:table-cell table:style-name="ce293"/>
          <table:table-cell table:style-name="ce302"/>
          <table:table-cell table:style-name="ce281"/>
          <table:table-cell table:style-name="ce271"/>
          <table:table-cell table:style-name="ce293"/>
          <table:table-cell table:style-name="ce271"/>
          <table:table-cell table:style-name="ce293"/>
          <table:table-cell table:style-name="ce281"/>
          <table:table-cell table:style-name="ce293" table:number-columns-repeated="2"/>
          <table:table-cell table:style-name="ce302"/>
          <table:table-cell table:style-name="ce271"/>
          <table:table-cell table:style-name="ce302"/>
          <table:table-cell table:style-name="ce281"/>
          <table:table-cell table:style-name="ce302"/>
          <table:table-cell table:style-name="ce271"/>
          <table:table-cell table:style-name="ce302"/>
          <table:table-cell table:style-name="ce281"/>
          <table:table-cell table:style-name="ce293"/>
          <table:table-cell table:style-name="ce271" table:number-columns-repeated="2"/>
          <table:table-cell table:style-name="ce323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受注先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納品希望日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入力者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合計金額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3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/>
          <table:table-cell table:style-name="ce279" office:value-type="string" calcext:value-type="string">
            <text:p>●</text:p>
          </table:table-cell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入金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一覧</text:p>
          </table:table-cell>
          <table:table-cell table:style-name="ce270"/>
          <table:table-cell table:style-name="ce280" table:number-columns-repeated="6"/>
          <table:table-cell table:style-name="ce295"/>
          <table:table-cell table:style-name="ce270"/>
          <table:table-cell table:style-name="ce280" table:number-columns-repeated="4"/>
          <table:table-cell table:style-name="ce295"/>
          <table:table-cell table:style-name="ce270"/>
          <table:table-cell table:style-name="ce280" table:number-columns-repeated="2"/>
          <table:table-cell table:style-name="ce295" table:number-columns-repeated="2"/>
          <table:table-cell table:style-name="ce270"/>
          <table:table-cell table:style-name="ce280" table:number-columns-repeated="5"/>
          <table:table-cell table:style-name="ce270"/>
          <table:table-cell table:style-name="ce280" table:number-columns-repeated="2"/>
          <table:table-cell table:style-name="ce295"/>
          <table:table-cell table:style-name="ce280" table:number-columns-repeated="3"/>
          <table:table-cell table:style-name="ce270"/>
          <table:table-cell table:style-name="ce295"/>
          <table:table-cell table:style-name="ce270"/>
          <table:table-cell table:style-name="ce295"/>
          <table:table-cell table:style-name="ce304"/>
          <table:table-cell table:style-name="ce270"/>
          <table:table-cell table:style-name="ce280" table:number-columns-repeated="2"/>
          <table:table-cell table:style-name="ce295"/>
          <table:table-cell table:style-name="ce304"/>
          <table:table-cell table:style-name="ce280"/>
          <table:table-cell table:style-name="ce270"/>
          <table:table-cell table:style-name="ce295"/>
          <table:table-cell table:style-name="ce270"/>
          <table:table-cell table:style-name="ce295"/>
          <table:table-cell table:style-name="ce280"/>
          <table:table-cell table:style-name="ce295" table:number-columns-repeated="2"/>
          <table:table-cell table:style-name="ce304"/>
          <table:table-cell table:style-name="ce270"/>
          <table:table-cell table:style-name="ce304" office:value-type="string" calcext:value-type="string">
            <text:p>●</text:p>
          </table:table-cell>
          <table:table-cell table:style-name="ce280"/>
          <table:table-cell table:style-name="ce304"/>
          <table:table-cell table:style-name="ce270"/>
          <table:table-cell table:style-name="ce304"/>
          <table:table-cell table:style-name="ce280"/>
          <table:table-cell table:style-name="ce295"/>
          <table:table-cell table:style-name="ce270" table:number-columns-repeated="2"/>
          <table:table-cell table:style-name="ce324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table-cell table:style-name="ce254" office:value-type="string" calcext:value-type="string" table:number-columns-spanned="1" table:number-rows-spanned="6">
            <text:p>共通部分</text:p>
          </table:table-cell>
          <table:table-cell table:style-name="ce260" office:value-type="string" calcext:value-type="string">
            <text:p>タイトル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 office:value-type="string" calcext:value-type="string">
            <text:p>●</text:p>
          </table:table-cell>
          <table:table-cell table:style-name="ce303" office:value-type="string" calcext:value-type="string">
            <text:p>●</text:p>
          </table:table-cell>
          <table:table-cell table:style-name="ce279" office:value-type="string" calcext:value-type="string">
            <text:p>●</text:p>
          </table:table-cell>
          <table:table-cell table:style-name="ce292" office:value-type="string" calcext:value-type="string">
            <text:p>●</text:p>
          </table:table-cell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クローズ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 office:value-type="string" calcext:value-type="string">
            <text:p>●</text:p>
          </table:table-cell>
          <table:table-cell table:style-name="ce294"/>
          <table:table-cell table:style-name="ce269" office:value-type="string" calcext:value-type="string">
            <text:p>●</text:p>
          </table:table-cell>
          <table:table-cell table:style-name="ce294"/>
          <table:table-cell table:style-name="ce303" office:value-type="string" calcext:value-type="string">
            <text:p>●</text:p>
          </table:table-cell>
          <table:table-cell table:style-name="ce269" office:value-type="string" calcext:value-type="string">
            <text:p>●</text:p>
          </table:table-cell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空白の改行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table:number-columns-repeated="2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タブボタン群外枠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 office:value-type="string" calcext:value-type="string">
            <text:p>●</text:p>
          </table:table-cell>
          <table:table-cell table:style-name="ce269"/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1" office:value-type="string" calcext:value-type="string">
            <text:p>タブボタン</text:p>
          </table:table-cell>
          <table:table-cell table:style-name="ce269"/>
          <table:table-cell table:style-name="ce279" table:number-columns-repeated="6"/>
          <table:table-cell table:style-name="ce294"/>
          <table:table-cell table:style-name="ce269"/>
          <table:table-cell table:style-name="ce279" table:number-columns-repeated="4"/>
          <table:table-cell table:style-name="ce294"/>
          <table:table-cell table:style-name="ce269"/>
          <table:table-cell table:style-name="ce279" table:number-columns-repeated="2"/>
          <table:table-cell table:style-name="ce294" table:number-columns-repeated="2"/>
          <table:table-cell table:style-name="ce269"/>
          <table:table-cell table:style-name="ce279" table:number-columns-repeated="5"/>
          <table:table-cell table:style-name="ce269"/>
          <table:table-cell table:style-name="ce279" table:number-columns-repeated="2"/>
          <table:table-cell table:style-name="ce294"/>
          <table:table-cell table:style-name="ce279" table:number-columns-repeated="3"/>
          <table:table-cell table:style-name="ce269"/>
          <table:table-cell table:style-name="ce294"/>
          <table:table-cell table:style-name="ce269"/>
          <table:table-cell table:style-name="ce294"/>
          <table:table-cell table:style-name="ce303"/>
          <table:table-cell table:style-name="ce269"/>
          <table:table-cell table:style-name="ce279" table:number-columns-repeated="2"/>
          <table:table-cell table:style-name="ce294"/>
          <table:table-cell table:style-name="ce303"/>
          <table:table-cell table:style-name="ce279"/>
          <table:table-cell table:style-name="ce269"/>
          <table:table-cell table:style-name="ce294"/>
          <table:table-cell table:style-name="ce269"/>
          <table:table-cell table:style-name="ce294"/>
          <table:table-cell table:style-name="ce279"/>
          <table:table-cell table:style-name="ce294" table:number-columns-repeated="2"/>
          <table:table-cell table:style-name="ce303"/>
          <table:table-cell table:style-name="ce269"/>
          <table:table-cell table:style-name="ce303"/>
          <table:table-cell table:style-name="ce279"/>
          <table:table-cell table:style-name="ce303"/>
          <table:table-cell table:style-name="ce269"/>
          <table:table-cell table:style-name="ce303"/>
          <table:table-cell table:style-name="ce279"/>
          <table:table-cell table:style-name="ce294"/>
          <table:table-cell table:style-name="ce269"/>
          <table:table-cell table:style-name="ce269" office:value-type="string" calcext:value-type="string">
            <text:p>●</text:p>
          </table:table-cell>
          <table:table-cell table:style-name="ce322"/>
          <table:table-cell/>
          <table:table-cell table:style-name="ce331" table:number-columns-repeated="12"/>
          <table:table-cell table:number-columns-repeated="947"/>
        </table:table-row>
        <table:table-row table:style-name="ro11">
          <table:covered-table-cell table:style-name="ce254"/>
          <table:table-cell table:style-name="ce262" office:value-type="string" calcext:value-type="string">
            <text:p>タブボタンの文字</text:p>
          </table:table-cell>
          <table:table-cell table:style-name="ce275"/>
          <table:table-cell table:style-name="ce285" table:number-columns-repeated="6"/>
          <table:table-cell table:style-name="ce299"/>
          <table:table-cell table:style-name="ce275"/>
          <table:table-cell table:style-name="ce285" table:number-columns-repeated="4"/>
          <table:table-cell table:style-name="ce299"/>
          <table:table-cell table:style-name="ce275"/>
          <table:table-cell table:style-name="ce285" table:number-columns-repeated="2"/>
          <table:table-cell table:style-name="ce299" table:number-columns-repeated="2"/>
          <table:table-cell table:style-name="ce275"/>
          <table:table-cell table:style-name="ce285" table:number-columns-repeated="5"/>
          <table:table-cell table:style-name="ce275"/>
          <table:table-cell table:style-name="ce285" table:number-columns-repeated="2"/>
          <table:table-cell table:style-name="ce299"/>
          <table:table-cell table:style-name="ce285" table:number-columns-repeated="3"/>
          <table:table-cell table:style-name="ce275"/>
          <table:table-cell table:style-name="ce299"/>
          <table:table-cell table:style-name="ce275"/>
          <table:table-cell table:style-name="ce299"/>
          <table:table-cell table:style-name="ce308"/>
          <table:table-cell table:style-name="ce275"/>
          <table:table-cell table:style-name="ce285" table:number-columns-repeated="2"/>
          <table:table-cell table:style-name="ce299"/>
          <table:table-cell table:style-name="ce308"/>
          <table:table-cell table:style-name="ce285"/>
          <table:table-cell table:style-name="ce275"/>
          <table:table-cell table:style-name="ce299"/>
          <table:table-cell table:style-name="ce275"/>
          <table:table-cell table:style-name="ce299"/>
          <table:table-cell table:style-name="ce285"/>
          <table:table-cell table:style-name="ce299" table:number-columns-repeated="2"/>
          <table:table-cell table:style-name="ce308"/>
          <table:table-cell table:style-name="ce275"/>
          <table:table-cell table:style-name="ce308"/>
          <table:table-cell table:style-name="ce285"/>
          <table:table-cell table:style-name="ce308"/>
          <table:table-cell table:style-name="ce275"/>
          <table:table-cell table:style-name="ce308"/>
          <table:table-cell table:style-name="ce285"/>
          <table:table-cell table:style-name="ce299"/>
          <table:table-cell table:style-name="ce275" table:number-columns-repeated="2"/>
          <table:table-cell table:style-name="ce329" office:value-type="string" calcext:value-type="string">
            <text:p>●</text:p>
          </table:table-cell>
          <table:table-cell/>
          <table:table-cell table:style-name="ce331" table:number-columns-repeated="12"/>
          <table:table-cell table:number-columns-repeated="947"/>
        </table:table-row>
        <table:table-row table:style-name="ro16" table:number-rows-repeated="104825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画面アイテム・DBテーブル対応表" table:style-name="ta1">
        <office:forms form:automatic-focus="false" form:apply-design-mode="false"/>
        <table:table-header-columns>
          <table:table-column table:style-name="co27" table:default-cell-style-name="ce91"/>
          <table:table-column table:style-name="co28" table:default-cell-style-name="ce102"/>
        </table:table-header-columns>
        <table:table-column table:style-name="co29" table:number-columns-repeated="108" table:default-cell-style-name="ce27"/>
        <table:table-column table:style-name="co29" table:default-cell-style-name="ce151"/>
        <table:table-column table:style-name="co29" table:number-columns-repeated="173" table:default-cell-style-name="ce27"/>
        <table:table-column table:style-name="co11" table:default-cell-style-name="ce27"/>
        <table:table-column table:style-name="co10" table:default-cell-style-name="ce27"/>
        <table:table-column table:style-name="co29" table:number-columns-repeated="18" table:default-cell-style-name="ce27"/>
        <table:table-column table:style-name="co29" table:default-cell-style-name="ce195"/>
        <table:table-column table:style-name="co29" table:number-columns-repeated="12" table:default-cell-style-name="ce27"/>
        <table:table-column table:style-name="co30" table:number-columns-repeated="697" table:default-cell-style-name="ce27"/>
        <table:table-column table:style-name="co30" table:number-columns-repeated="10" table:default-cell-style-name="Default"/>
        <table:table-header-rows>
          <table:table-row table:style-name="ro12">
            <table:table-cell table:style-name="ce84"/>
            <table:table-cell table:style-name="ce92"/>
            <table:table-cell table:style-name="ce103" office:value-type="string" calcext:value-type="string" table:number-columns-spanned="8" table:number-rows-spanned="1">
              <text:p>受発注画面</text:p>
              <text:p>発注タブ</text:p>
            </table:table-cell>
            <table:covered-table-cell table:number-columns-repeated="6" table:style-name="ce113"/>
            <table:covered-table-cell table:style-name="ce124"/>
            <table:table-cell table:style-name="ce134" office:value-type="string" calcext:value-type="string" table:number-columns-spanned="16" table:number-rows-spanned="1">
              <text:p>発注 新規・編集画面</text:p>
              <text:p>(伝票)</text:p>
            </table:table-cell>
            <table:covered-table-cell table:number-columns-repeated="14" table:style-name="ce136"/>
            <table:covered-table-cell table:style-name="ce138"/>
            <table:table-cell table:style-name="ce140" office:value-type="string" calcext:value-type="string" table:number-columns-spanned="8" table:number-rows-spanned="1">
              <text:p>発注 </text:p>
              <text:p>新規・編集画面</text:p>
              <text:p>(製品項目)</text:p>
            </table:table-cell>
            <table:covered-table-cell table:number-columns-repeated="3" table:style-name="ce136"/>
            <table:covered-table-cell table:style-name="ce144"/>
            <table:covered-table-cell table:number-columns-repeated="2"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未在</text:p>
              <text:p>庫管</text:p>
              <text:p>理画</text:p>
              <text:p>面</text:p>
            </table:table-cell>
            <table:covered-table-cell table:style-name="ce138"/>
            <table:table-cell table:style-name="ce138" office:value-type="string" calcext:value-type="string" table:number-columns-spanned="2" table:number-rows-spanned="1">
              <text:p>返品</text:p>
              <text:p>編集</text:p>
              <text:p>画面</text:p>
            </table:table-cell>
            <table:covered-table-cell table:style-name="ce138"/>
            <table:table-cell table:style-name="ce140" office:value-type="string" calcext:value-type="string" table:number-columns-spanned="12" table:number-rows-spanned="1">
              <text:p>受発注画面</text:p>
              <text:p>受注タブ</text:p>
            </table:table-cell>
            <table:covered-table-cell table:number-columns-repeated="2" table:style-name="ce136"/>
            <table:covered-table-cell table:number-columns-repeated="2" table:style-name="ce144"/>
            <table:covered-table-cell table:number-columns-repeated="6" table:style-name="ce136"/>
            <table:covered-table-cell table:style-name="ce138"/>
            <table:table-cell table:style-name="ce140" office:value-type="string" calcext:value-type="string" table:number-columns-spanned="21" table:number-rows-spanned="1">
              <text:p>受注 新規・編集画面</text:p>
              <text:p>(伝票)</text:p>
            </table:table-cell>
            <table:covered-table-cell table:style-name="ce140"/>
            <table:covered-table-cell table:number-columns-repeated="18" table:style-name="ce136"/>
            <table:covered-table-cell table:style-name="ce138"/>
            <table:table-cell table:style-name="ce140" office:value-type="string" calcext:value-type="string" table:number-columns-spanned="9" table:number-rows-spanned="1">
              <text:p>受注</text:p>
              <text:p>新規・編集画面</text:p>
              <text:p>(製品項目)</text:p>
            </table:table-cell>
            <table:covered-table-cell table:number-columns-repeated="7" table:style-name="ce136"/>
            <table:covered-table-cell table:style-name="ce138"/>
            <table:table-cell table:style-name="ce140" office:value-type="string" calcext:value-type="string" table:number-columns-spanned="5" table:number-rows-spanned="1">
              <text:p>取引先</text:p>
              <text:p>管理</text:p>
              <text:p>個人タブ</text:p>
            </table:table-cell>
            <table:covered-table-cell table:style-name="ce144"/>
            <table:covered-table-cell table:number-columns-repeated="2" table:style-name="ce136"/>
            <table:covered-table-cell table:style-name="ce138"/>
            <table:table-cell table:style-name="ce140" office:value-type="string" calcext:value-type="string" table:number-columns-spanned="14" table:number-rows-spanned="1">
              <text:p>登録・編集画面(個人)</text:p>
            </table:table-cell>
            <table:covered-table-cell table:number-columns-repeated="12" table:style-name="ce136"/>
            <table:covered-table-cell table:style-name="ce138"/>
            <table:table-cell table:style-name="ce140" office:value-type="string" calcext:value-type="string" table:number-columns-spanned="7" table:number-rows-spanned="1">
              <text:p>取引先管理</text:p>
              <text:p>会社タブ</text:p>
            </table:table-cell>
            <table:covered-table-cell table:number-columns-repeated="5" table:style-name="ce136"/>
            <table:covered-table-cell table:style-name="ce138"/>
            <table:table-cell table:style-name="ce140" office:value-type="string" calcext:value-type="string" table:number-columns-spanned="20" table:number-rows-spanned="1">
              <text:p>取引先管理 会社登録・編集画面</text:p>
            </table:table-cell>
            <table:covered-table-cell table:number-columns-repeated="3" table:style-name="ce136"/>
            <table:covered-table-cell table:style-name="ce150"/>
            <table:covered-table-cell table:number-columns-repeated="2" table:style-name="ce136"/>
            <table:covered-table-cell table:style-name="ce144"/>
            <table:covered-table-cell table:number-columns-repeated="2" table:style-name="ce136"/>
            <table:covered-table-cell table:number-columns-repeated="2" table:style-name="ce144"/>
            <table:covered-table-cell table:number-columns-repeated="7" table:style-name="ce136"/>
            <table:covered-table-cell table:style-name="ce138"/>
            <table:table-cell table:style-name="ce140" office:value-type="string" calcext:value-type="string" table:number-columns-spanned="3" table:number-rows-spanned="1">
              <text:p>取引</text:p>
              <text:p>先管</text:p>
              <text:p>理</text:p>
              <text:p>社員</text:p>
              <text:p>タブ</text:p>
            </table:table-cell>
            <table:covered-table-cell table:style-name="ce136"/>
            <table:covered-table-cell table:style-name="ce138"/>
            <table:table-cell table:style-name="ce138" office:value-type="string" calcext:value-type="string" table:number-columns-spanned="3" table:number-rows-spanned="1">
              <text:p>種別</text:p>
              <text:p>価格</text:p>
              <text:p>作成</text:p>
              <text:p>画面</text:p>
            </table:table-cell>
            <table:covered-table-cell table:number-columns-repeated="2" table:style-name="ce138"/>
            <table:table-cell table:style-name="ce138" office:value-type="string" calcext:value-type="string" table:number-columns-spanned="3" table:number-rows-spanned="1">
              <text:p>新規</text:p>
              <text:p>・編</text:p>
              <text:p>集画</text:p>
              <text:p>面</text:p>
              <text:p>(種別</text:p>
              <text:p>作成)</text:p>
            </table:table-cell>
            <table:covered-table-cell table:number-columns-repeated="2" table:style-name="ce138"/>
            <table:table-cell table:style-name="ce138" office:value-type="string" calcext:value-type="string" table:number-columns-spanned="5" table:number-rows-spanned="1">
              <text:p>取引先</text:p>
              <text:p>管理</text:p>
              <text:p>社員追加</text:p>
              <text:p>画面</text:p>
            </table:table-cell>
            <table:covered-table-cell table:number-columns-repeated="3" table:style-name="ce153"/>
            <table:covered-table-cell table:style-name="ce154"/>
            <table:table-cell table:style-name="ce140" office:value-type="string" calcext:value-type="string" table:number-columns-spanned="2" table:number-rows-spanned="1">
              <text:p>取引</text:p>
              <text:p>先</text:p>
              <text:p>管理</text:p>
              <text:p>社員</text:p>
              <text:p>選択</text:p>
            </table:table-cell>
            <table:covered-table-cell table:style-name="ce138"/>
            <table:table-cell table:style-name="ce140" office:value-type="string" calcext:value-type="string" table:number-columns-spanned="3" table:number-rows-spanned="1">
              <text:p>取引</text:p>
              <text:p>先管</text:p>
              <text:p>理</text:p>
              <text:p>取扱</text:p>
              <text:p>製品</text:p>
              <text:p>タブ</text:p>
            </table:table-cell>
            <table:covered-table-cell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取引</text:p>
              <text:p>先管</text:p>
              <text:p>理</text:p>
              <text:p>取扱</text:p>
              <text:p>製品</text:p>
              <text:p>追加</text:p>
            </table:table-cell>
            <table:covered-table-cell table:style-name="ce155"/>
            <table:table-cell table:style-name="ce140" office:value-type="string" calcext:value-type="string" table:number-columns-spanned="6" table:number-rows-spanned="1">
              <text:p>製品管理</text:p>
            </table:table-cell>
            <table:covered-table-cell table:number-columns-repeated="4" table:style-name="ce136"/>
            <table:covered-table-cell table:style-name="ce138"/>
            <table:table-cell table:style-name="ce140" office:value-type="string" calcext:value-type="string" table:number-columns-spanned="15" table:number-rows-spanned="1">
              <text:p>新規・追加画面</text:p>
              <text:p>(製品管理)</text:p>
            </table:table-cell>
            <table:covered-table-cell table:number-columns-repeated="13" table:style-name="ce136"/>
            <table:covered-table-cell table:style-name="ce138"/>
            <table:table-cell table:style-name="ce140" office:value-type="string" calcext:value-type="string" table:number-columns-spanned="3" table:number-rows-spanned="1">
              <text:p>種別</text:p>
              <text:p>作成</text:p>
              <text:p>画面</text:p>
            </table:table-cell>
            <table:covered-table-cell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大項</text:p>
              <text:p>目作</text:p>
              <text:p>成画</text:p>
              <text:p>面</text:p>
            </table:table-cell>
            <table:covered-table-cell table:style-name="ce138"/>
            <table:table-cell table:style-name="ce140" office:value-type="string" calcext:value-type="string" table:number-columns-spanned="3" table:number-rows-spanned="1">
              <text:p>中項</text:p>
              <text:p>目作</text:p>
              <text:p>成画</text:p>
              <text:p>面</text:p>
            </table:table-cell>
            <table:covered-table-cell table:style-name="ce136"/>
            <table:covered-table-cell table:style-name="ce138"/>
            <table:table-cell table:style-name="ce140" office:value-type="string" calcext:value-type="string" table:number-columns-spanned="4" table:number-rows-spanned="1">
              <text:p>小項目</text:p>
              <text:p>作成画</text:p>
              <text:p>面</text:p>
            </table:table-cell>
            <table:covered-table-cell table:number-columns-repeated="2" table:style-name="ce144"/>
            <table:covered-table-cell table:style-name="ce138"/>
            <table:table-cell table:style-name="ce140" office:value-type="string" calcext:value-type="string" table:number-columns-spanned="4" table:number-rows-spanned="1">
              <text:p>新規・</text:p>
              <text:p>追加</text:p>
              <text:p>画面</text:p>
              <text:p>(種別</text:p>
              <text:p>作成)</text:p>
            </table:table-cell>
            <table:covered-table-cell table:number-columns-repeated="2" table:style-name="ce136"/>
            <table:covered-table-cell table:style-name="ce138"/>
            <table:table-cell table:style-name="ce140" office:value-type="string" calcext:value-type="string" table:number-columns-spanned="8" table:number-rows-spanned="1">
              <text:p>在庫管理</text:p>
              <text:p>在庫タブ</text:p>
            </table:table-cell>
            <table:covered-table-cell table:number-columns-repeated="6" table:style-name="ce136"/>
            <table:covered-table-cell table:style-name="ce138"/>
            <table:table-cell table:style-name="ce140" office:value-type="string" calcext:value-type="string" table:number-columns-spanned="10" table:number-rows-spanned="1">
              <text:p>新規・編集</text:p>
              <text:p>画面</text:p>
              <text:p>(在庫管理)</text:p>
            </table:table-cell>
            <table:covered-table-cell table:number-columns-repeated="8" table:style-name="ce136"/>
            <table:covered-table-cell table:style-name="ce138"/>
            <table:table-cell table:style-name="ce140" office:value-type="string" calcext:value-type="string" table:number-columns-spanned="2" table:number-rows-spanned="1">
              <text:p>ノー</text:p>
              <text:p>ド分</text:p>
              <text:p>割</text:p>
            </table:table-cell>
            <table:covered-table-cell table:style-name="ce158"/>
            <table:table-cell table:style-name="ce140" office:value-type="string" calcext:value-type="string" table:number-columns-spanned="4" table:number-rows-spanned="1">
              <text:p>在庫管理</text:p>
              <text:p>過去在庫</text:p>
              <text:p>タブ</text:p>
            </table:table-cell>
            <table:covered-table-cell table:number-columns-repeated="2" table:style-name="ce136"/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まと</text:p>
              <text:p>めタ</text:p>
              <text:p>ブ</text:p>
            </table:table-cell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仕入</text:p>
              <text:p>タブ</text:p>
            </table:table-cell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売上</text:p>
              <text:p>タブ</text:p>
            </table:table-cell>
            <table:covered-table-cell table:style-name="ce158"/>
            <table:table-cell table:style-name="ce140" office:value-type="string" calcext:value-type="string" table:number-columns-spanned="2" table:number-rows-spanned="1">
              <text:p>統計</text:p>
              <text:p>利益</text:p>
              <text:p>タブ</text:p>
            </table:table-cell>
            <table:covered-table-cell table:style-name="ce158"/>
            <table:table-cell table:style-name="ce140" office:value-type="string" calcext:value-type="string" table:number-columns-spanned="5" table:number-rows-spanned="1">
              <text:p>統計</text:p>
              <text:p>企業詳細</text:p>
              <text:p>タブ</text:p>
            </table:table-cell>
            <table:covered-table-cell table:style-name="ce159"/>
            <table:covered-table-cell table:number-columns-repeated="2" table:style-name="ce160"/>
            <table:covered-table-cell table:style-name="ce161"/>
            <table:table-cell table:style-name="ce140" office:value-type="string" calcext:value-type="string" table:number-columns-spanned="5" table:number-rows-spanned="1">
              <text:p>統計</text:p>
              <text:p>製品詳細</text:p>
              <text:p>タブ</text:p>
            </table:table-cell>
            <table:covered-table-cell table:style-name="ce159"/>
            <table:covered-table-cell table:number-columns-repeated="2" table:style-name="ce160"/>
            <table:covered-table-cell table:style-name="ce161"/>
            <table:table-cell table:style-name="ce163" office:value-type="string" calcext:value-type="string" table:number-columns-spanned="3" table:number-rows-spanned="1">
              <text:p>管理</text:p>
              <text:p>者</text:p>
              <text:p>ユー</text:p>
              <text:p>ザタ</text:p>
              <text:p>ブ</text:p>
            </table:table-cell>
            <table:covered-table-cell table:style-name="ce160"/>
            <table:covered-table-cell table:style-name="ce164"/>
            <table:table-cell table:style-name="ce165" office:value-type="string" calcext:value-type="string" table:number-columns-spanned="11" table:number-rows-spanned="1">
              <text:p>追加・編集画面 </text:p>
              <text:p>(管理者 ユーザ)</text:p>
            </table:table-cell>
            <table:covered-table-cell table:number-columns-repeated="3" table:style-name="ce166"/>
            <table:covered-table-cell table:number-columns-repeated="4" table:style-name="ce167"/>
            <table:covered-table-cell table:style-name="ce168"/>
            <table:covered-table-cell table:style-name="ce169"/>
            <table:covered-table-cell table:style-name="ce170"/>
            <table:table-cell table:style-name="ce172" office:value-type="string" calcext:value-type="string" table:number-columns-spanned="9" table:number-rows-spanned="1">
              <text:p>管理者 詳細タブ</text:p>
            </table:table-cell>
            <table:covered-table-cell table:style-name="ce174"/>
            <table:covered-table-cell table:number-columns-repeated="6" table:style-name="ce169"/>
            <table:covered-table-cell table:style-name="ce170"/>
            <table:table-cell table:style-name="ce134" office:value-type="string" calcext:value-type="string" table:number-columns-spanned="4" table:number-rows-spanned="1">
              <text:p>メール</text:p>
              <text:p>管理</text:p>
            </table:table-cell>
            <table:covered-table-cell table:number-columns-repeated="2" table:style-name="ce144"/>
            <table:covered-table-cell table:style-name="ce158"/>
            <table:table-cell table:style-name="ce134" office:value-type="string" calcext:value-type="string" table:number-columns-spanned="8" table:number-rows-spanned="1">
              <text:p>メール追加・編集</text:p>
            </table:table-cell>
            <table:covered-table-cell table:number-columns-repeated="3" table:style-name="ce144"/>
            <table:covered-table-cell table:style-name="ce159"/>
            <table:covered-table-cell table:number-columns-repeated="2" table:style-name="ce160"/>
            <table:covered-table-cell table:style-name="ce161"/>
            <table:table-cell table:style-name="ce163" office:value-type="string" calcext:value-type="string" table:number-columns-spanned="3" table:number-rows-spanned="1">
              <text:p>ML</text:p>
              <text:p>一覧</text:p>
              <text:p>画面</text:p>
            </table:table-cell>
            <table:covered-table-cell table:style-name="ce159"/>
            <table:covered-table-cell table:style-name="ce161"/>
            <table:table-cell table:style-name="ce163" office:value-type="string" calcext:value-type="string" table:number-columns-spanned="3" table:number-rows-spanned="1">
              <text:p>ML</text:p>
              <text:p>作成</text:p>
              <text:p>・編</text:p>
              <text:p>集画</text:p>
              <text:p>面</text:p>
            </table:table-cell>
            <table:covered-table-cell table:style-name="ce159"/>
            <table:covered-table-cell table:style-name="ce161"/>
            <table:table-cell table:style-name="ce163" office:value-type="string" calcext:value-type="string" table:number-columns-spanned="2" table:number-rows-spanned="1">
              <text:p>ML</text:p>
              <text:p>アド</text:p>
              <text:p>レス</text:p>
              <text:p>登録</text:p>
              <text:p>画面</text:p>
            </table:table-cell>
            <table:covered-table-cell table:style-name="ce161"/>
            <table:table-cell table:style-name="ce163" office:value-type="string" calcext:value-type="string" table:number-columns-spanned="3" table:number-rows-spanned="1">
              <text:p>クレ</text:p>
              <text:p>ーム</text:p>
              <text:p>管理</text:p>
            </table:table-cell>
            <table:covered-table-cell table:style-name="ce181"/>
            <table:covered-table-cell table:style-name="ce182"/>
            <table:table-cell table:style-name="ce183" office:value-type="string" calcext:value-type="string" table:number-columns-spanned="12" table:number-rows-spanned="1">
              <text:p>追加・編集画面(クレーム)</text:p>
            </table:table-cell>
            <table:covered-table-cell table:number-columns-repeated="4" table:style-name="ce184"/>
            <table:covered-table-cell table:number-columns-repeated="3" table:style-name="ce186"/>
            <table:covered-table-cell table:style-name="ce184"/>
            <table:covered-table-cell table:number-columns-repeated="2" table:style-name="ce186"/>
            <table:covered-table-cell table:style-name="ce188"/>
            <table:table-cell table:style-name="ce189" office:value-type="string" calcext:value-type="string">
              <text:p>入出</text:p>
              <text:p>庫管</text:p>
              <text:p>理</text:p>
              <text:p>入庫</text:p>
              <text:p>タブ</text:p>
            </table:table-cell>
            <table:table-cell table:style-name="ce189" office:value-type="string" calcext:value-type="string">
              <text:p>入出</text:p>
              <text:p>庫管</text:p>
              <text:p>理</text:p>
              <text:p>出庫</text:p>
              <text:p>タブ</text:p>
            </table:table-cell>
            <table:table-cell table:style-name="ce189" office:value-type="string" calcext:value-type="string" table:number-columns-spanned="2" table:number-rows-spanned="1">
              <text:p>日付</text:p>
              <text:p>選択</text:p>
            </table:table-cell>
            <table:covered-table-cell table:style-name="ce188"/>
            <table:table-cell table:style-name="ce189" office:value-type="string" calcext:value-type="string" table:number-columns-spanned="5" table:number-rows-spanned="1">
              <text:p>入出金</text:p>
              <text:p>管理</text:p>
              <text:p>出金</text:p>
              <text:p>タブ</text:p>
            </table:table-cell>
            <table:covered-table-cell table:number-columns-repeated="3" table:style-name="ce186"/>
            <table:covered-table-cell table:style-name="ce188"/>
            <table:table-cell table:style-name="ce189" office:value-type="string" calcext:value-type="string" table:number-columns-spanned="5" table:number-rows-spanned="1">
              <text:p>入出金</text:p>
              <text:p>管理</text:p>
              <text:p>入金</text:p>
              <text:p>タブ</text:p>
            </table:table-cell>
            <table:covered-table-cell table:number-columns-repeated="3" table:style-name="ce186"/>
            <table:covered-table-cell table:style-name="ce188"/>
            <table:table-cell table:style-name="ce189" office:value-type="string" calcext:value-type="string" table:number-columns-spanned="7" table:number-rows-spanned="1">
              <text:p>入出金管理</text:p>
              <text:p>出金編集</text:p>
            </table:table-cell>
            <table:covered-table-cell table:number-columns-repeated="5" table:style-name="ce186"/>
            <table:covered-table-cell table:style-name="ce188"/>
            <table:table-cell table:style-name="ce189" office:value-type="string" calcext:value-type="string" table:number-columns-spanned="7" table:number-rows-spanned="1">
              <text:p>入出金管理</text:p>
              <text:p>入金編集</text:p>
            </table:table-cell>
            <table:covered-table-cell table:number-columns-repeated="5" table:style-name="ce186"/>
            <table:covered-table-cell table:style-name="ce188"/>
            <table:table-cell table:style-name="ce204" office:value-type="string" calcext:value-type="string" table:number-columns-spanned="5" table:number-rows-spanned="1">
              <text:p>共通部分</text:p>
            </table:table-cell>
            <table:covered-table-cell table:number-columns-repeated="3" table:style-name="ce186"/>
            <table:covered-table-cell table:style-name="ce205"/>
            <table:table-cell table:style-name="ce215" table:number-columns-repeated="697"/>
            <table:table-cell table:style-name="ce219" table:number-columns-repeated="10"/>
          </table:table-row>
          <table:table-row table:style-name="ro13">
            <table:table-cell table:style-name="ce85"/>
            <table:table-cell table:style-name="ce93"/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注文書ボタン</text:p>
            </table:table-cell>
            <table:table-cell table:style-name="ce123" office:value-type="string" calcext:value-type="string">
              <text:p>発送指示書ボタン</text:p>
            </table:table-cell>
            <table:table-cell table:style-name="ce123" office:value-type="string" calcext:value-type="string">
              <text:p>納品書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発注日</text:p>
            </table:table-cell>
            <table:table-cell table:style-name="ce114" office:value-type="string" calcext:value-type="string">
              <text:p>発注コード</text:p>
            </table:table-cell>
            <table:table-cell table:style-name="ce123" office:value-type="string" calcext:value-type="string">
              <text:p>発注先</text:p>
            </table:table-cell>
            <table:table-cell table:style-name="ce123" office:value-type="string" calcext:value-type="string">
              <text:p>発送指定日</text:p>
            </table:table-cell>
            <table:table-cell table:style-name="ce123" office:value-type="string" calcext:value-type="string">
              <text:p>納品指定日</text:p>
            </table:table-cell>
            <table:table-cell table:style-name="ce123" office:value-type="string" calcext:value-type="string">
              <text:p>入力者</text:p>
            </table:table-cell>
            <table:table-cell table:style-name="ce123" office:value-type="string" calcext:value-type="string">
              <text:p>承認者</text:p>
            </table:table-cell>
            <table:table-cell table:style-name="ce123" office:value-type="string" calcext:value-type="string">
              <text:p>備考</text:p>
            </table:table-cell>
            <table:table-cell table:style-name="ce123" office:value-type="string" calcext:value-type="string">
              <text:p>合計金額</text:p>
            </table:table-cell>
            <table:table-cell table:style-name="ce123" office:value-type="string" calcext:value-type="string">
              <text:p>承認ボタン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37" office:value-type="string" calcext:value-type="string">
              <text:p>削除ボタン</text:p>
            </table:table-cell>
            <table:table-cell table:style-name="ce137" office:value-type="string" calcext:value-type="string">
              <text:p>未在庫一覧ボタン</text:p>
            </table:table-cell>
            <table:table-cell table:style-name="ce137" office:value-type="string" calcext:value-type="string">
              <text:p>返品ボタン</text:p>
            </table:table-cell>
            <table:table-cell table:style-name="ce139" office:value-type="string" calcext:value-type="string">
              <text:p>一覧</text:p>
            </table:table-cell>
            <table:table-cell table:style-name="ce141" office:value-type="string" calcext:value-type="string">
              <text:p><text:span text:style-name="T10">OKボタン</text:span></text:p>
            </table:table-cell>
            <table:table-cell table:style-name="ce142" office:value-type="string" calcext:value-type="string">
              <text:p>製品種別(大)</text:p>
            </table:table-cell>
            <table:table-cell table:style-name="ce143" office:value-type="string" calcext:value-type="string">
              <text:p>製品種別(中)</text:p>
            </table:table-cell>
            <table:table-cell table:style-name="ce143" office:value-type="string" calcext:value-type="string">
              <text:p>製品種別(小)</text:p>
            </table:table-cell>
            <table:table-cell table:style-name="ce123" office:value-type="string" calcext:value-type="string">
              <text:p>製品</text:p>
            </table:table-cell>
            <table:table-cell table:style-name="ce145" office:value-type="string" calcext:value-type="string">
              <text:p><text:span text:style-name="T10">単価</text:span></text:p>
            </table:table-cell>
            <table:table-cell table:style-name="ce145" office:value-type="string" calcext:value-type="string">
              <text:p><text:span text:style-name="T10">個数</text:span></text:p>
            </table:table-cell>
            <table:table-cell table:style-name="ce146" office:value-type="string" calcext:value-type="string">
              <text:p><text:span text:style-name="T10">発送先</text:span>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25" office:value-type="string" calcext:value-type="string">
              <text:p>返品数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14" office:value-type="string" calcext:value-type="string">
              <text:p>受注種別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見積書ボタン</text:p>
            </table:table-cell>
            <table:table-cell table:style-name="ce123" office:value-type="string" calcext:value-type="string">
              <text:p>注文書ボタン</text:p>
            </table:table-cell>
            <table:table-cell table:style-name="ce147" office:value-type="string" calcext:value-type="string">
              <text:p>納品書ボタン</text:p>
            </table:table-cell>
            <table:table-cell table:style-name="ce123" office:value-type="string" calcext:value-type="string">
              <text:p>請求書ボタン</text:p>
            </table:table-cell>
            <table:table-cell table:style-name="ce148" office:value-type="string" calcext:value-type="string">
              <text:p>注文請書ボタン</text:p>
            </table:table-cell>
            <table:table-cell table:style-name="ce123" office:value-type="string" calcext:value-type="string">
              <text:p>発送指示書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受注日</text:p>
            </table:table-cell>
            <table:table-cell table:style-name="ce114" office:value-type="string" calcext:value-type="string">
              <text:p>受注コード</text:p>
            </table:table-cell>
            <table:table-cell table:style-name="ce123" office:value-type="string" calcext:value-type="string">
              <text:p>顧客名</text:p>
            </table:table-cell>
            <table:table-cell table:style-name="ce123" office:value-type="string" calcext:value-type="string">
              <text:p>出荷指定日</text:p>
            </table:table-cell>
            <table:table-cell table:style-name="ce123" office:value-type="string" calcext:value-type="string">
              <text:p>納品指定日</text:p>
            </table:table-cell>
            <table:table-cell table:style-name="ce123" office:value-type="string" calcext:value-type="string">
              <text:p>締日</text:p>
            </table:table-cell>
            <table:table-cell table:style-name="ce149" office:value-type="string" calcext:value-type="string">
              <text:p>支払日</text:p>
            </table:table-cell>
            <table:table-cell table:style-name="ce149" office:value-type="string" calcext:value-type="string">
              <text:p>入力者</text:p>
            </table:table-cell>
            <table:table-cell table:style-name="ce149" office:value-type="string" calcext:value-type="string">
              <text:p>承認者</text:p>
            </table:table-cell>
            <table:table-cell table:style-name="ce143" office:value-type="string" calcext:value-type="string">
              <text:p>備考(社内向)</text:p>
            </table:table-cell>
            <table:table-cell table:style-name="ce143" office:value-type="string" calcext:value-type="string">
              <text:p>備考(社外向)</text:p>
            </table:table-cell>
            <table:table-cell table:style-name="ce149" office:value-type="string" calcext:value-type="string">
              <text:p>合計</text:p>
            </table:table-cell>
            <table:table-cell table:style-name="ce149" office:value-type="string" calcext:value-type="string">
              <text:p>受付ボタン</text:p>
            </table:table-cell>
            <table:table-cell table:style-name="ce149" office:value-type="string" calcext:value-type="string">
              <text:p>承認ボタン</text:p>
            </table:table-cell>
            <table:table-cell table:style-name="ce149" office:value-type="string" calcext:value-type="string">
              <text:p>承認解除ボタン</text:p>
            </table:table-cell>
            <table:table-cell table:style-name="ce149" office:value-type="string" calcext:value-type="string">
              <text:p>更新ボタン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返品ボタン</text:p>
            </table:table-cell>
            <table:table-cell table:style-name="ce114" office:value-type="string" calcext:value-type="string">
              <text:p>ノード詳細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14" office:value-type="string" calcext:value-type="string">
              <text:p>製品種別(小)</text:p>
            </table:table-cell>
            <table:table-cell table:style-name="ce123" office:value-type="string" calcext:value-type="string">
              <text:p>製品</text:p>
            </table:table-cell>
            <table:table-cell table:style-name="ce145" office:value-type="string" calcext:value-type="string">
              <text:p><text:span text:style-name="T4">販売価格</text:span></text:p>
            </table:table-cell>
            <table:table-cell table:style-name="ce145" office:value-type="string" calcext:value-type="string">
              <text:p><text:span text:style-name="T10">個数</text:span></text:p>
            </table:table-cell>
            <table:table-cell table:style-name="ce145" office:value-type="string" calcext:value-type="string">
              <text:p><text:span text:style-name="T10">発送先</text:span></text:p>
            </table:table-cell>
            <table:table-cell table:style-name="ce125" office:value-type="string" calcext:value-type="string">
              <text:p>備考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登録日</text:p>
            </table:table-cell>
            <table:table-cell table:style-name="ce123" office:value-type="string" calcext:value-type="string">
              <text:p>名前</text:p>
            </table:table-cell>
            <table:table-cell table:style-name="ce114" office:value-type="string" calcext:value-type="string">
              <text:p>住所(郵便番号)</text:p>
            </table:table-cell>
            <table:table-cell table:style-name="ce114" office:value-type="string" calcext:value-type="string">
              <text:p>住所(都道府県)</text:p>
            </table:table-cell>
            <table:table-cell table:style-name="ce114" office:value-type="string" calcext:value-type="string">
              <text:p>住所(詳細)</text:p>
            </table:table-cell>
            <table:table-cell table:style-name="ce123" office:value-type="string" calcext:value-type="string">
              <text:p>電話番号×3</text:p>
            </table:table-cell>
            <table:table-cell table:style-name="ce123" office:value-type="string" calcext:value-type="string">
              <text:p>FAX番号×3</text:p>
            </table:table-cell>
            <table:table-cell table:style-name="ce114" office:value-type="string" calcext:value-type="string">
              <text:p>メールアドレス×3</text:p>
            </table:table-cell>
            <table:table-cell table:style-name="ce123" office:value-type="string" calcext:value-type="string">
              <text:p>URL</text:p>
            </table:table-cell>
            <table:table-cell table:style-name="ce123" office:value-type="string" calcext:value-type="string">
              <text:p>権限</text:p>
            </table:table-cell>
            <table:table-cell table:style-name="ce123" office:value-type="string" calcext:value-type="string">
              <text:p>ID</text:p>
            </table:table-cell>
            <table:table-cell table:style-name="ce114" office:value-type="string" calcext:value-type="string">
              <text:p>パスワード</text:p>
            </table:table-cell>
            <table:table-cell table:style-name="ce125" office:value-type="string" calcext:value-type="string">
              <text:p>備考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14" office:value-type="string" calcext:value-type="string">
              <text:p>取引実績(絞込)</text:p>
            </table:table-cell>
            <table:table-cell table:style-name="ce114" office:value-type="string" calcext:value-type="string">
              <text:p>属性(絞込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登録日</text:p>
            </table:table-cell>
            <table:table-cell table:style-name="ce123" office:value-type="string" calcext:value-type="string">
              <text:p>会社名・フリガナ</text:p>
            </table:table-cell>
            <table:table-cell table:style-name="ce123" office:value-type="string" calcext:value-type="string">
              <text:p>会社名</text:p>
            </table:table-cell>
            <table:table-cell table:style-name="ce123" office:value-type="string" calcext:value-type="string">
              <text:p>屋号・フリガナ</text:p>
            </table:table-cell>
            <table:table-cell table:style-name="ce123" office:value-type="string" calcext:value-type="string">
              <text:p>屋号</text:p>
            </table:table-cell>
            <table:table-cell table:style-name="ce123" office:value-type="string" calcext:value-type="string">
              <text:p>事業部名×3</text:p>
            </table:table-cell>
            <table:table-cell table:style-name="ce114" office:value-type="string" calcext:value-type="string">
              <text:p>住所(郵便番号)×3</text:p>
            </table:table-cell>
            <table:table-cell table:style-name="ce152" office:value-type="string" calcext:value-type="string">
              <text:p>住所(都道府県)×3</text:p>
            </table:table-cell>
            <table:table-cell table:style-name="ce152" office:value-type="string" calcext:value-type="string">
              <text:p>住所(詳細)×3</text:p>
            </table:table-cell>
            <table:table-cell table:style-name="ce123" office:value-type="string" calcext:value-type="string">
              <text:p>電話番号×3</text:p>
            </table:table-cell>
            <table:table-cell table:style-name="ce148" office:value-type="string" calcext:value-type="string">
              <text:p>FAX番号×3</text:p>
            </table:table-cell>
            <table:table-cell table:style-name="ce152" office:value-type="string" calcext:value-type="string">
              <text:p>メールアドレス×3</text:p>
            </table:table-cell>
            <table:table-cell table:style-name="ce123" office:value-type="string" calcext:value-type="string">
              <text:p>URL</text:p>
            </table:table-cell>
            <table:table-cell table:style-name="ce123" office:value-type="string" calcext:value-type="string">
              <text:p>属性</text:p>
            </table:table-cell>
            <table:table-cell table:style-name="ce148" office:value-type="string" calcext:value-type="string">
              <text:p>種別価格</text:p>
            </table:table-cell>
            <table:table-cell table:style-name="ce123" office:value-type="string" calcext:value-type="string">
              <text:p>締日</text:p>
            </table:table-cell>
            <table:table-cell table:style-name="ce123" office:value-type="string" calcext:value-type="string">
              <text:p>支払サイト</text:p>
            </table:table-cell>
            <table:table-cell table:style-name="ce123" office:value-type="string" calcext:value-type="string">
              <text:p>前金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5" office:value-type="string" calcext:value-type="string">
              <text:p>タブボタン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23" office:value-type="string" calcext:value-type="string">
              <text:p>OKボタン</text:p>
            </table:table-cell>
            <table:table-cell table:style-name="ce114" office:value-type="string" calcext:value-type="string">
              <text:p>製品種別(大項目)</text:p>
            </table:table-cell>
            <table:table-cell table:style-name="ce125" office:value-type="string" calcext:value-type="string">
              <text:p>価格ランク</text:p>
            </table:table-cell>
            <table:table-cell table:style-name="ce123" office:value-type="string" calcext:value-type="string">
              <text:p>OKボタン</text:p>
            </table:table-cell>
            <table:table-cell table:style-name="ce123" office:value-type="string" calcext:value-type="string">
              <text:p>社員選択ボタン</text:p>
            </table:table-cell>
            <table:table-cell table:style-name="ce123" office:value-type="string" calcext:value-type="string">
              <text:p>役職</text:p>
            </table:table-cell>
            <table:table-cell table:style-name="ce123" office:value-type="string" calcext:value-type="string">
              <text:p>権限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絞込(種別 大・中・小)</text:p>
            </table:table-cell>
            <table:table-cell table:style-name="ce123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3" office:value-type="string" calcext:value-type="string">
              <text:p>種別作成ボタン</text:p>
            </table:table-cell>
            <table:table-cell table:style-name="ce156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登録日</text:p>
            </table:table-cell>
            <table:table-cell table:style-name="ce123" office:value-type="string" calcext:value-type="string">
              <text:p>型番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14" office:value-type="string" calcext:value-type="string">
              <text:p>製品種別(小)</text:p>
            </table:table-cell>
            <table:table-cell table:style-name="ce123" office:value-type="string" calcext:value-type="string">
              <text:p>製品名</text:p>
            </table:table-cell>
            <table:table-cell table:style-name="ce123" office:value-type="string" calcext:value-type="string">
              <text:p>製造元</text:p>
            </table:table-cell>
            <table:table-cell table:style-name="ce123" office:value-type="string" calcext:value-type="string">
              <text:p>仕入元</text:p>
            </table:table-cell>
            <table:table-cell table:style-name="ce123" office:value-type="string" calcext:value-type="string">
              <text:p>仕入価格</text:p>
            </table:table-cell>
            <table:table-cell table:style-name="ce123" office:value-type="string" calcext:value-type="string">
              <text:p>上代</text:p>
            </table:table-cell>
            <table:table-cell table:style-name="ce123" office:value-type="string" calcext:value-type="string">
              <text:p>製品画像</text:p>
            </table:table-cell>
            <table:table-cell table:style-name="ce123" office:value-type="string" calcext:value-type="string">
              <text:p>販売価格</text:p>
            </table:table-cell>
            <table:table-cell table:style-name="ce123" office:value-type="string" calcext:value-type="string">
              <text:p>値引率限界</text:p>
            </table:table-cell>
            <table:table-cell table:style-name="ce125" office:value-type="string" calcext:value-type="string">
              <text:p>備考</text:p>
            </table:table-cell>
            <table:table-cell table:style-name="ce104" office:value-type="string" calcext:value-type="string">
              <text:p>大項目作成ボタン</text:p>
            </table:table-cell>
            <table:table-cell table:style-name="ce123" office:value-type="string" calcext:value-type="string">
              <text:p>中項目作成ボタン</text:p>
            </table:table-cell>
            <table:table-cell table:style-name="ce125" office:value-type="string" calcext:value-type="string">
              <text:p>小項目作成ボタン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3" office:value-type="string" calcext:value-type="string">
              <text:p>大項目選択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3" office:value-type="string" calcext:value-type="string">
              <text:p>大項目選択</text:p>
            </table:table-cell>
            <table:table-cell table:style-name="ce123" office:value-type="string" calcext:value-type="string">
              <text:p>中項目選択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登録日</text:p>
            </table:table-cell>
            <table:table-cell table:style-name="ce123" office:value-type="string" calcext:value-type="string">
              <text:p>製品種別</text:p>
            </table:table-cell>
            <table:table-cell table:style-name="ce125" office:value-type="string" calcext:value-type="string">
              <text:p>作成者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14" office:value-type="string" calcext:value-type="string">
              <text:p>ノード分割ボタン</text:p>
            </table:table-cell>
            <table:table-cell table:style-name="ce123" office:value-type="string" calcext:value-type="string">
              <text:p>製品ラベルボタン</text:p>
            </table:table-cell>
            <table:table-cell table:style-name="ce114" office:value-type="string" calcext:value-type="string">
              <text:p>ノード詳細ボタン</text:p>
            </table:table-cell>
            <table:table-cell table:style-name="ce148" office:value-type="string" calcext:value-type="string">
              <text:p>検索</text:p>
            </table:table-cell>
            <table:table-cell table:style-name="ce114" office:value-type="string" calcext:value-type="string">
              <text:p>絞込(種別 大・中・小)</text:p>
            </table:table-cell>
            <table:table-cell table:style-name="ce152" office:value-type="string" calcext:value-type="string">
              <text:p>期間(絞込)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3" office:value-type="string" calcext:value-type="string">
              <text:p>日付</text:p>
            </table:table-cell>
            <table:table-cell table:style-name="ce123" office:value-type="string" calcext:value-type="string">
              <text:p>ロットNo</text:p>
            </table:table-cell>
            <table:table-cell table:style-name="ce114" office:value-type="string" calcext:value-type="string">
              <text:p>ノードNo</text:p>
            </table:table-cell>
            <table:table-cell table:style-name="ce123" office:value-type="string" calcext:value-type="string">
              <text:p>個数</text:p>
            </table:table-cell>
            <table:table-cell table:style-name="ce123" office:value-type="string" calcext:value-type="string">
              <text:p>在庫場所</text:p>
            </table:table-cell>
            <table:table-cell table:style-name="ce123" office:value-type="string" calcext:value-type="string">
              <text:p>製品名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57" office:value-type="string" calcext:value-type="string">
              <text:p>製品種別(小)</text:p>
            </table:table-cell>
            <table:table-cell table:style-name="ce104" office:value-type="string" calcext:value-type="string">
              <text:p>OKボタン</text:p>
            </table:table-cell>
            <table:table-cell table:style-name="ce125" office:value-type="string" calcext:value-type="string">
              <text:p>分割個数</text:p>
            </table:table-cell>
            <table:table-cell table:style-name="ce104" office:value-type="string" calcext:value-type="string">
              <text:p>検索</text:p>
            </table:table-cell>
            <table:table-cell table:style-name="ce114" office:value-type="string" calcext:value-type="string">
              <text:p>絞込(種別 大・中・小)</text:p>
            </table:table-cell>
            <table:table-cell table:style-name="ce114" office:value-type="string" calcext:value-type="string">
              <text:p>期間(絞込)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グラフ</text:p>
            </table:table-cell>
            <table:table-cell table:style-name="ce125" office:value-type="string" calcext:value-type="string">
              <text:p>日付の単位選択</text:p>
            </table:table-cell>
            <table:table-cell table:style-name="ce104" office:value-type="string" calcext:value-type="string">
              <text:p>期間</text:p>
            </table:table-cell>
            <table:table-cell table:style-name="ce125" office:value-type="string" calcext:value-type="string">
              <text:p>グラフ</text:p>
            </table:table-cell>
            <table:table-cell table:style-name="ce104" office:value-type="string" calcext:value-type="string">
              <text:p>期間</text:p>
            </table:table-cell>
            <table:table-cell table:style-name="ce125" office:value-type="string" calcext:value-type="string">
              <text:p>グラフ</text:p>
            </table:table-cell>
            <table:table-cell table:style-name="ce104" office:value-type="string" calcext:value-type="string">
              <text:p>期間</text:p>
            </table:table-cell>
            <table:table-cell table:style-name="ce125" office:value-type="string" calcext:value-type="string">
              <text:p>グラフ</text:p>
            </table:table-cell>
            <table:table-cell table:style-name="ce104" office:value-type="string" calcext:value-type="string">
              <text:p>都道府県絞込</text:p>
            </table:table-cell>
            <table:table-cell table:style-name="ce114" office:value-type="string" calcext:value-type="string">
              <text:p>種別絞込(大・中・小)</text:p>
            </table:table-cell>
            <table:table-cell table:style-name="ce123" office:value-type="string" calcext:value-type="string">
              <text:p>製品絞込</text:p>
            </table:table-cell>
            <table:table-cell table:style-name="ce123" office:value-type="string" calcext:value-type="string">
              <text:p>期間</text:p>
            </table:table-cell>
            <table:table-cell table:style-name="ce162" office:value-type="string" calcext:value-type="string">
              <text:p>一覧</text:p>
            </table:table-cell>
            <table:table-cell table:style-name="ce104" office:value-type="string" calcext:value-type="string">
              <text:p>都道府県絞込</text:p>
            </table:table-cell>
            <table:table-cell table:style-name="ce114" office:value-type="string" calcext:value-type="string">
              <text:p>種別絞込(大・中・小)</text:p>
            </table:table-cell>
            <table:table-cell table:style-name="ce123" office:value-type="string" calcext:value-type="string">
              <text:p>製品絞込</text:p>
            </table:table-cell>
            <table:table-cell table:style-name="ce123" office:value-type="string" calcext:value-type="string">
              <text:p>期間</text:p>
            </table:table-cell>
            <table:table-cell table:style-name="ce162" office:value-type="string" calcext:value-type="string">
              <text:p>一覧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<text:span text:style-name="T6">OKボタン</text:span></text:p>
            </table:table-cell>
            <table:table-cell table:style-name="ce123" office:value-type="string" calcext:value-type="string">
              <text:p><text:span text:style-name="T6">日付</text:span></text:p>
            </table:table-cell>
            <table:table-cell table:style-name="ce123" office:value-type="string" calcext:value-type="string">
              <text:p>名前</text:p>
            </table:table-cell>
            <table:table-cell table:style-name="ce114" office:value-type="string" calcext:value-type="string">
              <text:p>住所(郵便番号)</text:p>
            </table:table-cell>
            <table:table-cell table:style-name="ce114" office:value-type="string" calcext:value-type="string">
              <text:p>住所(都道府県)</text:p>
            </table:table-cell>
            <table:table-cell table:style-name="ce114" office:value-type="string" calcext:value-type="string">
              <text:p>住所(詳細)</text:p>
            </table:table-cell>
            <table:table-cell table:style-name="ce123" office:value-type="string" calcext:value-type="string">
              <text:p>電話番号</text:p>
            </table:table-cell>
            <table:table-cell table:style-name="ce114" office:value-type="string" calcext:value-type="string">
              <text:p>メールアドレス</text:p>
            </table:table-cell>
            <table:table-cell table:style-name="ce123" office:value-type="string" calcext:value-type="string">
              <text:p>権限</text:p>
            </table:table-cell>
            <table:table-cell table:style-name="ce114" office:value-type="string" calcext:value-type="string">
              <text:p>ユーザID</text:p>
            </table:table-cell>
            <table:table-cell table:style-name="ce171" office:value-type="string" calcext:value-type="string">
              <text:p>パスワード</text:p>
            </table:table-cell>
            <table:table-cell table:style-name="ce173" office:value-type="string" calcext:value-type="string">
              <text:p>更新ボタン</text:p>
            </table:table-cell>
            <table:table-cell table:style-name="ce175" office:value-type="string" calcext:value-type="string">
              <text:p>キャンセルボタン</text:p>
            </table:table-cell>
            <table:table-cell table:style-name="ce176" office:value-type="string" calcext:value-type="string">
              <text:p>通知設定見出</text:p>
            </table:table-cell>
            <table:table-cell table:style-name="ce175" office:value-type="string" calcext:value-type="string">
              <text:p>ラジオボタン見出</text:p>
            </table:table-cell>
            <table:table-cell table:style-name="ce175" office:value-type="string" calcext:value-type="string">
              <text:p>見積</text:p>
            </table:table-cell>
            <table:table-cell table:style-name="ce177" office:value-type="string" calcext:value-type="string">
              <text:p>発注</text:p>
            </table:table-cell>
            <table:table-cell table:style-name="ce177" office:value-type="string" calcext:value-type="string">
              <text:p>出金</text:p>
            </table:table-cell>
            <table:table-cell table:style-name="ce148" office:value-type="string" calcext:value-type="string">
              <text:p>納品</text:p>
            </table:table-cell>
            <table:table-cell table:style-name="ce156" office:value-type="string" calcext:value-type="string">
              <text:p>入金</text:p>
            </table:table-cell>
            <table:table-cell table:style-name="ce173" office:value-type="string" calcext:value-type="string">
              <text:p>新規ボタン</text:p>
            </table:table-cell>
            <table:table-cell table:style-name="ce148" office:value-type="string" calcext:value-type="string">
              <text:p>削除ボタン</text:p>
            </table:table-cell>
            <table:table-cell table:style-name="ce148" office:value-type="string" calcext:value-type="string">
              <text:p>リストボタン</text:p>
            </table:table-cell>
            <table:table-cell table:style-name="ce156" office:value-type="string" calcext:value-type="string">
              <text:p>一覧</text:p>
            </table:table-cell>
            <table:table-cell table:style-name="ce178" office:value-type="string" calcext:value-type="string">
              <text:p><text:span text:style-name="T11">OKボタン</text:span></text:p>
            </table:table-cell>
            <table:table-cell table:style-name="ce175" office:value-type="string" calcext:value-type="string">
              <text:p><text:span text:style-name="T12">日付</text:span></text:p>
            </table:table-cell>
            <table:table-cell table:style-name="ce176" office:value-type="string" calcext:value-type="string">
              <text:p><text:span text:style-name="T4">発行日</text:span></text:p>
            </table:table-cell>
            <table:table-cell table:style-name="ce175" office:value-type="string" calcext:value-type="string">
              <text:p><text:span text:style-name="T12">宛先</text:span></text:p>
            </table:table-cell>
            <table:table-cell table:style-name="ce179" office:value-type="string" calcext:value-type="string">
              <text:p><text:span text:style-name="T13">宛先(メーリングリスト)</text:span></text:p>
            </table:table-cell>
            <table:table-cell table:style-name="ce180" office:value-type="string" calcext:value-type="string">
              <text:p><text:span text:style-name="T12">作成者</text:span></text:p>
            </table:table-cell>
            <table:table-cell table:style-name="ce180" office:value-type="string" calcext:value-type="string">
              <text:p><text:span text:style-name="T12">タイトル</text:span></text:p>
            </table:table-cell>
            <table:table-cell table:style-name="ce125" office:value-type="string" calcext:value-type="string">
              <text:p>内容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追加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新規ボタン</text:p>
            </table:table-cell>
            <table:table-cell table:style-name="ce123" office:value-type="string" calcext:value-type="string">
              <text:p>削除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OKボタン</text:p>
            </table:table-cell>
            <table:table-cell table:style-name="ce114" office:value-type="string" calcext:value-type="string">
              <text:p>アップロードボタン</text:p>
            </table:table-cell>
            <table:table-cell table:style-name="ce123" office:value-type="string" calcext:value-type="string">
              <text:p>日付</text:p>
            </table:table-cell>
            <table:table-cell table:style-name="ce114" office:value-type="string" calcext:value-type="string">
              <text:p>クレーム元</text:p>
            </table:table-cell>
            <table:table-cell table:style-name="ce114" office:value-type="string" calcext:value-type="string">
              <text:p>クレーム先</text:p>
            </table:table-cell>
            <table:table-cell table:style-name="ce114" office:value-type="string" calcext:value-type="string">
              <text:p>製品種別(大)</text:p>
            </table:table-cell>
            <table:table-cell table:style-name="ce114" office:value-type="string" calcext:value-type="string">
              <text:p>製品種別(中)</text:p>
            </table:table-cell>
            <table:table-cell table:style-name="ce114" office:value-type="string" calcext:value-type="string">
              <text:p>製品種別(小)</text:p>
            </table:table-cell>
            <table:table-cell table:style-name="ce123" office:value-type="string" calcext:value-type="string">
              <text:p>製品名</text:p>
            </table:table-cell>
            <table:table-cell table:style-name="ce123" office:value-type="string" calcext:value-type="string">
              <text:p>内容種別</text:p>
            </table:table-cell>
            <table:table-cell table:style-name="ce123" office:value-type="string" calcext:value-type="string">
              <text:p>内容</text:p>
            </table:table-cell>
            <table:table-cell table:style-name="ce125" office:value-type="string" calcext:value-type="string">
              <text:p>その他</text:p>
            </table:table-cell>
            <table:table-cell table:number-columns-repeated="2" table:style-name="ce93" office:value-type="string" calcext:value-type="string">
              <text:p>一覧</text:p>
            </table:table-cell>
            <table:table-cell table:style-name="ce104" office:value-type="string" calcext:value-type="string">
              <text:p>本日ボタン</text:p>
            </table:table-cell>
            <table:table-cell table:style-name="ce157" office:value-type="string" calcext:value-type="string">
              <text:p>カレンダー</text:p>
            </table:table-cell>
            <table:table-cell table:style-name="ce104" office:value-type="string" calcext:value-type="string">
              <text:p>検索</text:p>
            </table:table-cell>
            <table:table-cell table:style-name="ce123" office:value-type="string" calcext:value-type="string">
              <text:p>期間</text:p>
            </table:table-cell>
            <table:table-cell table:style-name="ce114" office:value-type="string" calcext:value-type="string">
              <text:p>出金(絞込)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検索</text:p>
            </table:table-cell>
            <table:table-cell table:style-name="ce123" office:value-type="string" calcext:value-type="string">
              <text:p>期間</text:p>
            </table:table-cell>
            <table:table-cell table:style-name="ce114" office:value-type="string" calcext:value-type="string">
              <text:p>入金(絞込)</text:p>
            </table:table-cell>
            <table:table-cell table:style-name="ce123" office:value-type="string" calcext:value-type="string">
              <text:p>更新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発注日</text:p>
            </table:table-cell>
            <table:table-cell table:style-name="ce123" office:value-type="string" calcext:value-type="string">
              <text:p>発注先</text:p>
            </table:table-cell>
            <table:table-cell table:style-name="ce148" office:value-type="string" calcext:value-type="string">
              <text:p>納品希望日</text:p>
            </table:table-cell>
            <table:table-cell table:style-name="ce123" office:value-type="string" calcext:value-type="string">
              <text:p>入力者</text:p>
            </table:table-cell>
            <table:table-cell table:style-name="ce123" office:value-type="string" calcext:value-type="string">
              <text:p>合計金額</text:p>
            </table:table-cell>
            <table:table-cell table:style-name="ce123" office:value-type="string" calcext:value-type="string">
              <text:p>出金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受注日</text:p>
            </table:table-cell>
            <table:table-cell table:style-name="ce123" office:value-type="string" calcext:value-type="string">
              <text:p>受注先</text:p>
            </table:table-cell>
            <table:table-cell table:style-name="ce123" office:value-type="string" calcext:value-type="string">
              <text:p>納品希望日</text:p>
            </table:table-cell>
            <table:table-cell table:style-name="ce123" office:value-type="string" calcext:value-type="string">
              <text:p>入力者</text:p>
            </table:table-cell>
            <table:table-cell table:style-name="ce123" office:value-type="string" calcext:value-type="string">
              <text:p>合計金額</text:p>
            </table:table-cell>
            <table:table-cell table:style-name="ce123" office:value-type="string" calcext:value-type="string">
              <text:p>入金ボタン</text:p>
            </table:table-cell>
            <table:table-cell table:style-name="ce125" office:value-type="string" calcext:value-type="string">
              <text:p>一覧</text:p>
            </table:table-cell>
            <table:table-cell table:style-name="ce104" office:value-type="string" calcext:value-type="string">
              <text:p>タイトル</text:p>
            </table:table-cell>
            <table:table-cell table:style-name="ce123" office:value-type="string" calcext:value-type="string">
              <text:p>クローズボタン</text:p>
            </table:table-cell>
            <table:table-cell table:style-name="ce123" office:value-type="string" calcext:value-type="string">
              <text:p>タブボタン群外枠</text:p>
            </table:table-cell>
            <table:table-cell table:style-name="ce123" office:value-type="string" calcext:value-type="string">
              <text:p>タブボタン</text:p>
            </table:table-cell>
            <table:table-cell table:style-name="ce206" office:value-type="string" calcext:value-type="string">
              <text:p>タブボタンの文字</text:p>
            </table:table-cell>
            <table:table-cell table:style-name="ce216" table:number-columns-repeated="697"/>
            <table:table-cell table:style-name="ce82" table:number-columns-repeated="10"/>
          </table:table-row>
        </table:table-header-rows>
        <table:table-row table:style-name="ro14">
          <table:table-cell table:style-name="ce86" office:value-type="string" calcext:value-type="string" table:number-columns-spanned="1" table:number-rows-spanned="10">
            <text:p>仕入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5"/>
          <table:table-cell table:style-name="ce126" office:value-type="string" calcext:value-type="string">
            <text:p>●</text:p>
          </table:table-cell>
          <table:table-cell table:style-name="ce135" office:value-type="string" calcext:value-type="string">
            <text:p>●</text:p>
          </table:table-cell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number-columns-repeated="2" table:style-name="ce115" office:value-type="string" calcext:value-type="string">
            <text:p>●</text:p>
          </table:table-cell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4"/>
          <table:table-cell table:number-columns-repeated="2" table:style-name="ce115" office:value-type="string" calcext:value-type="string">
            <text:p>●</text:p>
          </table:table-cell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4"/>
          <table:table-cell table:style-name="ce187" table:number-columns-repeated="2"/>
          <table:table-cell table:style-name="ce115" table:number-columns-repeated="4"/>
          <table:table-cell table:style-name="ce126"/>
          <table:table-cell table:style-name="ce126" office:value-type="string" calcext:value-type="string">
            <text:p>●</text:p>
          </table:table-cell>
          <table:table-cell table:style-name="ce126"/>
          <table:table-cell table:style-name="ce105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table:number-columns-repeated="3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15"/>
          <table:table-cell table:style-name="ce32" table:number-columns-repeated="2"/>
          <table:table-cell table:style-name="ce32" office:value-type="string" calcext:value-type="string">
            <text:p>●</text:p>
          </table:table-cell>
          <table:table-cell table:style-name="ce32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7"/>
          <table:table-cell table:style-name="ce95" office:value-type="string" calcext:value-type="string">
            <text:p>仕入コード</text:p>
          </table:table-cell>
          <table:table-cell table:style-name="ce106" office:value-type="string" calcext:value-type="string">
            <text:p>●</text:p>
          </table:table-cell>
          <table:table-cell table:style-name="ce116" table:number-columns-repeated="6"/>
          <table:table-cell table:style-name="ce127" office:value-type="string" calcext:value-type="string">
            <text:p>●</text:p>
          </table:table-cell>
          <table:table-cell table:style-name="ce106"/>
          <table:table-cell table:style-name="ce116" office:value-type="string" calcext:value-type="string">
            <text:p>●</text:p>
          </table:table-cell>
          <table:table-cell table:style-name="ce116" table:number-columns-repeated="6"/>
          <table:table-cell table:style-name="ce116" office:value-type="string" calcext:value-type="string">
            <text:p>●</text:p>
          </table:table-cell>
          <table:table-cell table:style-name="ce116" table:number-columns-repeated="6"/>
          <table:table-cell table:style-name="ce127"/>
          <table:table-cell table:style-name="ce106"/>
          <table:table-cell table:style-name="ce116" table:number-columns-repeated="6"/>
          <table:table-cell table:style-name="ce127"/>
          <table:table-cell table:style-name="ce106"/>
          <table:table-cell table:style-name="ce127"/>
          <table:table-cell table:style-name="ce116"/>
          <table:table-cell table:style-name="ce127"/>
          <table:table-cell table:style-name="ce106"/>
          <table:table-cell table:style-name="ce116" table:number-columns-repeated="10"/>
          <table:table-cell table:style-name="ce127"/>
          <table:table-cell table:style-name="ce106"/>
          <table:table-cell table:style-name="ce116" table:number-columns-repeated="19"/>
          <table:table-cell table:style-name="ce127"/>
          <table:table-cell table:style-name="ce106"/>
          <table:table-cell table:style-name="ce116" table:number-columns-repeated="7"/>
          <table:table-cell table:style-name="ce127"/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 table:number-columns-repeated="12"/>
          <table:table-cell table:style-name="ce127"/>
          <table:table-cell table:style-name="ce106"/>
          <table:table-cell table:style-name="ce116" table:number-columns-repeated="5"/>
          <table:table-cell table:style-name="ce127"/>
          <table:table-cell table:style-name="ce106"/>
          <table:table-cell table:style-name="ce116" table:number-columns-repeated="18"/>
          <table:table-cell table:style-name="ce127"/>
          <table:table-cell table:style-name="ce106"/>
          <table:table-cell table:style-name="ce116"/>
          <table:table-cell table:style-name="ce127"/>
          <table:table-cell table:style-name="ce116" table:number-columns-repeated="2"/>
          <table:table-cell table:style-name="ce127"/>
          <table:table-cell table:style-name="ce116" table:number-columns-repeated="2"/>
          <table:table-cell table:style-name="ce127"/>
          <table:table-cell table:style-name="ce116" table:number-columns-repeated="4"/>
          <table:table-cell table:style-name="ce127"/>
          <table:table-cell table:style-name="ce10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27"/>
          <table:table-cell table:style-name="ce106"/>
          <table:table-cell table:style-name="ce116" table:number-columns-repeated="4"/>
          <table:table-cell table:style-name="ce127"/>
          <table:table-cell table:style-name="ce106"/>
          <table:table-cell table:style-name="ce116" table:number-columns-repeated="13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/>
          <table:table-cell table:style-name="ce116" table:number-columns-repeated="6"/>
          <table:table-cell table:style-name="ce127"/>
          <table:table-cell table:style-name="ce106"/>
          <table:table-cell table:style-name="ce116" table:number-columns-repeated="8"/>
          <table:table-cell table:style-name="ce127"/>
          <table:table-cell table:style-name="ce106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 office:value-type="string" calcext:value-type="string">
            <text:p>●</text:p>
          </table:table-cell>
          <table:table-cell table:style-name="ce127"/>
          <table:table-cell table:style-name="ce106" office:value-type="string" calcext:value-type="string">
            <text:p>●</text:p>
          </table:table-cell>
          <table:table-cell table:style-name="ce127" office:value-type="string" calcext:value-type="string">
            <text:p>●</text:p>
          </table:table-cell>
          <table:table-cell table:style-name="ce106"/>
          <table:table-cell table:style-name="ce127"/>
          <table:table-cell table:style-name="ce106" office:value-type="string" calcext:value-type="string">
            <text:p>●</text:p>
          </table:table-cell>
          <table:table-cell table:style-name="ce127" office:value-type="string" calcext:value-type="string">
            <text:p>●</text:p>
          </table:table-cell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 table:number-columns-repeated="9"/>
          <table:table-cell table:style-name="ce127"/>
          <table:table-cell table:style-name="ce106"/>
          <table:table-cell table:style-name="ce116" table:number-columns-repeated="7"/>
          <table:table-cell table:style-name="ce127"/>
          <table:table-cell table:style-name="ce106"/>
          <table:table-cell table:style-name="ce116" table:number-columns-repeated="2"/>
          <table:table-cell table:style-name="ce127"/>
          <table:table-cell table:style-name="ce106"/>
          <table:table-cell table:style-name="ce116" table:number-columns-repeated="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27"/>
          <table:table-cell table:style-name="ce106"/>
          <table:table-cell table:style-name="ce116"/>
          <table:table-cell table:style-name="ce127"/>
          <table:table-cell table:style-name="ce106"/>
          <table:table-cell table:style-name="ce116" table:number-columns-repeated="10"/>
          <table:table-cell table:style-name="ce127"/>
          <table:table-cell table:style-name="ce127" office:value-type="string" calcext:value-type="string">
            <text:p>●</text:p>
          </table:table-cell>
          <table:table-cell table:style-name="ce127"/>
          <table:table-cell table:style-name="ce106"/>
          <table:table-cell table:style-name="ce127"/>
          <table:table-cell table:style-name="ce106" office:value-type="string" calcext:value-type="string">
            <text:p>●</text:p>
          </table:table-cell>
          <table:table-cell table:style-name="ce116" table:number-columns-repeated="3"/>
          <table:table-cell table:style-name="ce127" office:value-type="string" calcext:value-type="string">
            <text:p>●</text:p>
          </table:table-cell>
          <table:table-cell table:style-name="ce106"/>
          <table:table-cell table:style-name="ce116" table:number-columns-repeated="3"/>
          <table:table-cell table:style-name="ce127"/>
          <table:table-cell table:style-name="ce106"/>
          <table:table-cell table:style-name="ce116"/>
          <table:table-cell table:style-name="ce191" table:number-columns-repeated="4"/>
          <table:table-cell table:style-name="ce45" office:value-type="string" calcext:value-type="string">
            <text:p>●</text:p>
          </table:table-cell>
          <table:table-cell table:style-name="ce196"/>
          <table:table-cell table:style-name="ce191" table:number-columns-repeated="5"/>
          <table:table-cell table:style-name="ce200"/>
          <table:table-cell table:style-name="ce196"/>
          <table:table-cell table:style-name="ce191" table:number-columns-repeated="3"/>
          <table:table-cell table:style-name="ce208"/>
          <table:table-cell table:style-name="ce217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ロット番号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ノード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7"/>
          <table:table-cell table:style-name="ce117" office:value-type="string" calcext:value-type="string">
            <text:p>●</text:p>
          </table:table-cell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5"/>
          <table:table-cell table:style-name="ce117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1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28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2"/>
          <table:table-cell table:style-name="ce192" office:value-type="string" calcext:value-type="string">
            <text:p>●</text:p>
          </table:table-cell>
          <table:table-cell table:style-name="ce192"/>
          <table:table-cell table:style-name="ce45" office:value-type="string" calcext:value-type="string">
            <text:p>●</text:p>
          </table:table-cell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7"/>
          <table:table-cell table:style-name="ce117" office:value-type="string" calcext:value-type="string">
            <text:p>●</text:p>
          </table:table-cell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4"/>
          <table:table-cell table:style-name="ce117" office:value-type="string" calcext:value-type="string">
            <text:p>●</text:p>
          </table:table-cell>
          <table:table-cell table:style-name="ce117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8"/>
          <table:table-cell table:style-name="ce117" office:value-type="string" calcext:value-type="string">
            <text:p>●</text:p>
          </table:table-cell>
          <table:table-cell table:style-name="ce117" table:number-columns-repeated="4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28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2"/>
          <table:table-cell table:style-name="ce192" office:value-type="string" calcext:value-type="string">
            <text:p>●</text:p>
          </table:table-cell>
          <table:table-cell table:style-name="ce192"/>
          <table:table-cell table:style-name="ce45" office:value-type="string" calcext:value-type="string">
            <text:p>●</text:p>
          </table:table-cell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発送先コード</text:p>
          </table:table-cell>
          <table:table-cell table:style-name="ce107" office:value-type="string" calcext:value-type="string">
            <text:p>●</text:p>
          </table:table-cell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納品日</text:p>
          </table:table-cell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28" office:value-type="string" calcext:value-type="string">
            <text:p>●</text:p>
          </table:table-cell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90" office:value-type="string" calcext:value-type="string">
            <text:p>●</text:p>
          </table:table-cell>
          <table:table-cell table:style-name="ce11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仕入種別</text:p>
          </table:table-cell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 table:number-columns-repeated="14"/>
          <table:table-cell table:style-name="ce129" office:value-type="string" calcext:value-type="string">
            <text:p>●</text:p>
          </table:table-cell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29"/>
          <table:table-cell table:style-name="ce118"/>
          <table:table-cell table:style-name="ce129"/>
          <table:table-cell table:style-name="ce108"/>
          <table:table-cell table:style-name="ce118" table:number-columns-repeated="10"/>
          <table:table-cell table:style-name="ce129"/>
          <table:table-cell table:style-name="ce108"/>
          <table:table-cell table:style-name="ce118" table:number-columns-repeated="1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12"/>
          <table:table-cell table:style-name="ce129"/>
          <table:table-cell table:style-name="ce108"/>
          <table:table-cell table:style-name="ce118" table:number-columns-repeated="5"/>
          <table:table-cell table:style-name="ce129"/>
          <table:table-cell table:style-name="ce108"/>
          <table:table-cell table:style-name="ce118" table:number-columns-repeated="18"/>
          <table:table-cell table:style-name="ce129"/>
          <table:table-cell table:style-name="ce108"/>
          <table:table-cell table:style-name="ce118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4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4"/>
          <table:table-cell table:style-name="ce129"/>
          <table:table-cell table:style-name="ce108"/>
          <table:table-cell table:style-name="ce118" table:number-columns-repeated="1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 table:number-columns-repeated="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10"/>
          <table:table-cell table:style-name="ce129" table:number-columns-repeated="3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93" table:number-columns-repeated="4"/>
          <table:table-cell table:style-name="ce46"/>
          <table:table-cell table:style-name="ce198"/>
          <table:table-cell table:style-name="ce193" table:number-columns-repeated="5"/>
          <table:table-cell table:style-name="ce202"/>
          <table:table-cell table:style-name="ce198"/>
          <table:table-cell table:style-name="ce193" table:number-columns-repeated="3"/>
          <table:table-cell table:style-name="ce210"/>
          <table:table-cell table:style-name="ce218"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9">
            <text:p>在庫</text:p>
          </table:table-cell>
          <table:table-cell table:style-name="ce94" office:value-type="string" calcext:value-type="string">
            <text:p>日付</text:p>
          </table:table-cell>
          <table:table-cell table:style-name="ce109"/>
          <table:table-cell table:style-name="ce119" table:number-columns-repeated="6"/>
          <table:table-cell table:style-name="ce130"/>
          <table:table-cell table:style-name="ce109"/>
          <table:table-cell table:style-name="ce119" table:number-columns-repeated="14"/>
          <table:table-cell table:style-name="ce130"/>
          <table:table-cell table:style-name="ce109"/>
          <table:table-cell table:style-name="ce119" table:number-columns-repeated="6"/>
          <table:table-cell table:style-name="ce130"/>
          <table:table-cell table:style-name="ce109"/>
          <table:table-cell table:style-name="ce130"/>
          <table:table-cell table:style-name="ce119"/>
          <table:table-cell table:style-name="ce130"/>
          <table:table-cell table:style-name="ce109"/>
          <table:table-cell table:style-name="ce119" table:number-columns-repeated="10"/>
          <table:table-cell table:style-name="ce130"/>
          <table:table-cell table:style-name="ce109"/>
          <table:table-cell table:style-name="ce119" table:number-columns-repeated="19"/>
          <table:table-cell table:style-name="ce130"/>
          <table:table-cell table:style-name="ce109"/>
          <table:table-cell table:style-name="ce119" table:number-columns-repeated="7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 table:number-columns-repeated="12"/>
          <table:table-cell table:style-name="ce130"/>
          <table:table-cell table:style-name="ce109"/>
          <table:table-cell table:style-name="ce119" table:number-columns-repeated="5"/>
          <table:table-cell table:style-name="ce130"/>
          <table:table-cell table:style-name="ce109"/>
          <table:table-cell table:style-name="ce119" table:number-columns-repeated="18"/>
          <table:table-cell table:style-name="ce130"/>
          <table:table-cell table:style-name="ce109"/>
          <table:table-cell table:style-name="ce119"/>
          <table:table-cell table:style-name="ce130"/>
          <table:table-cell table:style-name="ce119" table:number-columns-repeated="2"/>
          <table:table-cell table:style-name="ce130"/>
          <table:table-cell table:style-name="ce119" table:number-columns-repeated="2"/>
          <table:table-cell table:style-name="ce130"/>
          <table:table-cell table:style-name="ce119" table:number-columns-repeated="4"/>
          <table:table-cell table:style-name="ce130"/>
          <table:table-cell table:style-name="ce10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30"/>
          <table:table-cell table:style-name="ce109"/>
          <table:table-cell table:style-name="ce119" table:number-columns-repeated="4"/>
          <table:table-cell table:style-name="ce130"/>
          <table:table-cell table:style-name="ce109"/>
          <table:table-cell table:style-name="ce119" table:number-columns-repeated="13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19" table:number-columns-repeated="5"/>
          <table:table-cell table:style-name="ce119" office:value-type="string" calcext:value-type="string">
            <text:p>●</text:p>
          </table:table-cell>
          <table:table-cell table:style-name="ce130" office:value-type="string" calcext:value-type="string">
            <text:p>●</text:p>
          </table:table-cell>
          <table:table-cell table:style-name="ce109"/>
          <table:table-cell table:style-name="ce119" office:value-type="string" calcext:value-type="string">
            <text:p>●</text:p>
          </table:table-cell>
          <table:table-cell table:style-name="ce119" table:number-columns-repeated="7"/>
          <table:table-cell table:style-name="ce130"/>
          <table:table-cell table:style-name="ce109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30"/>
          <table:table-cell table:style-name="ce109"/>
          <table:table-cell table:style-name="ce130"/>
          <table:table-cell table:style-name="ce109"/>
          <table:table-cell table:style-name="ce130"/>
          <table:table-cell table:style-name="ce109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 table:number-columns-repeated="9"/>
          <table:table-cell table:style-name="ce130"/>
          <table:table-cell table:style-name="ce109"/>
          <table:table-cell table:style-name="ce119" table:number-columns-repeated="7"/>
          <table:table-cell table:style-name="ce130"/>
          <table:table-cell table:style-name="ce109"/>
          <table:table-cell table:style-name="ce119" table:number-columns-repeated="2"/>
          <table:table-cell table:style-name="ce130"/>
          <table:table-cell table:style-name="ce109"/>
          <table:table-cell table:style-name="ce119" table:number-columns-repeated="6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30"/>
          <table:table-cell table:style-name="ce109"/>
          <table:table-cell table:style-name="ce119"/>
          <table:table-cell table:style-name="ce130"/>
          <table:table-cell table:style-name="ce109"/>
          <table:table-cell table:style-name="ce119" table:number-columns-repeated="10"/>
          <table:table-cell table:style-name="ce130" table:number-columns-repeated="3"/>
          <table:table-cell table:style-name="ce109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 table:number-columns-repeated="3"/>
          <table:table-cell table:style-name="ce130"/>
          <table:table-cell table:style-name="ce109"/>
          <table:table-cell table:style-name="ce119"/>
          <table:table-cell table:style-name="ce194" table:number-columns-repeated="4"/>
          <table:table-cell table:style-name="ce44"/>
          <table:table-cell table:style-name="ce199"/>
          <table:table-cell table:style-name="ce194" table:number-columns-repeated="5"/>
          <table:table-cell table:style-name="ce203"/>
          <table:table-cell table:style-name="ce199"/>
          <table:table-cell table:style-name="ce194" table:number-columns-repeated="3"/>
          <table:table-cell table:style-name="ce211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ロット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/>
          <table:table-cell table:style-name="ce117" office:value-type="string" calcext:value-type="string">
            <text:p>●</text:p>
          </table:table-cell>
          <table:table-cell table:style-name="ce117" table:number-columns-repeated="6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ノード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17" office:value-type="string" calcext:value-type="string">
            <text:p>●</text:p>
          </table:table-cell>
          <table:table-cell table:style-name="ce117" table:number-columns-repeated="5"/>
          <table:table-cell table:style-name="ce128"/>
          <table:table-cell table:style-name="ce107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仕入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3"/>
          <table:table-cell table:style-name="ce117" office:value-type="string" calcext:value-type="string">
            <text:p>●</text:p>
          </table:table-cell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先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入庫日</text:p>
          </table:table-cell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 table:number-columns-repeated="14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29"/>
          <table:table-cell table:style-name="ce118"/>
          <table:table-cell table:style-name="ce129"/>
          <table:table-cell table:style-name="ce108"/>
          <table:table-cell table:style-name="ce118" table:number-columns-repeated="10"/>
          <table:table-cell table:style-name="ce129"/>
          <table:table-cell table:style-name="ce108"/>
          <table:table-cell table:style-name="ce118" table:number-columns-repeated="1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12"/>
          <table:table-cell table:style-name="ce129"/>
          <table:table-cell table:style-name="ce108"/>
          <table:table-cell table:style-name="ce118" table:number-columns-repeated="5"/>
          <table:table-cell table:style-name="ce129"/>
          <table:table-cell table:style-name="ce108"/>
          <table:table-cell table:style-name="ce118" table:number-columns-repeated="18"/>
          <table:table-cell table:style-name="ce129"/>
          <table:table-cell table:style-name="ce108"/>
          <table:table-cell table:style-name="ce118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2"/>
          <table:table-cell table:style-name="ce129"/>
          <table:table-cell table:style-name="ce118" table:number-columns-repeated="4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4"/>
          <table:table-cell table:style-name="ce129"/>
          <table:table-cell table:style-name="ce108"/>
          <table:table-cell table:style-name="ce118" table:number-columns-repeated="1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 office:value-type="string" calcext:value-type="string">
            <text:p>●</text:p>
          </table:table-cell>
          <table:table-cell table:style-name="ce108"/>
          <table:table-cell table:style-name="ce118" table:number-columns-repeated="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 table:number-columns-repeated="9"/>
          <table:table-cell table:style-name="ce129"/>
          <table:table-cell table:style-name="ce108"/>
          <table:table-cell table:style-name="ce118" table:number-columns-repeated="7"/>
          <table:table-cell table:style-name="ce129"/>
          <table:table-cell table:style-name="ce108"/>
          <table:table-cell table:style-name="ce118" table:number-columns-repeated="2"/>
          <table:table-cell table:style-name="ce129"/>
          <table:table-cell table:style-name="ce108"/>
          <table:table-cell table:style-name="ce118" table:number-columns-repeated="6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18"/>
          <table:table-cell table:style-name="ce129"/>
          <table:table-cell table:style-name="ce108"/>
          <table:table-cell table:style-name="ce129"/>
          <table:table-cell table:style-name="ce108"/>
          <table:table-cell table:style-name="ce118"/>
          <table:table-cell table:style-name="ce129"/>
          <table:table-cell table:style-name="ce111"/>
          <table:table-cell table:style-name="ce118" table:number-columns-repeated="10"/>
          <table:table-cell table:style-name="ce129" table:number-columns-repeated="3"/>
          <table:table-cell table:style-name="ce108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 table:number-columns-repeated="3"/>
          <table:table-cell table:style-name="ce129"/>
          <table:table-cell table:style-name="ce108"/>
          <table:table-cell table:style-name="ce118"/>
          <table:table-cell table:style-name="ce193" table:number-columns-repeated="4"/>
          <table:table-cell table:style-name="ce46"/>
          <table:table-cell table:style-name="ce198"/>
          <table:table-cell table:style-name="ce193" table:number-columns-repeated="5"/>
          <table:table-cell table:style-name="ce202"/>
          <table:table-cell table:style-name="ce198"/>
          <table:table-cell table:style-name="ce193" table:number-columns-repeated="3"/>
          <table:table-cell table:style-name="ce210"/>
          <table:table-cell table:style-name="ce218"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10">
            <text:p>過去在庫</text:p>
          </table:table-cell>
          <table:table-cell table:style-name="ce96" office:value-type="string" calcext:value-type="string">
            <text:p>日付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17" office:value-type="string" calcext:value-type="string">
            <text:p>●</text:p>
          </table:table-cell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コード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ロット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ノードNo</text:p>
          </table:table-cell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14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28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/>
          <table:table-cell table:style-name="ce107"/>
          <table:table-cell table:style-name="ce117" table:number-columns-repeated="1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12"/>
          <table:table-cell table:style-name="ce128"/>
          <table:table-cell table:style-name="ce107"/>
          <table:table-cell table:style-name="ce117" table:number-columns-repeated="5"/>
          <table:table-cell table:style-name="ce128"/>
          <table:table-cell table:style-name="ce107"/>
          <table:table-cell table:style-name="ce117" table:number-columns-repeated="18"/>
          <table:table-cell table:style-name="ce128"/>
          <table:table-cell table:style-name="ce107"/>
          <table:table-cell table:style-name="ce117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2"/>
          <table:table-cell table:style-name="ce128"/>
          <table:table-cell table:style-name="ce117" table:number-columns-repeated="4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4"/>
          <table:table-cell table:style-name="ce128"/>
          <table:table-cell table:style-name="ce107"/>
          <table:table-cell table:style-name="ce117" table:number-columns-repeated="1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 table:number-columns-repeated="8"/>
          <table:table-cell table:style-name="ce128"/>
          <table:table-cell table:style-name="ce107"/>
          <table:table-cell table:style-name="ce128"/>
          <table:table-cell table:style-name="ce107" office:value-type="string" calcext:value-type="string">
            <text:p>●</text:p>
          </table:table-cell>
          <table:table-cell table:style-name="ce117" table:number-columns-repeated="2"/>
          <table:table-cell table:style-name="ce128" office:value-type="string" calcext:value-type="string">
            <text:p>●</text:p>
          </table:table-cell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9"/>
          <table:table-cell table:style-name="ce128"/>
          <table:table-cell table:style-name="ce107"/>
          <table:table-cell table:style-name="ce117" table:number-columns-repeated="7"/>
          <table:table-cell table:style-name="ce128"/>
          <table:table-cell table:style-name="ce107"/>
          <table:table-cell table:style-name="ce117" table:number-columns-repeated="2"/>
          <table:table-cell table:style-name="ce128"/>
          <table:table-cell table:style-name="ce107"/>
          <table:table-cell table:style-name="ce117" table:number-columns-repeated="6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28"/>
          <table:table-cell table:style-name="ce107"/>
          <table:table-cell table:style-name="ce117"/>
          <table:table-cell table:style-name="ce128"/>
          <table:table-cell table:style-name="ce107"/>
          <table:table-cell table:style-name="ce117" table:number-columns-repeated="10"/>
          <table:table-cell table:style-name="ce128" table:number-columns-repeated="3"/>
          <table:table-cell table:style-name="ce107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 table:number-columns-repeated="3"/>
          <table:table-cell table:style-name="ce128"/>
          <table:table-cell table:style-name="ce107"/>
          <table:table-cell table:style-name="ce117"/>
          <table:table-cell table:style-name="ce192" table:number-columns-repeated="4"/>
          <table:table-cell table:style-name="ce45"/>
          <table:table-cell table:style-name="ce197"/>
          <table:table-cell table:style-name="ce192" table:number-columns-repeated="5"/>
          <table:table-cell table:style-name="ce201"/>
          <table:table-cell table:style-name="ce197"/>
          <table:table-cell table:style-name="ce192" table:number-columns-repeated="3"/>
          <table:table-cell table:style-name="ce209"/>
          <table:table-cell table:style-name="ce218"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仕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製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入庫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10">
            <text:p>製品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カー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代理店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型番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11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名</text:p>
          </table:table-cell>
          <table:table-cell table:style-name="ce110" office:value-type="string" calcext:value-type="string">
            <text:p>●</text:p>
          </table:table-cell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 office:value-type="string" calcext:value-type="string">
            <text:p>●</text:p>
          </table:table-cell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 table:number-columns-repeated="7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table:number-columns-repeated="3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上代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登録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12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ファイルリスト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取扱</text:p>
            <text:p>種別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製品種別名</text:p>
          </table:table-cell>
          <table:table-cell table:style-name="ce110" office:value-type="string" calcext:value-type="string">
            <text:p>●</text:p>
          </table:table-cell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 office:value-type="string" calcext:value-type="string">
            <text:p>●</text:p>
          </table:table-cell>
          <table:table-cell table:style-name="ce110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 office:value-type="string" calcext:value-type="string">
            <text:p>●</text:p>
          </table:table-cell>
          <table:table-cell table:style-name="ce110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2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number-columns-repeated="2" table:style-name="ce12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4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number-columns-repeated="2" table:style-name="ce12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number-columns-repeated="3"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 table:number-columns-repeated="3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親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10">
            <text:p>受注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 office:value-type="string" calcext:value-type="string">
            <text:p>●</text:p>
          </table:table-cell>
          <table:table-cell table:style-name="ce115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9"/>
          <table:table-cell table:style-name="ce126" office:value-type="string" calcext:value-type="string">
            <text:p>●</text:p>
          </table:table-cell>
          <table:table-cell table:style-name="ce105" office:value-type="string" calcext:value-type="string">
            <text:p>●</text:p>
          </table:table-cell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number-columns-repeated="2" table:style-name="ce115" office:value-type="string" calcext:value-type="string">
            <text:p>●</text:p>
          </table:table-cell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/>
          <table:table-cell table:style-name="ce105" office:value-type="string" calcext:value-type="string">
            <text:p>●</text:p>
          </table:table-cell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table:number-columns-repeated="2"/>
          <table:table-cell table:style-name="ce115" office:value-type="string" calcext:value-type="string">
            <text:p>●</text:p>
          </table:table-cell>
          <table:table-cell table:style-name="ce126"/>
          <table:table-cell table:style-name="ce105"/>
          <table:table-cell table:style-name="ce115" table:number-columns-repeated="2"/>
          <table:table-cell table:style-name="ce115" office:value-type="string" calcext:value-type="string">
            <text:p>●</text:p>
          </table:table-cell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3"/>
          <table:table-cell table:style-name="ce115" office:value-type="string" calcext:value-type="string">
            <text:p>●</text:p>
          </table:table-cell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 office:value-type="string" calcext:value-type="string">
            <text:p>●</text:p>
          </table:table-cell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受注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在庫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単価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3"/>
          <table:table-cell table:style-name="ce30" office:value-type="string" calcext:value-type="string">
            <text:p>●</text:p>
          </table:table-cell>
          <table:table-cell table:style-name="ce30"/>
          <table:table-cell table:style-name="ce45" office:value-type="string" calcext:value-type="string">
            <text:p>●</text:p>
          </table:table-cell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顧客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発送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納品予定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15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6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 office:value-type="string" calcext:value-type="string">
            <text:p>●</text:p>
          </table:table-cell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3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納品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85" table:number-columns-repeated="2"/>
          <table:table-cell table:style-name="ce120" table:number-columns-repeated="8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受注種別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3">
            <text:p>受注種別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受注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種別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6">
            <text:p>返品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返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受注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個数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返品種別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7">
            <text:p>アンケート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アンケート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コメント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31" table:number-columns-repeated="2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ファイル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顧客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アンケ</text:p>
            <text:p>ート</text:p>
            <text:p>種別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アンケート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種別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8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既成内容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既成内容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アンケート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内容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4">
            <text:p>組織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会社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組織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部署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部署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部署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役職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役職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権限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権限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権限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パスワード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パスワード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1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9" office:value-type="string" calcext:value-type="string">
            <text:p>ユーザ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0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8"/>
          <table:table-cell table:style-name="ce121" office:value-type="string" calcext:value-type="string">
            <text:p>●</text:p>
          </table:table-cell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人物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11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名前</text:p>
          </table:table-cell>
          <table:table-cell table:style-name="ce110"/>
          <table:table-cell table:style-name="ce120" table:number-columns-repeated="6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11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20" office:value-type="string" calcext:value-type="string">
            <text:p>●</text:p>
          </table:table-cell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number-columns-repeated="2"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30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2"/>
          <table:table-cell table:style-name="ce30" office:value-type="string" calcext:value-type="string">
            <text:p>●</text:p>
          </table:table-cell>
          <table:table-cell table:style-name="ce30" table:number-columns-repeated="2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5">
            <text:p>住所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住所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8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住所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6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6"/>
          <table:table-cell table:style-name="ce121" office:value-type="string" calcext:value-type="string">
            <text:p>●</text:p>
          </table:table-cell>
          <table:table-cell table:style-name="ce132"/>
          <table:table-cell table:style-name="ce111"/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2"/>
          <table:table-cell table:number-columns-repeated="3" table:style-name="ce121" office:value-type="string" calcext:value-type="string">
            <text:p>●</text:p>
          </table:table-cell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5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5"/>
          <table:table-cell table:number-columns-repeated="3" table:style-name="ce121" office:value-type="string" calcext:value-type="string">
            <text:p>●</text:p>
          </table:table-cell>
          <table:table-cell table:style-name="ce121" table:number-columns-repeated="10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4"/>
          <table:table-cell table:style-name="ce12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2"/>
          <table:table-cell table:number-columns-repeated="3" table:style-name="ce121" office:value-type="string" calcext:value-type="string">
            <text:p>●</text:p>
          </table:table-cell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 office:value-type="string" calcext:value-type="string">
            <text:p>●</text:p>
          </table:table-cell>
          <table:table-cell table:style-name="ce21"/>
          <table:table-cell table:style-name="ce31" table:number-columns-repeated="5"/>
          <table:table-cell table:style-name="ce46" office:value-type="string" calcext:value-type="string">
            <text:p>●</text:p>
          </table:table-cell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5">
            <text:p>電話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電話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電話番号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5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8"/>
          <table:table-cell table:number-columns-repeated="2" table:style-name="ce120" office:value-type="string" calcext:value-type="string">
            <text:p>●</text:p>
          </table:table-cell>
          <table:table-cell table:style-name="ce120" table:number-columns-repeated="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6">
            <text:p>メールアドレス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ルアドレス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ルアドレス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7"/>
          <table:table-cell table:style-name="ce120" office:value-type="string" calcext:value-type="string">
            <text:p>●</text:p>
          </table:table-cell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5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10"/>
          <table:table-cell table:style-name="ce120" office:value-type="string" calcext:value-type="string">
            <text:p>●</text:p>
          </table:table-cell>
          <table:table-cell table:style-name="ce120" table:number-columns-repeated="7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2"/>
          <table:table-cell table:style-name="ce120" office:value-type="string" calcext:value-type="string">
            <text:p>●</text:p>
          </table:table-cell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一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5">
            <text:p>URL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URL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URL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8"/>
          <table:table-cell table:style-name="ce121" office:value-type="string" calcext:value-type="string">
            <text:p>●</text:p>
          </table:table-cell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5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11"/>
          <table:table-cell table:style-name="ce121" office:value-type="string" calcext:value-type="string">
            <text:p>●</text:p>
          </table:table-cell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4">
            <text:p>会社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4"/>
          <table:table-cell table:style-name="ce126" office:value-type="string" calcext:value-type="string">
            <text:p>●</text:p>
          </table:table-cell>
          <table:table-cell table:style-name="ce105" office:value-type="string" calcext:value-type="string">
            <text:p>●</text:p>
          </table:table-cell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会社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 office:value-type="string" calcext:value-type="string">
            <text:p>●</text:p>
          </table:table-cell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取引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会社名</text:p>
          </table:table-cell>
          <table:table-cell table:style-name="ce111"/>
          <table:table-cell table:style-name="ce121" table:number-columns-repeated="6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10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21" office:value-type="string" calcext:value-type="string">
            <text:p>●</text:p>
          </table:table-cell>
          <table:table-cell table:style-name="ce121" table:number-columns-repeated="17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5"/>
          <table:table-cell table:style-name="ce132" office:value-type="string" calcext:value-type="string">
            <text:p>●</text:p>
          </table:table-cell>
          <table:table-cell table:style-name="ce111"/>
          <table:table-cell table:number-columns-repeated="2" table:style-name="ce121" office:value-type="string" calcext:value-type="string">
            <text:p>●</text:p>
          </table:table-cell>
          <table:table-cell table:style-name="ce121" table:number-columns-repeated="16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6"/>
          <table:table-cell table:number-columns-repeated="2" table:style-name="ce121" office:value-type="string" calcext:value-type="string">
            <text:p>●</text:p>
          </table:table-cell>
          <table:table-cell table:style-name="ce121" table:number-columns-repeated="5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2"/>
          <table:table-cell table:number-columns-repeated="2" table:style-name="ce121" office:value-type="string" calcext:value-type="string">
            <text:p>●</text:p>
          </table:table-cell>
          <table:table-cell table:style-name="ce121" table:number-columns-repeated="6"/>
          <table:table-cell table:style-name="ce132"/>
          <table:table-cell table:style-name="ce132" office:value-type="string" calcext:value-type="string">
            <text:p>●</text:p>
          </table:table-cell>
          <table:table-cell table:style-name="ce132"/>
          <table:table-cell table:style-name="ce111"/>
          <table:table-cell table:style-name="ce132"/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 office:value-type="string" calcext:value-type="string">
            <text:p>●</text:p>
          </table:table-cell>
          <table:table-cell table:style-name="ce121" table:number-columns-repeated="3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office:value-type="string" calcext:value-type="string">
            <text:p>●</text:p>
          </table:table-cell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取引種別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取引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取引種別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2"/>
          <table:table-cell table:style-name="ce121" office:value-type="string" calcext:value-type="string">
            <text:p>●</text:p>
          </table:table-cell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12"/>
          <table:table-cell table:style-name="ce121" office:value-type="string" calcext:value-type="string">
            <text:p>●</text:p>
          </table:table-cell>
          <table:table-cell table:style-name="ce121" table:number-columns-repeated="5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8">
            <text:p>メール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 office:value-type="string" calcext:value-type="string">
            <text:p>●</text:p>
          </table:table-cell>
          <table:table-cell table:style-name="ce105"/>
          <table:table-cell table:style-name="ce115" office:value-type="string" calcext:value-type="string">
            <text:p>●</text:p>
          </table:table-cell>
          <table:table-cell table:style-name="ce115" table:number-columns-repeated="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ル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種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宛先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タイトル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5"/>
          <table:table-cell table:style-name="ce120" office:value-type="string" calcext:value-type="string">
            <text:p>●</text:p>
          </table:table-cell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内容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6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作成者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4"/>
          <table:table-cell table:style-name="ce120" office:value-type="string" calcext:value-type="string">
            <text:p>●</text:p>
          </table:table-cell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人物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5">
            <text:p>メーリングリスト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リング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ーリングリスト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 table:number-columns-repeated="3"/>
          <table:table-cell table:style-name="ce120" office:value-type="string" calcext:value-type="string">
            <text:p>●</text:p>
          </table:table-cell>
          <table:table-cell table:style-name="ce120" table:number-columns-repeated="2"/>
          <table:table-cell table:style-name="ce131"/>
          <table:table-cell table:style-name="ce110"/>
          <table:table-cell table:style-name="ce120"/>
          <table:table-cell table:style-name="ce131" office:value-type="string" calcext:value-type="string">
            <text:p>●</text:p>
          </table:table-cell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4">
            <text:p>ファイル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9" office:value-type="string" calcext:value-type="string">
            <text:p>ファイルパス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0"/>
          <table:table-cell table:style-name="ce121" office:value-type="string" calcext:value-type="string">
            <text:p>●</text:p>
          </table:table-cell>
          <table:table-cell table:style-name="ce121" table:number-columns-repeated="2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8" office:value-type="string" calcext:value-type="string" table:number-columns-spanned="1" table:number-rows-spanned="4">
            <text:p>ファイ</text:p>
            <text:p>ル種別</text:p>
          </table:table-cell>
          <table:table-cell table:style-name="ce96" office:value-type="string" calcext:value-type="string">
            <text:p>日付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種別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拡張子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ファイ</text:p>
            <text:p>ルリスト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ファイル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7" office:value-type="string" calcext:value-type="string">
            <text:p>ファイル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7">
            <text:p>メンバーリスト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 office:value-type="string" calcext:value-type="string">
            <text:p>●</text:p>
          </table:table-cell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メンバーリスト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役職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権限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パスワード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8"/>
          <table:table-cell table:style-name="ce96" office:value-type="string" calcext:value-type="string">
            <text:p>人物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9"/>
          <table:table-cell table:style-name="ce99" office:value-type="string" calcext:value-type="string">
            <text:p>組織コード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13">
            <text:p>リソース</text:p>
          </table:table-cell>
          <table:table-cell table:style-name="ce94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種別ID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名前ID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権限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親アイテム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ファイル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押下時ファイル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音楽ファイル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タテ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ヨコ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CSS名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6" office:value-type="string" calcext:value-type="string">
            <text:p>リターン種別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9" office:value-type="string" calcext:value-type="string">
            <text:p>ファンクション名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5">
            <text:p>製品価格</text:p>
          </table:table-cell>
          <table:table-cell table:style-name="ce100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価格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価格ランク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9" office:value-type="string" calcext:value-type="string">
            <text:p>製品価格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2"/>
          <table:table-cell table:style-name="ce132"/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 office:value-type="string" calcext:value-type="string">
            <text:p>●</text:p>
          </table:table-cell>
          <table:table-cell table:style-name="ce111"/>
          <table:table-cell table:style-name="ce121" table:number-columns-repeated="11"/>
          <table:table-cell table:style-name="ce121" office:value-type="string" calcext:value-type="string">
            <text:p>●</text:p>
          </table:table-cell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86" office:value-type="string" calcext:value-type="string" table:number-columns-spanned="1" table:number-rows-spanned="3">
            <text:p>製品価格ランク</text:p>
          </table:table-cell>
          <table:table-cell table:style-name="ce100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価格ランク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9" office:value-type="string" calcext:value-type="string">
            <text:p>製品価格ランク</text:p>
          </table:table-cell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14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32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/>
          <table:table-cell table:style-name="ce111"/>
          <table:table-cell table:style-name="ce121" table:number-columns-repeated="1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12"/>
          <table:table-cell table:style-name="ce132"/>
          <table:table-cell table:style-name="ce111"/>
          <table:table-cell table:style-name="ce121" table:number-columns-repeated="5"/>
          <table:table-cell table:style-name="ce132"/>
          <table:table-cell table:style-name="ce111"/>
          <table:table-cell table:style-name="ce121" table:number-columns-repeated="18"/>
          <table:table-cell table:style-name="ce132"/>
          <table:table-cell table:style-name="ce111"/>
          <table:table-cell table:style-name="ce121"/>
          <table:table-cell table:style-name="ce132"/>
          <table:table-cell table:style-name="ce121" table:number-columns-repeated="2"/>
          <table:table-cell table:style-name="ce132" office:value-type="string" calcext:value-type="string">
            <text:p>●</text:p>
          </table:table-cell>
          <table:table-cell table:style-name="ce121" table:number-columns-repeated="2"/>
          <table:table-cell table:style-name="ce132" office:value-type="string" calcext:value-type="string">
            <text:p>●</text:p>
          </table:table-cell>
          <table:table-cell table:style-name="ce121" table:number-columns-repeated="4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4"/>
          <table:table-cell table:style-name="ce132"/>
          <table:table-cell table:style-name="ce111"/>
          <table:table-cell table:style-name="ce121" table:number-columns-repeated="1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 table:number-columns-repeated="8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9"/>
          <table:table-cell table:style-name="ce132"/>
          <table:table-cell table:style-name="ce111"/>
          <table:table-cell table:style-name="ce121" table:number-columns-repeated="7"/>
          <table:table-cell table:style-name="ce132"/>
          <table:table-cell table:style-name="ce111"/>
          <table:table-cell table:style-name="ce121" table:number-columns-repeated="2"/>
          <table:table-cell table:style-name="ce132"/>
          <table:table-cell table:style-name="ce111"/>
          <table:table-cell table:style-name="ce121" table:number-columns-repeated="6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32"/>
          <table:table-cell table:style-name="ce111"/>
          <table:table-cell table:style-name="ce121"/>
          <table:table-cell table:style-name="ce132"/>
          <table:table-cell table:style-name="ce111"/>
          <table:table-cell table:style-name="ce121" table:number-columns-repeated="10"/>
          <table:table-cell table:style-name="ce132" table:number-columns-repeated="3"/>
          <table:table-cell table:style-name="ce111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 table:number-columns-repeated="3"/>
          <table:table-cell table:style-name="ce132"/>
          <table:table-cell table:style-name="ce111"/>
          <table:table-cell table:style-name="ce121"/>
          <table:table-cell table:style-name="ce31" table:number-columns-repeated="4"/>
          <table:table-cell table:style-name="ce46"/>
          <table:table-cell table:style-name="ce21"/>
          <table:table-cell table:style-name="ce31" table:number-columns-repeated="5"/>
          <table:table-cell table:style-name="ce46"/>
          <table:table-cell table:style-name="ce21"/>
          <table:table-cell table:style-name="ce31" table:number-columns-repeated="3"/>
          <table:table-cell table:style-name="ce213"/>
          <table:table-cell table:number-columns-repeated="697"/>
          <table:table-cell table:style-name="ce82" table:number-columns-repeated="10"/>
        </table:table-row>
        <table:table-row table:style-name="ro14">
          <table:table-cell table:style-name="ce90" office:value-type="string" calcext:value-type="string" table:number-columns-spanned="1" table:number-rows-spanned="5">
            <text:p>種別価格</text:p>
          </table:table-cell>
          <table:table-cell table:style-name="ce100" office:value-type="string" calcext:value-type="string">
            <text:p>日付</text:p>
          </table:table-cell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14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26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/>
          <table:table-cell table:style-name="ce105"/>
          <table:table-cell table:style-name="ce115" table:number-columns-repeated="1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12"/>
          <table:table-cell table:style-name="ce126"/>
          <table:table-cell table:style-name="ce105"/>
          <table:table-cell table:style-name="ce115" table:number-columns-repeated="5"/>
          <table:table-cell table:style-name="ce126"/>
          <table:table-cell table:style-name="ce105"/>
          <table:table-cell table:style-name="ce115" table:number-columns-repeated="18"/>
          <table:table-cell table:style-name="ce126"/>
          <table:table-cell table:style-name="ce105"/>
          <table:table-cell table:style-name="ce115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2"/>
          <table:table-cell table:style-name="ce126"/>
          <table:table-cell table:style-name="ce115" table:number-columns-repeated="4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4"/>
          <table:table-cell table:style-name="ce126"/>
          <table:table-cell table:style-name="ce105"/>
          <table:table-cell table:style-name="ce115" table:number-columns-repeated="1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 table:number-columns-repeated="8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9"/>
          <table:table-cell table:style-name="ce126"/>
          <table:table-cell table:style-name="ce105"/>
          <table:table-cell table:style-name="ce115" table:number-columns-repeated="7"/>
          <table:table-cell table:style-name="ce126"/>
          <table:table-cell table:style-name="ce105"/>
          <table:table-cell table:style-name="ce115" table:number-columns-repeated="2"/>
          <table:table-cell table:style-name="ce126"/>
          <table:table-cell table:style-name="ce105"/>
          <table:table-cell table:style-name="ce115" table:number-columns-repeated="6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26"/>
          <table:table-cell table:style-name="ce105"/>
          <table:table-cell table:style-name="ce115"/>
          <table:table-cell table:style-name="ce126"/>
          <table:table-cell table:style-name="ce105"/>
          <table:table-cell table:style-name="ce115" table:number-columns-repeated="10"/>
          <table:table-cell table:style-name="ce126" table:number-columns-repeated="3"/>
          <table:table-cell table:style-name="ce105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 table:number-columns-repeated="3"/>
          <table:table-cell table:style-name="ce126"/>
          <table:table-cell table:style-name="ce105"/>
          <table:table-cell table:style-name="ce115"/>
          <table:table-cell table:style-name="ce32" table:number-columns-repeated="4"/>
          <table:table-cell table:style-name="ce44"/>
          <table:table-cell table:style-name="ce22"/>
          <table:table-cell table:style-name="ce32" table:number-columns-repeated="5"/>
          <table:table-cell table:style-name="ce44"/>
          <table:table-cell table:style-name="ce22"/>
          <table:table-cell table:style-name="ce32" table:number-columns-repeated="3"/>
          <table:table-cell table:style-name="ce207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種別価格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組織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86"/>
          <table:table-cell table:style-name="ce98" office:value-type="string" calcext:value-type="string">
            <text:p>製品種別コード</text:p>
          </table:table-cell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14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31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/>
          <table:table-cell table:style-name="ce110"/>
          <table:table-cell table:style-name="ce120" table:number-columns-repeated="1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12"/>
          <table:table-cell table:style-name="ce131"/>
          <table:table-cell table:style-name="ce110"/>
          <table:table-cell table:style-name="ce120" table:number-columns-repeated="5"/>
          <table:table-cell table:style-name="ce131"/>
          <table:table-cell table:style-name="ce110"/>
          <table:table-cell table:style-name="ce120" table:number-columns-repeated="18"/>
          <table:table-cell table:style-name="ce131"/>
          <table:table-cell table:style-name="ce110"/>
          <table:table-cell table:style-name="ce120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2"/>
          <table:table-cell table:style-name="ce131"/>
          <table:table-cell table:style-name="ce120" table:number-columns-repeated="4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4"/>
          <table:table-cell table:style-name="ce131"/>
          <table:table-cell table:style-name="ce110"/>
          <table:table-cell table:style-name="ce120" table:number-columns-repeated="1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 table:number-columns-repeated="8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9"/>
          <table:table-cell table:style-name="ce131"/>
          <table:table-cell table:style-name="ce110"/>
          <table:table-cell table:style-name="ce120" table:number-columns-repeated="7"/>
          <table:table-cell table:style-name="ce131"/>
          <table:table-cell table:style-name="ce110"/>
          <table:table-cell table:style-name="ce120" table:number-columns-repeated="2"/>
          <table:table-cell table:style-name="ce131"/>
          <table:table-cell table:style-name="ce110"/>
          <table:table-cell table:style-name="ce120" table:number-columns-repeated="6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31"/>
          <table:table-cell table:style-name="ce110"/>
          <table:table-cell table:style-name="ce120"/>
          <table:table-cell table:style-name="ce131"/>
          <table:table-cell table:style-name="ce110"/>
          <table:table-cell table:style-name="ce120" table:number-columns-repeated="10"/>
          <table:table-cell table:style-name="ce131" table:number-columns-repeated="3"/>
          <table:table-cell table:style-name="ce110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 table:number-columns-repeated="3"/>
          <table:table-cell table:style-name="ce131"/>
          <table:table-cell table:style-name="ce110"/>
          <table:table-cell table:style-name="ce120"/>
          <table:table-cell table:style-name="ce30" table:number-columns-repeated="4"/>
          <table:table-cell table:style-name="ce45"/>
          <table:table-cell table:style-name="ce20"/>
          <table:table-cell table:style-name="ce30" table:number-columns-repeated="5"/>
          <table:table-cell table:style-name="ce45"/>
          <table:table-cell table:style-name="ce20"/>
          <table:table-cell table:style-name="ce30" table:number-columns-repeated="3"/>
          <table:table-cell table:style-name="ce212"/>
          <table:table-cell table:number-columns-repeated="697"/>
          <table:table-cell table:style-name="ce82" table:number-columns-repeated="10"/>
        </table:table-row>
        <table:table-row table:style-name="ro14">
          <table:covered-table-cell table:style-name="ce90"/>
          <table:table-cell table:style-name="ce101" office:value-type="string" calcext:value-type="string">
            <text:p>製品価格ランクコード</text:p>
          </table:table-cell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22" table:number-columns-repeated="14"/>
          <table:table-cell table:style-name="ce133"/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33"/>
          <table:table-cell table:style-name="ce122"/>
          <table:table-cell table:style-name="ce133"/>
          <table:table-cell table:style-name="ce112"/>
          <table:table-cell table:style-name="ce122" table:number-columns-repeated="10"/>
          <table:table-cell table:style-name="ce133"/>
          <table:table-cell table:style-name="ce112"/>
          <table:table-cell table:style-name="ce122" table:number-columns-repeated="19"/>
          <table:table-cell table:style-name="ce133"/>
          <table:table-cell table:style-name="ce112"/>
          <table:table-cell table:style-name="ce122" table:number-columns-repeated="7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 table:number-columns-repeated="12"/>
          <table:table-cell table:style-name="ce133"/>
          <table:table-cell table:style-name="ce112"/>
          <table:table-cell table:style-name="ce122" table:number-columns-repeated="5"/>
          <table:table-cell table:style-name="ce133"/>
          <table:table-cell table:style-name="ce112"/>
          <table:table-cell table:style-name="ce122" table:number-columns-repeated="18"/>
          <table:table-cell table:style-name="ce133"/>
          <table:table-cell table:style-name="ce112"/>
          <table:table-cell table:style-name="ce122"/>
          <table:table-cell table:style-name="ce133"/>
          <table:table-cell table:style-name="ce122" table:number-columns-repeated="2"/>
          <table:table-cell table:style-name="ce133"/>
          <table:table-cell table:style-name="ce122" table:number-columns-repeated="2"/>
          <table:table-cell table:style-name="ce133"/>
          <table:table-cell table:style-name="ce122" table:number-columns-repeated="4"/>
          <table:table-cell table:style-name="ce133"/>
          <table:table-cell table:style-name="ce11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33"/>
          <table:table-cell table:style-name="ce112"/>
          <table:table-cell table:style-name="ce122" table:number-columns-repeated="4"/>
          <table:table-cell table:style-name="ce133"/>
          <table:table-cell table:style-name="ce112"/>
          <table:table-cell table:style-name="ce122" table:number-columns-repeated="13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22" table:number-columns-repeated="8"/>
          <table:table-cell table:style-name="ce133"/>
          <table:table-cell table:style-name="ce112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style-name="ce112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 table:number-columns-repeated="9"/>
          <table:table-cell table:style-name="ce133"/>
          <table:table-cell table:style-name="ce112"/>
          <table:table-cell table:style-name="ce122" table:number-columns-repeated="7"/>
          <table:table-cell table:style-name="ce133"/>
          <table:table-cell table:style-name="ce112"/>
          <table:table-cell table:style-name="ce122" table:number-columns-repeated="2"/>
          <table:table-cell table:style-name="ce133"/>
          <table:table-cell table:style-name="ce112"/>
          <table:table-cell table:style-name="ce122" table:number-columns-repeated="6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33"/>
          <table:table-cell table:style-name="ce112"/>
          <table:table-cell table:style-name="ce122"/>
          <table:table-cell table:style-name="ce133"/>
          <table:table-cell table:style-name="ce112"/>
          <table:table-cell table:style-name="ce122" table:number-columns-repeated="10"/>
          <table:table-cell table:style-name="ce133" table:number-columns-repeated="3"/>
          <table:table-cell table:style-name="ce112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 table:number-columns-repeated="3"/>
          <table:table-cell table:style-name="ce133"/>
          <table:table-cell table:style-name="ce112"/>
          <table:table-cell table:style-name="ce122"/>
          <table:table-cell table:style-name="ce36" table:number-columns-repeated="4"/>
          <table:table-cell table:style-name="ce50"/>
          <table:table-cell table:style-name="ce26"/>
          <table:table-cell table:style-name="ce36" table:number-columns-repeated="5"/>
          <table:table-cell table:style-name="ce50"/>
          <table:table-cell table:style-name="ce26"/>
          <table:table-cell table:style-name="ce36" table:number-columns-repeated="3"/>
          <table:table-cell table:style-name="ce214"/>
          <table:table-cell table:number-columns-repeated="697"/>
          <table:table-cell table:style-name="ce82" table:number-columns-repeated="10"/>
        </table:table-row>
        <table:table-row table:style-name="ro2" table:number-rows-repeated="104839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明朝" svg:font-family="'ＭＳ 明朝'" style:font-family-generic="roman"/>
    <style:font-face style:name="メイリオ" svg:font-family="メイリオ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1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46cm" fo:margin-bottom="0.845cm" fo:margin-left="0.584cm" fo:margin-right="0.437cm" style:shadow="none" fo:background-color="transparent" style:scale-to="100%" style:writing-mode="lr-tb">
        <style:background-image/>
      </style:page-layout-properties>
      <style:header-style>
        <style:header-footer-properties fo:min-height="1.058cm" fo:margin-left="0cm" fo:margin-right="0cm" fo:margin-bottom="0cm"/>
      </style:header-style>
      <style:footer-style>
        <style:header-footer-properties fo:min-height="0.792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/>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00/00/00</text:date>, <text:time style:data-style-name="N2" text:time-value="00:27:57.893445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28:56.048000000</meta:creation-date>
    <meta:editing-duration>PT14H31M10S</meta:editing-duration>
    <meta:editing-cycles>87</meta:editing-cycles>
    <meta:generator>LibreOffice/4.3.2.2$MacOSX_X86_64 LibreOffice_project/edfb5295ba211bd31ad47d0bad0118690f76407d</meta:generator>
    <dc:date>2015-05-26T00:31:05.567543000</dc:date>
    <meta:document-statistic meta:table-count="4" meta:cell-count="2020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.M" VL:creator="" dc:date-time="2014-12-24T11:43:42"/>
  <VL:version-entry VL:title="Version2" VL:comment="自動保存バージョン" VL:creator="" dc:date-time="2014-12-24T11:52:15"/>
  <VL:version-entry VL:title="Version3" VL:comment="T.M:" VL:creator="" dc:date-time="2014-12-24T17:49:11"/>
  <VL:version-entry VL:title="Version4" VL:comment="T.M" VL:creator="" dc:date-time="2014-12-24T20:31:29"/>
  <VL:version-entry VL:title="Version5" VL:comment="画面アイテム・スタイルシート対応表&#10;・列の幅修正&#10;・セレクタにクラス、IDのトークンを追加" VL:creator="" dc:date-time="2014-12-25T10:17:48"/>
  <VL:version-entry VL:title="Version6" VL:comment="同上" VL:creator="" dc:date-time="2014-12-25T10:55:17"/>
  <VL:version-entry VL:title="Version7" VL:comment="画面アイテム・スタイルシート対応表&#10;追加・編集画面(管理者 ユーザ)の抜け修正" VL:creator="" dc:date-time="2014-12-25T12:03:35"/>
  <VL:version-entry VL:title="Version8" VL:comment="2014.12.25 レイアウト以外追加・修正完了" VL:creator="" dc:date-time="2014-12-25T17:38:54"/>
  <VL:version-entry VL:title="Version9" VL:comment="2014.12.25 1818版" VL:creator="" dc:date-time="2014-12-25T18:18:30"/>
  <VL:version-entry VL:title="Version10" VL:comment="画面アイテム・スタイルシート対応表&#10;.space-0101 .space-0103 .title-text-0109追加" VL:creator="" dc:date-time="2014-12-25T20:25:50"/>
  <VL:version-entry VL:title="Version11" VL:comment="念のためのコミット" VL:creator="" dc:date-time="2014-12-26T10:08:26"/>
  <VL:version-entry VL:title="Version12" VL:comment="自動保存バージョン" VL:creator="" dc:date-time="2014-12-26T15:51:07"/>
  <VL:version-entry VL:title="Version13" VL:comment="画面アイテム・スタイルシート対応表&#10;画面設計時に判明した不足分の反映" VL:creator="" dc:date-time="2014-12-27T18:29:35"/>
  <VL:version-entry VL:title="Version14" VL:comment="自動保存バージョン" VL:creator="" dc:date-time="2015-01-16T23:32:14"/>
  <VL:version-entry VL:title="Version15" VL:comment="自動保存バージョン" VL:creator="" dc:date-time="2015-01-20T10:56:42"/>
  <VL:version-entry VL:title="Version16" VL:comment="自動保存バージョン" VL:creator="" dc:date-time="2015-05-25T20:33:36"/>
</VL:version-list>
</file>